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73.5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ource_1.sender_i.routed_msg_pub.network" table:style-name="ta1">
        <table:shapes>
          <draw:frame draw:z-index="0" draw:style-name="gr1" draw:text-style-name="P1" svg:width="453.51pt" svg:height="255.09pt" svg:x="428.77pt" svg:y="78.89pt">
            <draw:object draw:notify-on-update-of-ranges="'source_1.sender_i.routed_msg_pub.network'.D1:'source_1.sender_i.routed_msg_pub.network'.D1 'source_1.sender_i.routed_msg_pub.network'.D2:'source_1.sender_i.routed_msg_pub.network'.D208 'source_1.sender_i.routed_msg_pub.network'.E1:'source_1.sender_i.routed_msg_pub.network'.E1 'source_1.sender_i.routed_msg_pub.network'.E2:'source_1.sender_i.routed_msg_pub.network'.E20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%index</text:p>
          </table:table-cell>
          <table:table-cell office:value-type="string" calcext:value-type="string">
            <text:p><text:s/>%time</text:p>
          </table:table-cell>
          <table:table-cell office:value-type="string" calcext:value-type="string">
            <text:p><text:s/>%length (bits)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data rate (bps)</text:p>
          </table:table-cell>
          <table:table-cell/>
          <table:table-cell office:value-type="string" calcext:value-type="string">
            <text:p><text:s/>%tim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2771278.72329" calcext:value-type="float">
            <text:p>1442771278.72329</text:p>
          </table:table-cell>
          <table:table-cell office:value-type="float" office:value="65632" calcext:value-type="float">
            <text:p>656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42771280.54156" calcext:value-type="float">
            <text:p>1442771280.54156</text:p>
          </table:table-cell>
          <table:table-cell table:formula="of:=[.G2]-[.B3]" office:value-type="float" office:value="0.458811521530151" calcext:value-type="float">
            <text:p>0.4588115215</text:p>
          </table:table-cell>
          <table:table-cell table:formula="of:=MAX([.H2:.H2000])" office:value-type="float" office:value="4.0671226978302" calcext:value-type="float">
            <text:p>4.06712269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2771280.08275" calcext:value-type="float">
            <text:p>1442771280.08275</text:p>
          </table:table-cell>
          <table:table-cell office:value-type="float" office:value="65632" calcext:value-type="float">
            <text:p>65632</text:p>
          </table:table-cell>
          <table:table-cell table:formula="of:=[.B3]-[.B$2]" office:value-type="float" office:value="1.35946440696716" calcext:value-type="float">
            <text:p>1.359464407</text:p>
          </table:table-cell>
          <table:table-cell table:formula="of:=[.C3]/([.D3]-[.D2])" office:value-type="float" office:value="48277.836229945" calcext:value-type="float">
            <text:p>48277.836229945</text:p>
          </table:table-cell>
          <table:table-cell/>
          <table:table-cell office:value-type="float" office:value="1442771280.70627" calcext:value-type="float">
            <text:p>1442771280.70627</text:p>
          </table:table-cell>
          <table:table-cell table:formula="of:=[.G3]-[.B4]" office:value-type="float" office:value="0.540756464004517" calcext:value-type="float">
            <text:p>0.54075646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2771280.16551" calcext:value-type="float">
            <text:p>1442771280.16551</text:p>
          </table:table-cell>
          <table:table-cell office:value-type="float" office:value="65632" calcext:value-type="float">
            <text:p>65632</text:p>
          </table:table-cell>
          <table:table-cell table:formula="of:=[.B4]-[.B$2]" office:value-type="float" office:value="1.44222688674927" calcext:value-type="float">
            <text:p>1.4422268867</text:p>
          </table:table-cell>
          <table:table-cell table:formula="of:=[.C4]/([.D4]-[.D3])" office:value-type="float" office:value="793016.354425275" calcext:value-type="float">
            <text:p>793016.354425275</text:p>
          </table:table-cell>
          <table:table-cell/>
          <table:table-cell office:value-type="float" office:value="1442771280.78919" calcext:value-type="float">
            <text:p>1442771280.78919</text:p>
          </table:table-cell>
          <table:table-cell table:formula="of:=[.G4]-[.B5]" office:value-type="float" office:value="0.541019201278687" calcext:value-type="float">
            <text:p>0.541019201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2771280.24817" calcext:value-type="float">
            <text:p>1442771280.24817</text:p>
          </table:table-cell>
          <table:table-cell office:value-type="float" office:value="65632" calcext:value-type="float">
            <text:p>65632</text:p>
          </table:table-cell>
          <table:table-cell table:formula="of:=[.B5]-[.B$2]" office:value-type="float" office:value="1.52488136291504" calcext:value-type="float">
            <text:p>1.5248813629</text:p>
          </table:table-cell>
          <table:table-cell table:formula="of:=[.C5]/([.D5]-[.D4])" office:value-type="float" office:value="794052.579419519" calcext:value-type="float">
            <text:p>794052.579419519</text:p>
          </table:table-cell>
          <table:table-cell/>
          <table:table-cell office:value-type="float" office:value="1442771280.84802" calcext:value-type="float">
            <text:p>1442771280.84802</text:p>
          </table:table-cell>
          <table:table-cell table:formula="of:=[.G5]-[.B6]" office:value-type="float" office:value="0.517105340957642" calcext:value-type="float">
            <text:p>0.51710534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2771280.33091" calcext:value-type="float">
            <text:p>1442771280.33091</text:p>
          </table:table-cell>
          <table:table-cell office:value-type="float" office:value="65632" calcext:value-type="float">
            <text:p>65632</text:p>
          </table:table-cell>
          <table:table-cell table:formula="of:=[.B6]-[.B$2]" office:value-type="float" office:value="1.60762500762939" calcext:value-type="float">
            <text:p>1.6076250076</text:p>
          </table:table-cell>
          <table:table-cell table:formula="of:=[.C6]/([.D6]-[.D5])" office:value-type="float" office:value="793196.87000219" calcext:value-type="float">
            <text:p>793196.87000219</text:p>
          </table:table-cell>
          <table:table-cell/>
          <table:table-cell office:value-type="float" office:value="1442771280.95438" calcext:value-type="float">
            <text:p>1442771280.95438</text:p>
          </table:table-cell>
          <table:table-cell table:formula="of:=[.G6]-[.B7]" office:value-type="float" office:value="0.540726661682129" calcext:value-type="float">
            <text:p>0.540726661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2771280.41366" calcext:value-type="float">
            <text:p>1442771280.41366</text:p>
          </table:table-cell>
          <table:table-cell office:value-type="float" office:value="65632" calcext:value-type="float">
            <text:p>65632</text:p>
          </table:table-cell>
          <table:table-cell table:formula="of:=[.B7]-[.B$2]" office:value-type="float" office:value="1.69037175178528" calcext:value-type="float">
            <text:p>1.6903717518</text:p>
          </table:table-cell>
          <table:table-cell table:formula="of:=[.C7]/([.D7]-[.D6])" office:value-type="float" office:value="793167.159258352" calcext:value-type="float">
            <text:p>793167.159258352</text:p>
          </table:table-cell>
          <table:table-cell/>
          <table:table-cell office:value-type="float" office:value="1442771281.03717" calcext:value-type="float">
            <text:p>1442771281.03717</text:p>
          </table:table-cell>
          <table:table-cell table:formula="of:=[.G7]-[.B8]" office:value-type="float" office:value="0.540765047073364" calcext:value-type="float">
            <text:p>0.540765047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2771280.4964" calcext:value-type="float">
            <text:p>1442771280.4964</text:p>
          </table:table-cell>
          <table:table-cell office:value-type="float" office:value="65632" calcext:value-type="float">
            <text:p>65632</text:p>
          </table:table-cell>
          <table:table-cell table:formula="of:=[.B8]-[.B$2]" office:value-type="float" office:value="1.77311968803406" calcext:value-type="float">
            <text:p>1.773119688</text:p>
          </table:table-cell>
          <table:table-cell table:formula="of:=[.C8]/([.D8]-[.D7])" office:value-type="float" office:value="793155.73264183" calcext:value-type="float">
            <text:p>793155.73264183</text:p>
          </table:table-cell>
          <table:table-cell/>
          <table:table-cell office:value-type="float" office:value="1442771281.07287" calcext:value-type="float">
            <text:p>1442771281.07287</text:p>
          </table:table-cell>
          <table:table-cell table:formula="of:=[.G8]-[.B9]" office:value-type="float" office:value="0.493849992752075" calcext:value-type="float">
            <text:p>0.493849992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2771280.57902" calcext:value-type="float">
            <text:p>1442771280.57902</text:p>
          </table:table-cell>
          <table:table-cell office:value-type="float" office:value="65632" calcext:value-type="float">
            <text:p>65632</text:p>
          </table:table-cell>
          <table:table-cell table:formula="of:=[.B9]-[.B$2]" office:value-type="float" office:value="1.85573506355286" calcext:value-type="float">
            <text:p>1.8557350636</text:p>
          </table:table-cell>
          <table:table-cell table:formula="of:=[.C9]/([.D9]-[.D8])" office:value-type="float" office:value="794428.392873015" calcext:value-type="float">
            <text:p>794428.392873015</text:p>
          </table:table-cell>
          <table:table-cell/>
          <table:table-cell office:value-type="float" office:value="1442771281.2029" calcext:value-type="float">
            <text:p>1442771281.2029</text:p>
          </table:table-cell>
          <table:table-cell table:formula="of:=[.G9]-[.B10]" office:value-type="float" office:value="0.54119873046875" calcext:value-type="float">
            <text:p>0.541198730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2771280.6617" calcext:value-type="float">
            <text:p>1442771280.6617</text:p>
          </table:table-cell>
          <table:table-cell office:value-type="float" office:value="65632" calcext:value-type="float">
            <text:p>65632</text:p>
          </table:table-cell>
          <table:table-cell table:formula="of:=[.B10]-[.B$2]" office:value-type="float" office:value="1.93841171264648" calcext:value-type="float">
            <text:p>1.9384117126</text:p>
          </table:table-cell>
          <table:table-cell table:formula="of:=[.C10]/([.D10]-[.D9])" office:value-type="float" office:value="793839.623636348" calcext:value-type="float">
            <text:p>793839.623636348</text:p>
          </table:table-cell>
          <table:table-cell/>
          <table:table-cell office:value-type="float" office:value="1442771281.2857" calcext:value-type="float">
            <text:p>1442771281.2857</text:p>
          </table:table-cell>
          <table:table-cell table:formula="of:=[.G10]-[.B11]" office:value-type="float" office:value="0.54124641418457" calcext:value-type="float">
            <text:p>0.541246414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2771280.74445" calcext:value-type="float">
            <text:p>1442771280.74445</text:p>
          </table:table-cell>
          <table:table-cell office:value-type="float" office:value="65632" calcext:value-type="float">
            <text:p>65632</text:p>
          </table:table-cell>
          <table:table-cell table:formula="of:=[.B11]-[.B$2]" office:value-type="float" office:value="2.02116537094116" calcext:value-type="float">
            <text:p>2.0211653709</text:p>
          </table:table-cell>
          <table:table-cell table:formula="of:=[.C11]/([.D11]-[.D10])" office:value-type="float" office:value="793100.889465102" calcext:value-type="float">
            <text:p>793100.889465102</text:p>
          </table:table-cell>
          <table:table-cell/>
          <table:table-cell office:value-type="float" office:value="1442771281.36864" calcext:value-type="float">
            <text:p>1442771281.36864</text:p>
          </table:table-cell>
          <table:table-cell table:formula="of:=[.G11]-[.B12]" office:value-type="float" office:value="0.541363477706909" calcext:value-type="float">
            <text:p>0.541363477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2771280.82727" calcext:value-type="float">
            <text:p>1442771280.82727</text:p>
          </table:table-cell>
          <table:table-cell office:value-type="float" office:value="65632" calcext:value-type="float">
            <text:p>65632</text:p>
          </table:table-cell>
          <table:table-cell table:formula="of:=[.B12]-[.B$2]" office:value-type="float" office:value="2.10398721694946" calcext:value-type="float">
            <text:p>2.1039872169</text:p>
          </table:table-cell>
          <table:table-cell table:formula="of:=[.C12]/([.D12]-[.D11])" office:value-type="float" office:value="792447.924831597" calcext:value-type="float">
            <text:p>792447.924831597</text:p>
          </table:table-cell>
          <table:table-cell/>
          <table:table-cell office:value-type="float" office:value="1442771281.44739" calcext:value-type="float">
            <text:p>1442771281.44739</text:p>
          </table:table-cell>
          <table:table-cell table:formula="of:=[.G12]-[.B13]" office:value-type="float" office:value="0.537390232086182" calcext:value-type="float">
            <text:p>0.537390232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2771280.91" calcext:value-type="float">
            <text:p>1442771280.91</text:p>
          </table:table-cell>
          <table:table-cell office:value-type="float" office:value="65632" calcext:value-type="float">
            <text:p>65632</text:p>
          </table:table-cell>
          <table:table-cell table:formula="of:=[.B13]-[.B$2]" office:value-type="float" office:value="2.18671727180481" calcext:value-type="float">
            <text:p>2.1867172718</text:p>
          </table:table-cell>
          <table:table-cell table:formula="of:=[.C13]/([.D13]-[.D12])" office:value-type="float" office:value="793327.166466376" calcext:value-type="float">
            <text:p>793327.166466376</text:p>
          </table:table-cell>
          <table:table-cell/>
          <table:table-cell office:value-type="float" office:value="1442771281.52503" calcext:value-type="float">
            <text:p>1442771281.52503</text:p>
          </table:table-cell>
          <table:table-cell table:formula="of:=[.G13]-[.B14]" office:value-type="float" office:value="0.532283067703247" calcext:value-type="float">
            <text:p>0.532283067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2771280.99275" calcext:value-type="float">
            <text:p>1442771280.99275</text:p>
          </table:table-cell>
          <table:table-cell office:value-type="float" office:value="65632" calcext:value-type="float">
            <text:p>65632</text:p>
          </table:table-cell>
          <table:table-cell table:formula="of:=[.B14]-[.B$2]" office:value-type="float" office:value="2.26946401596069" calcext:value-type="float">
            <text:p>2.269464016</text:p>
          </table:table-cell>
          <table:table-cell table:formula="of:=[.C14]/([.D14]-[.D13])" office:value-type="float" office:value="793167.159258352" calcext:value-type="float">
            <text:p>793167.159258352</text:p>
          </table:table-cell>
          <table:table-cell/>
          <table:table-cell office:value-type="float" office:value="1442771281.60267" calcext:value-type="float">
            <text:p>1442771281.60267</text:p>
          </table:table-cell>
          <table:table-cell table:formula="of:=[.G14]-[.B15]" office:value-type="float" office:value="0.531152963638306" calcext:value-type="float">
            <text:p>0.531152963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2771281.07151" calcext:value-type="float">
            <text:p>1442771281.07151</text:p>
          </table:table-cell>
          <table:table-cell office:value-type="float" office:value="65632" calcext:value-type="float">
            <text:p>65632</text:p>
          </table:table-cell>
          <table:table-cell table:formula="of:=[.B15]-[.B$2]" office:value-type="float" office:value="2.34822797775269" calcext:value-type="float">
            <text:p>2.3482279778</text:p>
          </table:table-cell>
          <table:table-cell table:formula="of:=[.C15]/([.D15]-[.D14])" office:value-type="float" office:value="833274.488824313" calcext:value-type="float">
            <text:p>833274.488824313</text:p>
          </table:table-cell>
          <table:table-cell/>
          <table:table-cell office:value-type="float" office:value="1442771281.68023" calcext:value-type="float">
            <text:p>1442771281.68023</text:p>
          </table:table-cell>
          <table:table-cell table:formula="of:=[.G15]-[.B16]" office:value-type="float" office:value="0.531046628952026" calcext:value-type="float">
            <text:p>0.53104662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2771281.14918" calcext:value-type="float">
            <text:p>1442771281.14918</text:p>
          </table:table-cell>
          <table:table-cell office:value-type="float" office:value="65632" calcext:value-type="float">
            <text:p>65632</text:p>
          </table:table-cell>
          <table:table-cell table:formula="of:=[.B16]-[.B$2]" office:value-type="float" office:value="2.42589950561523" calcext:value-type="float">
            <text:p>2.4258995056</text:p>
          </table:table-cell>
          <table:table-cell table:formula="of:=[.C16]/([.D16]-[.D15])" office:value-type="float" office:value="844994.32167918" calcext:value-type="float">
            <text:p>844994.32167918</text:p>
          </table:table-cell>
          <table:table-cell/>
          <table:table-cell office:value-type="float" office:value="1442771281.83522" calcext:value-type="float">
            <text:p>1442771281.83522</text:p>
          </table:table-cell>
          <table:table-cell table:formula="of:=[.G16]-[.B17]" office:value-type="float" office:value="0.608373641967773" calcext:value-type="float">
            <text:p>0.60837364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2771281.22684" calcext:value-type="float">
            <text:p>1442771281.22684</text:p>
          </table:table-cell>
          <table:table-cell office:value-type="float" office:value="65632" calcext:value-type="float">
            <text:p>65632</text:p>
          </table:table-cell>
          <table:table-cell table:formula="of:=[.B17]-[.B$2]" office:value-type="float" office:value="2.50355863571167" calcext:value-type="float">
            <text:p>2.5035586357</text:p>
          </table:table-cell>
          <table:table-cell table:formula="of:=[.C17]/([.D17]-[.D16])" office:value-type="float" office:value="845129.219429828" calcext:value-type="float">
            <text:p>845129.219429828</text:p>
          </table:table-cell>
          <table:table-cell/>
          <table:table-cell office:value-type="float" office:value="1442771281.9125" calcext:value-type="float">
            <text:p>1442771281.9125</text:p>
          </table:table-cell>
          <table:table-cell table:formula="of:=[.G17]-[.B18]" office:value-type="float" office:value="0.608072280883789" calcext:value-type="float">
            <text:p>0.608072280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2771281.30442" calcext:value-type="float">
            <text:p>1442771281.30442</text:p>
          </table:table-cell>
          <table:table-cell office:value-type="float" office:value="65632" calcext:value-type="float">
            <text:p>65632</text:p>
          </table:table-cell>
          <table:table-cell table:formula="of:=[.B18]-[.B$2]" office:value-type="float" office:value="2.581139087677" calcext:value-type="float">
            <text:p>2.5811390877</text:p>
          </table:table-cell>
          <table:table-cell table:formula="of:=[.C18]/([.D18]-[.D17])" office:value-type="float" office:value="845986.30630985" calcext:value-type="float">
            <text:p>845986.30630985</text:p>
          </table:table-cell>
          <table:table-cell/>
          <table:table-cell office:value-type="float" office:value="1442771281.99131" calcext:value-type="float">
            <text:p>1442771281.99131</text:p>
          </table:table-cell>
          <table:table-cell table:formula="of:=[.G18]-[.B19]" office:value-type="float" office:value="0.609260320663452" calcext:value-type="float">
            <text:p>0.609260320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2771281.38205" calcext:value-type="float">
            <text:p>1442771281.38205</text:p>
          </table:table-cell>
          <table:table-cell office:value-type="float" office:value="65632" calcext:value-type="float">
            <text:p>65632</text:p>
          </table:table-cell>
          <table:table-cell table:formula="of:=[.B19]-[.B$2]" office:value-type="float" office:value="2.65876340866089" calcext:value-type="float">
            <text:p>2.6587634087</text:p>
          </table:table-cell>
          <table:table-cell table:formula="of:=[.C19]/([.D19]-[.D18])" office:value-type="float" office:value="845508.201142576" calcext:value-type="float">
            <text:p>845508.201142576</text:p>
          </table:table-cell>
          <table:table-cell/>
          <table:table-cell office:value-type="float" office:value="1442771282.06917" calcext:value-type="float">
            <text:p>1442771282.06917</text:p>
          </table:table-cell>
          <table:table-cell table:formula="of:=[.G19]-[.B20]" office:value-type="float" office:value="0.60950493812561" calcext:value-type="float">
            <text:p>0.609504938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2771281.45967" calcext:value-type="float">
            <text:p>1442771281.45967</text:p>
          </table:table-cell>
          <table:table-cell office:value-type="float" office:value="65632" calcext:value-type="float">
            <text:p>65632</text:p>
          </table:table-cell>
          <table:table-cell table:formula="of:=[.B20]-[.B$2]" office:value-type="float" office:value="2.73638081550598" calcext:value-type="float">
            <text:p>2.7363808155</text:p>
          </table:table-cell>
          <table:table-cell table:formula="of:=[.C20]/([.D20]-[.D19])" office:value-type="float" office:value="845583.518797362" calcext:value-type="float">
            <text:p>845583.518797362</text:p>
          </table:table-cell>
          <table:table-cell/>
          <table:table-cell office:value-type="float" office:value="1442771282.14675" calcext:value-type="float">
            <text:p>1442771282.14675</text:p>
          </table:table-cell>
          <table:table-cell table:formula="of:=[.G20]-[.B21]" office:value-type="float" office:value="0.609524726867676" calcext:value-type="float">
            <text:p>0.609524726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2771281.53722" calcext:value-type="float">
            <text:p>1442771281.53722</text:p>
          </table:table-cell>
          <table:table-cell office:value-type="float" office:value="65632" calcext:value-type="float">
            <text:p>65632</text:p>
          </table:table-cell>
          <table:table-cell table:formula="of:=[.B21]-[.B$2]" office:value-type="float" office:value="2.81393647193909" calcext:value-type="float">
            <text:p>2.8139364719</text:p>
          </table:table-cell>
          <table:table-cell table:formula="of:=[.C21]/([.D21]-[.D20])" office:value-type="float" office:value="846256.778918633" calcext:value-type="float">
            <text:p>846256.778918633</text:p>
          </table:table-cell>
          <table:table-cell/>
          <table:table-cell office:value-type="float" office:value="1442771282.19255" calcext:value-type="float">
            <text:p>1442771282.19255</text:p>
          </table:table-cell>
          <table:table-cell table:formula="of:=[.G21]-[.B22]" office:value-type="float" office:value="0.576663494110107" calcext:value-type="float">
            <text:p>0.576663494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2771281.61589" calcext:value-type="float">
            <text:p>1442771281.61589</text:p>
          </table:table-cell>
          <table:table-cell office:value-type="float" office:value="65632" calcext:value-type="float">
            <text:p>65632</text:p>
          </table:table-cell>
          <table:table-cell table:formula="of:=[.B22]-[.B$2]" office:value-type="float" office:value="2.89260196685791" calcext:value-type="float">
            <text:p>2.8926019669</text:p>
          </table:table-cell>
          <table:table-cell table:formula="of:=[.C22]/([.D22]-[.D21])" office:value-type="float" office:value="834317.511988289" calcext:value-type="float">
            <text:p>834317.511988289</text:p>
          </table:table-cell>
          <table:table-cell/>
          <table:table-cell office:value-type="float" office:value="1442771282.24377" calcext:value-type="float">
            <text:p>1442771282.24377</text:p>
          </table:table-cell>
          <table:table-cell table:formula="of:=[.G22]-[.B23]" office:value-type="float" office:value="0.550233602523804" calcext:value-type="float">
            <text:p>0.550233602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2771281.69353" calcext:value-type="float">
            <text:p>1442771281.69353</text:p>
          </table:table-cell>
          <table:table-cell office:value-type="float" office:value="65632" calcext:value-type="float">
            <text:p>65632</text:p>
          </table:table-cell>
          <table:table-cell table:formula="of:=[.B23]-[.B$2]" office:value-type="float" office:value="2.97024750709534" calcext:value-type="float">
            <text:p>2.9702475071</text:p>
          </table:table-cell>
          <table:table-cell table:formula="of:=[.C23]/([.D23]-[.D22])" office:value-type="float" office:value="845277.137609045" calcext:value-type="float">
            <text:p>845277.137609045</text:p>
          </table:table-cell>
          <table:table-cell/>
          <table:table-cell office:value-type="float" office:value="1442771282.37962" calcext:value-type="float">
            <text:p>1442771282.37962</text:p>
          </table:table-cell>
          <table:table-cell table:formula="of:=[.G23]-[.B24]" office:value-type="float" office:value="0.608494758605957" calcext:value-type="float">
            <text:p>0.608494758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2771281.77113" calcext:value-type="float">
            <text:p>1442771281.77113</text:p>
          </table:table-cell>
          <table:table-cell office:value-type="float" office:value="65632" calcext:value-type="float">
            <text:p>65632</text:p>
          </table:table-cell>
          <table:table-cell table:formula="of:=[.B24]-[.B$2]" office:value-type="float" office:value="3.04784345626831" calcext:value-type="float">
            <text:p>3.0478434563</text:p>
          </table:table-cell>
          <table:table-cell table:formula="of:=[.C24]/([.D24]-[.D23])" office:value-type="float" office:value="845817.348708447" calcext:value-type="float">
            <text:p>845817.348708447</text:p>
          </table:table-cell>
          <table:table-cell/>
          <table:table-cell office:value-type="float" office:value="1442771282.44403" calcext:value-type="float">
            <text:p>1442771282.44403</text:p>
          </table:table-cell>
          <table:table-cell table:formula="of:=[.G24]-[.B25]" office:value-type="float" office:value="0.595332622528076" calcext:value-type="float">
            <text:p>0.595332622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2771281.8487" calcext:value-type="float">
            <text:p>1442771281.8487</text:p>
          </table:table-cell>
          <table:table-cell office:value-type="float" office:value="65632" calcext:value-type="float">
            <text:p>65632</text:p>
          </table:table-cell>
          <table:table-cell table:formula="of:=[.B25]-[.B$2]" office:value-type="float" office:value="3.12541604042053" calcext:value-type="float">
            <text:p>3.1254160404</text:p>
          </table:table-cell>
          <table:table-cell table:formula="of:=[.C25]/([.D25]-[.D24])" office:value-type="float" office:value="846072.11062106" calcext:value-type="float">
            <text:p>846072.11062106</text:p>
          </table:table-cell>
          <table:table-cell/>
          <table:table-cell office:value-type="float" office:value="1442771282.50906" calcext:value-type="float">
            <text:p>1442771282.50906</text:p>
          </table:table-cell>
          <table:table-cell table:formula="of:=[.G25]-[.B26]" office:value-type="float" office:value="0.582777500152588" calcext:value-type="float">
            <text:p>0.582777500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2771281.92628" calcext:value-type="float">
            <text:p>1442771281.92628</text:p>
          </table:table-cell>
          <table:table-cell office:value-type="float" office:value="65632" calcext:value-type="float">
            <text:p>65632</text:p>
          </table:table-cell>
          <table:table-cell table:formula="of:=[.B26]-[.B$2]" office:value-type="float" office:value="3.20299768447876" calcext:value-type="float">
            <text:p>3.2029976845</text:p>
          </table:table-cell>
          <table:table-cell table:formula="of:=[.C26]/([.D26]-[.D25])" office:value-type="float" office:value="845973.30717484" calcext:value-type="float">
            <text:p>845973.30717484</text:p>
          </table:table-cell>
          <table:table-cell/>
          <table:table-cell office:value-type="float" office:value="1442771282.57318" calcext:value-type="float">
            <text:p>1442771282.57318</text:p>
          </table:table-cell>
          <table:table-cell table:formula="of:=[.G26]-[.B27]" office:value-type="float" office:value="0.569223165512085" calcext:value-type="float">
            <text:p>0.569223165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2771282.00395" calcext:value-type="float">
            <text:p>1442771282.00395</text:p>
          </table:table-cell>
          <table:table-cell office:value-type="float" office:value="65632" calcext:value-type="float">
            <text:p>65632</text:p>
          </table:table-cell>
          <table:table-cell table:formula="of:=[.B27]-[.B$2]" office:value-type="float" office:value="3.28066849708557" calcext:value-type="float">
            <text:p>3.2806684971</text:p>
          </table:table-cell>
          <table:table-cell table:formula="of:=[.C27]/([.D27]-[.D26])" office:value-type="float" office:value="845002.103071138" calcext:value-type="float">
            <text:p>845002.103071138</text:p>
          </table:table-cell>
          <table:table-cell/>
          <table:table-cell office:value-type="float" office:value="1442771282.63809" calcext:value-type="float">
            <text:p>1442771282.63809</text:p>
          </table:table-cell>
          <table:table-cell table:formula="of:=[.G27]-[.B28]" office:value-type="float" office:value="0.569553852081299" calcext:value-type="float">
            <text:p>0.569553852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2771282.06854" calcext:value-type="float">
            <text:p>1442771282.06854</text:p>
          </table:table-cell>
          <table:table-cell office:value-type="float" office:value="65632" calcext:value-type="float">
            <text:p>65632</text:p>
          </table:table-cell>
          <table:table-cell table:formula="of:=[.B28]-[.B$2]" office:value-type="float" office:value="3.3452525138855" calcext:value-type="float">
            <text:p>3.3452525139</text:p>
          </table:table-cell>
          <table:table-cell table:formula="of:=[.C28]/([.D28]-[.D27])" office:value-type="float" office:value="1016226.66492423" calcext:value-type="float">
            <text:p>1016226.66492423</text:p>
          </table:table-cell>
          <table:table-cell/>
          <table:table-cell office:value-type="float" office:value="1442771282.71005" calcext:value-type="float">
            <text:p>1442771282.71005</text:p>
          </table:table-cell>
          <table:table-cell table:formula="of:=[.G28]-[.B29]" office:value-type="float" office:value="0.576813220977783" calcext:value-type="float">
            <text:p>0.57681322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2771282.13324" calcext:value-type="float">
            <text:p>1442771282.13324</text:p>
          </table:table-cell>
          <table:table-cell office:value-type="float" office:value="65632" calcext:value-type="float">
            <text:p>65632</text:p>
          </table:table-cell>
          <table:table-cell table:formula="of:=[.B29]-[.B$2]" office:value-type="float" office:value="3.40995049476624" calcext:value-type="float">
            <text:p>3.4099504948</text:p>
          </table:table-cell>
          <table:table-cell table:formula="of:=[.C29]/([.D29]-[.D28])" office:value-type="float" office:value="1014436.60384061" calcext:value-type="float">
            <text:p>1014436.60384061</text:p>
          </table:table-cell>
          <table:table-cell/>
          <table:table-cell office:value-type="float" office:value="1442771282.77403" calcext:value-type="float">
            <text:p>1442771282.77403</text:p>
          </table:table-cell>
          <table:table-cell table:formula="of:=[.G29]-[.B30]" office:value-type="float" office:value="0.576345682144165" calcext:value-type="float">
            <text:p>0.576345682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2771282.19768" calcext:value-type="float">
            <text:p>1442771282.19768</text:p>
          </table:table-cell>
          <table:table-cell office:value-type="float" office:value="65632" calcext:value-type="float">
            <text:p>65632</text:p>
          </table:table-cell>
          <table:table-cell table:formula="of:=[.B30]-[.B$2]" office:value-type="float" office:value="3.47439622879028" calcext:value-type="float">
            <text:p>3.4743962288</text:p>
          </table:table-cell>
          <table:table-cell table:formula="of:=[.C30]/([.D30]-[.D29])" office:value-type="float" office:value="1018407.20714748" calcext:value-type="float">
            <text:p>1018407.20714748</text:p>
          </table:table-cell>
          <table:table-cell/>
          <table:table-cell office:value-type="float" office:value="1442771282.91088" calcext:value-type="float">
            <text:p>1442771282.91088</text:p>
          </table:table-cell>
          <table:table-cell table:formula="of:=[.G30]-[.B31]" office:value-type="float" office:value="0.648505449295044" calcext:value-type="float">
            <text:p>0.648505449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2771282.26238" calcext:value-type="float">
            <text:p>1442771282.26238</text:p>
          </table:table-cell>
          <table:table-cell office:value-type="float" office:value="65632" calcext:value-type="float">
            <text:p>65632</text:p>
          </table:table-cell>
          <table:table-cell table:formula="of:=[.B31]-[.B$2]" office:value-type="float" office:value="3.53909397125244" calcext:value-type="float">
            <text:p>3.5390939713</text:p>
          </table:table-cell>
          <table:table-cell table:formula="of:=[.C31]/([.D31]-[.D30])" office:value-type="float" office:value="1014440.3421555" calcext:value-type="float">
            <text:p>1014440.3421555</text:p>
          </table:table-cell>
          <table:table-cell/>
          <table:table-cell office:value-type="float" office:value="1442771282.94987" calcext:value-type="float">
            <text:p>1442771282.94987</text:p>
          </table:table-cell>
          <table:table-cell table:formula="of:=[.G31]-[.B32]" office:value-type="float" office:value="0.622748374938965" calcext:value-type="float">
            <text:p>0.622748374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2771282.32712" calcext:value-type="float">
            <text:p>1442771282.32712</text:p>
          </table:table-cell>
          <table:table-cell office:value-type="float" office:value="65632" calcext:value-type="float">
            <text:p>65632</text:p>
          </table:table-cell>
          <table:table-cell table:formula="of:=[.B32]-[.B$2]" office:value-type="float" office:value="3.60383296012878" calcext:value-type="float">
            <text:p>3.6038329601</text:p>
          </table:table-cell>
          <table:table-cell table:formula="of:=[.C32]/([.D32]-[.D31])" office:value-type="float" office:value="1013794.02334137" calcext:value-type="float">
            <text:p>1013794.02334137</text:p>
          </table:table-cell>
          <table:table-cell/>
          <table:table-cell office:value-type="float" office:value="1442771283.01769" calcext:value-type="float">
            <text:p>1442771283.01769</text:p>
          </table:table-cell>
          <table:table-cell table:formula="of:=[.G32]-[.B33]" office:value-type="float" office:value="0.625844955444336" calcext:value-type="float">
            <text:p>0.6258449554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2771282.39185" calcext:value-type="float">
            <text:p>1442771282.39185</text:p>
          </table:table-cell>
          <table:table-cell office:value-type="float" office:value="65632" calcext:value-type="float">
            <text:p>65632</text:p>
          </table:table-cell>
          <table:table-cell table:formula="of:=[.B33]-[.B$2]" office:value-type="float" office:value="3.6685619354248" calcext:value-type="float">
            <text:p>3.6685619354</text:p>
          </table:table-cell>
          <table:table-cell table:formula="of:=[.C33]/([.D33]-[.D32])" office:value-type="float" office:value="1013950.85739964" calcext:value-type="float">
            <text:p>1013950.85739964</text:p>
          </table:table-cell>
          <table:table-cell/>
          <table:table-cell office:value-type="float" office:value="1442771283.07682" calcext:value-type="float">
            <text:p>1442771283.07682</text:p>
          </table:table-cell>
          <table:table-cell table:formula="of:=[.G33]-[.B34]" office:value-type="float" office:value="0.620238780975342" calcext:value-type="float">
            <text:p>0.62023878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2771282.45658" calcext:value-type="float">
            <text:p>1442771282.45658</text:p>
          </table:table-cell>
          <table:table-cell office:value-type="float" office:value="65632" calcext:value-type="float">
            <text:p>65632</text:p>
          </table:table-cell>
          <table:table-cell table:formula="of:=[.B34]-[.B$2]" office:value-type="float" office:value="3.73329710960388" calcext:value-type="float">
            <text:p>3.7332971096</text:p>
          </table:table-cell>
          <table:table-cell table:formula="of:=[.C34]/([.D34]-[.D33])" office:value-type="float" office:value="1013853.76392812" calcext:value-type="float">
            <text:p>1013853.76392812</text:p>
          </table:table-cell>
          <table:table-cell/>
          <table:table-cell office:value-type="float" office:value="1442771283.15111" calcext:value-type="float">
            <text:p>1442771283.15111</text:p>
          </table:table-cell>
          <table:table-cell table:formula="of:=[.G34]-[.B35]" office:value-type="float" office:value="0.629760265350342" calcext:value-type="float">
            <text:p>0.6297602654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2771282.52135" calcext:value-type="float">
            <text:p>1442771282.52135</text:p>
          </table:table-cell>
          <table:table-cell office:value-type="float" office:value="65632" calcext:value-type="float">
            <text:p>65632</text:p>
          </table:table-cell>
          <table:table-cell table:formula="of:=[.B35]-[.B$2]" office:value-type="float" office:value="3.79806232452393" calcext:value-type="float">
            <text:p>3.7980623245</text:p>
          </table:table-cell>
          <table:table-cell table:formula="of:=[.C35]/([.D35]-[.D34])" office:value-type="float" office:value="1013383.49731451" calcext:value-type="float">
            <text:p>1013383.49731451</text:p>
          </table:table-cell>
          <table:table-cell/>
          <table:table-cell office:value-type="float" office:value="1442771283.17824" calcext:value-type="float">
            <text:p>1442771283.17824</text:p>
          </table:table-cell>
          <table:table-cell table:formula="of:=[.G35]-[.B36]" office:value-type="float" office:value="0.592231035232544" calcext:value-type="float">
            <text:p>0.5922310352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2771282.58601" calcext:value-type="float">
            <text:p>1442771282.58601</text:p>
          </table:table-cell>
          <table:table-cell office:value-type="float" office:value="65632" calcext:value-type="float">
            <text:p>65632</text:p>
          </table:table-cell>
          <table:table-cell table:formula="of:=[.B36]-[.B$2]" office:value-type="float" office:value="3.8627245426178" calcext:value-type="float">
            <text:p>3.8627245426</text:p>
          </table:table-cell>
          <table:table-cell table:formula="of:=[.C36]/([.D36]-[.D35])" office:value-type="float" office:value="1014997.65913876" calcext:value-type="float">
            <text:p>1014997.65913876</text:p>
          </table:table-cell>
          <table:table-cell/>
          <table:table-cell office:value-type="float" office:value="1442771283.27756" calcext:value-type="float">
            <text:p>1442771283.27756</text:p>
          </table:table-cell>
          <table:table-cell table:formula="of:=[.G36]-[.B37]" office:value-type="float" office:value="0.627023220062256" calcext:value-type="float">
            <text:p>0.6270232201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2771282.65054" calcext:value-type="float">
            <text:p>1442771282.65054</text:p>
          </table:table-cell>
          <table:table-cell office:value-type="float" office:value="65632" calcext:value-type="float">
            <text:p>65632</text:p>
          </table:table-cell>
          <table:table-cell table:formula="of:=[.B37]-[.B$2]" office:value-type="float" office:value="3.92725467681885" calcext:value-type="float">
            <text:p>3.9272546768</text:p>
          </table:table-cell>
          <table:table-cell table:formula="of:=[.C37]/([.D37]-[.D36])" office:value-type="float" office:value="1017075.21319446" calcext:value-type="float">
            <text:p>1017075.21319446</text:p>
          </table:table-cell>
          <table:table-cell/>
          <table:table-cell office:value-type="float" office:value="1442771283.35178" calcext:value-type="float">
            <text:p>1442771283.35178</text:p>
          </table:table-cell>
          <table:table-cell table:formula="of:=[.G37]-[.B38]" office:value-type="float" office:value="0.636544704437256" calcext:value-type="float">
            <text:p>0.6365447044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2771282.71523" calcext:value-type="float">
            <text:p>1442771282.71523</text:p>
          </table:table-cell>
          <table:table-cell office:value-type="float" office:value="65632" calcext:value-type="float">
            <text:p>65632</text:p>
          </table:table-cell>
          <table:table-cell table:formula="of:=[.B38]-[.B$2]" office:value-type="float" office:value="3.99194526672363" calcext:value-type="float">
            <text:p>3.9919452667</text:p>
          </table:table-cell>
          <table:table-cell table:formula="of:=[.C38]/([.D38]-[.D37])" office:value-type="float" office:value="1014552.50441526" calcext:value-type="float">
            <text:p>1014552.50441526</text:p>
          </table:table-cell>
          <table:table-cell/>
          <table:table-cell office:value-type="float" office:value="1442771283.41953" calcext:value-type="float">
            <text:p>1442771283.41953</text:p>
          </table:table-cell>
          <table:table-cell table:formula="of:=[.G38]-[.B39]" office:value-type="float" office:value="0.639692783355713" calcext:value-type="float">
            <text:p>0.6396927834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2771282.77983" calcext:value-type="float">
            <text:p>1442771282.77983</text:p>
          </table:table-cell>
          <table:table-cell office:value-type="float" office:value="65632" calcext:value-type="float">
            <text:p>65632</text:p>
          </table:table-cell>
          <table:table-cell table:formula="of:=[.B39]-[.B$2]" office:value-type="float" office:value="4.05654954910278" calcext:value-type="float">
            <text:p>4.0565495491</text:p>
          </table:table-cell>
          <table:table-cell table:formula="of:=[.C39]/([.D39]-[.D38])" office:value-type="float" office:value="1015907.88695428" calcext:value-type="float">
            <text:p>1015907.88695428</text:p>
          </table:table-cell>
          <table:table-cell/>
          <table:table-cell office:value-type="float" office:value="1442771283.47833" calcext:value-type="float">
            <text:p>1442771283.47833</text:p>
          </table:table-cell>
          <table:table-cell table:formula="of:=[.G39]-[.B40]" office:value-type="float" office:value="0.63386082649231" calcext:value-type="float">
            <text:p>0.6338608265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2771282.84447" calcext:value-type="float">
            <text:p>1442771282.84447</text:p>
          </table:table-cell>
          <table:table-cell office:value-type="float" office:value="65632" calcext:value-type="float">
            <text:p>65632</text:p>
          </table:table-cell>
          <table:table-cell table:formula="of:=[.B40]-[.B$2]" office:value-type="float" office:value="4.12118458747864" calcext:value-type="float">
            <text:p>4.1211845875</text:p>
          </table:table-cell>
          <table:table-cell table:formula="of:=[.C40]/([.D40]-[.D39])" office:value-type="float" office:value="1015424.47640161" calcext:value-type="float">
            <text:p>1015424.47640161</text:p>
          </table:table-cell>
          <table:table-cell/>
          <table:table-cell office:value-type="float" office:value="1442771283.55288" calcext:value-type="float">
            <text:p>1442771283.55288</text:p>
          </table:table-cell>
          <table:table-cell table:formula="of:=[.G40]-[.B41]" office:value-type="float" office:value="0.643696308135986" calcext:value-type="float">
            <text:p>0.6436963081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2771282.90918" calcext:value-type="float">
            <text:p>1442771282.90918</text:p>
          </table:table-cell>
          <table:table-cell office:value-type="float" office:value="65632" calcext:value-type="float">
            <text:p>65632</text:p>
          </table:table-cell>
          <table:table-cell table:formula="of:=[.B41]-[.B$2]" office:value-type="float" office:value="4.18589854240418" calcext:value-type="float">
            <text:p>4.1858985424</text:p>
          </table:table-cell>
          <table:table-cell table:formula="of:=[.C41]/([.D41]-[.D40])" office:value-type="float" office:value="1014186.19949158" calcext:value-type="float">
            <text:p>1014186.19949158</text:p>
          </table:table-cell>
          <table:table-cell/>
          <table:table-cell office:value-type="float" office:value="1442771283.62042" calcext:value-type="float">
            <text:p>1442771283.62042</text:p>
          </table:table-cell>
          <table:table-cell table:formula="of:=[.G41]-[.B42]" office:value-type="float" office:value="0.646486759185791" calcext:value-type="float">
            <text:p>0.646486759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2771282.97394" calcext:value-type="float">
            <text:p>1442771282.97394</text:p>
          </table:table-cell>
          <table:table-cell office:value-type="float" office:value="65632" calcext:value-type="float">
            <text:p>65632</text:p>
          </table:table-cell>
          <table:table-cell table:formula="of:=[.B42]-[.B$2]" office:value-type="float" office:value="4.25065088272095" calcext:value-type="float">
            <text:p>4.2506508827</text:p>
          </table:table-cell>
          <table:table-cell table:formula="of:=[.C42]/([.D42]-[.D41])" office:value-type="float" office:value="1013584.986719" calcext:value-type="float">
            <text:p>1013584.986719</text:p>
          </table:table-cell>
          <table:table-cell/>
          <table:table-cell office:value-type="float" office:value="1442771283.67925" calcext:value-type="float">
            <text:p>1442771283.67925</text:p>
          </table:table-cell>
          <table:table-cell table:formula="of:=[.G42]-[.B43]" office:value-type="float" office:value="0.639593124389648" calcext:value-type="float">
            <text:p>0.6395931244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2771283.03966" calcext:value-type="float">
            <text:p>1442771283.03966</text:p>
          </table:table-cell>
          <table:table-cell office:value-type="float" office:value="65632" calcext:value-type="float">
            <text:p>65632</text:p>
          </table:table-cell>
          <table:table-cell table:formula="of:=[.B43]-[.B$2]" office:value-type="float" office:value="4.31637024879456" calcext:value-type="float">
            <text:p>4.3163702488</text:p>
          </table:table-cell>
          <table:table-cell table:formula="of:=[.C43]/([.D43]-[.D42])" office:value-type="float" office:value="998670.619045373" calcext:value-type="float">
            <text:p>998670.619045373</text:p>
          </table:table-cell>
          <table:table-cell/>
          <table:table-cell office:value-type="float" office:value="1442771283.74836" calcext:value-type="float">
            <text:p>1442771283.74836</text:p>
          </table:table-cell>
          <table:table-cell table:formula="of:=[.G43]-[.B44]" office:value-type="float" office:value="0.6419677734375" calcext:value-type="float">
            <text:p>0.6419677734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2771283.10639" calcext:value-type="float">
            <text:p>1442771283.10639</text:p>
          </table:table-cell>
          <table:table-cell office:value-type="float" office:value="65632" calcext:value-type="float">
            <text:p>65632</text:p>
          </table:table-cell>
          <table:table-cell table:formula="of:=[.B44]-[.B$2]" office:value-type="float" office:value="4.38310551643372" calcext:value-type="float">
            <text:p>4.3831055164</text:p>
          </table:table-cell>
          <table:table-cell table:formula="of:=[.C44]/([.D44]-[.D43])" office:value-type="float" office:value="983467.997084756" calcext:value-type="float">
            <text:p>983467.997084756</text:p>
          </table:table-cell>
          <table:table-cell/>
          <table:table-cell office:value-type="float" office:value="1442771283.82133" calcext:value-type="float">
            <text:p>1442771283.82133</text:p>
          </table:table-cell>
          <table:table-cell table:formula="of:=[.G44]-[.B45]" office:value-type="float" office:value="0.648224115371704" calcext:value-type="float">
            <text:p>0.6482241154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2771283.1731" calcext:value-type="float">
            <text:p>1442771283.1731</text:p>
          </table:table-cell>
          <table:table-cell office:value-type="float" office:value="65632" calcext:value-type="float">
            <text:p>65632</text:p>
          </table:table-cell>
          <table:table-cell table:formula="of:=[.B45]-[.B$2]" office:value-type="float" office:value="4.44981741905212" calcext:value-type="float">
            <text:p>4.4498174191</text:p>
          </table:table-cell>
          <table:table-cell table:formula="of:=[.C45]/([.D45]-[.D44])" office:value-type="float" office:value="983812.44461599" calcext:value-type="float">
            <text:p>983812.44461599</text:p>
          </table:table-cell>
          <table:table-cell/>
          <table:table-cell office:value-type="float" office:value="1442771283.88041" calcext:value-type="float">
            <text:p>1442771283.88041</text:p>
          </table:table-cell>
          <table:table-cell table:formula="of:=[.G45]-[.B46]" office:value-type="float" office:value="0.64062237739563" calcext:value-type="float">
            <text:p>0.6406223774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2771283.23979" calcext:value-type="float">
            <text:p>1442771283.23979</text:p>
          </table:table-cell>
          <table:table-cell office:value-type="float" office:value="65632" calcext:value-type="float">
            <text:p>65632</text:p>
          </table:table-cell>
          <table:table-cell table:formula="of:=[.B46]-[.B$2]" office:value-type="float" office:value="4.51650309562683" calcext:value-type="float">
            <text:p>4.5165030956</text:p>
          </table:table-cell>
          <table:table-cell table:formula="of:=[.C46]/([.D46]-[.D45])" office:value-type="float" office:value="984199.356910976" calcext:value-type="float">
            <text:p>984199.356910976</text:p>
          </table:table-cell>
          <table:table-cell/>
          <table:table-cell office:value-type="float" office:value="1442771283.94937" calcext:value-type="float">
            <text:p>1442771283.94937</text:p>
          </table:table-cell>
          <table:table-cell table:formula="of:=[.G46]-[.B47]" office:value-type="float" office:value="0.642934799194336" calcext:value-type="float">
            <text:p>0.6429347992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2771283.30644" calcext:value-type="float">
            <text:p>1442771283.30644</text:p>
          </table:table-cell>
          <table:table-cell office:value-type="float" office:value="65632" calcext:value-type="float">
            <text:p>65632</text:p>
          </table:table-cell>
          <table:table-cell table:formula="of:=[.B47]-[.B$2]" office:value-type="float" office:value="4.58315062522888" calcext:value-type="float">
            <text:p>4.5831506252</text:p>
          </table:table-cell>
          <table:table-cell table:formula="of:=[.C47]/([.D47]-[.D46])" office:value-type="float" office:value="984762.682006153" calcext:value-type="float">
            <text:p>984762.682006153</text:p>
          </table:table-cell>
          <table:table-cell/>
          <table:table-cell office:value-type="float" office:value="1442771284.02263" calcext:value-type="float">
            <text:p>1442771284.02263</text:p>
          </table:table-cell>
          <table:table-cell table:formula="of:=[.G47]-[.B48]" office:value-type="float" office:value="0.649472951889038" calcext:value-type="float">
            <text:p>0.6494729519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2771283.37316" calcext:value-type="float">
            <text:p>1442771283.37316</text:p>
          </table:table-cell>
          <table:table-cell office:value-type="float" office:value="65632" calcext:value-type="float">
            <text:p>65632</text:p>
          </table:table-cell>
          <table:table-cell table:formula="of:=[.B48]-[.B$2]" office:value-type="float" office:value="4.6498761177063" calcext:value-type="float">
            <text:p>4.6498761177</text:p>
          </table:table-cell>
          <table:table-cell table:formula="of:=[.C48]/([.D48]-[.D47])" office:value-type="float" office:value="983612.073334834" calcext:value-type="float">
            <text:p>983612.073334834</text:p>
          </table:table-cell>
          <table:table-cell/>
          <table:table-cell office:value-type="float" office:value="1442771284.08138" calcext:value-type="float">
            <text:p>1442771284.08138</text:p>
          </table:table-cell>
          <table:table-cell table:formula="of:=[.G48]-[.B49]" office:value-type="float" office:value="0.641546249389648" calcext:value-type="float">
            <text:p>0.6415462494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2771283.43984" calcext:value-type="float">
            <text:p>1442771283.43984</text:p>
          </table:table-cell>
          <table:table-cell office:value-type="float" office:value="65632" calcext:value-type="float">
            <text:p>65632</text:p>
          </table:table-cell>
          <table:table-cell table:formula="of:=[.B49]-[.B$2]" office:value-type="float" office:value="4.71655178070068" calcext:value-type="float">
            <text:p>4.7165517807</text:p>
          </table:table-cell>
          <table:table-cell table:formula="of:=[.C49]/([.D49]-[.D48])" office:value-type="float" office:value="984347.167354411" calcext:value-type="float">
            <text:p>984347.167354411</text:p>
          </table:table-cell>
          <table:table-cell/>
          <table:table-cell office:value-type="float" office:value="1442771284.15059" calcext:value-type="float">
            <text:p>1442771284.15059</text:p>
          </table:table-cell>
          <table:table-cell table:formula="of:=[.G49]-[.B50]" office:value-type="float" office:value="0.644133567810059" calcext:value-type="float">
            <text:p>0.6441335678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2771283.50646" calcext:value-type="float">
            <text:p>1442771283.50646</text:p>
          </table:table-cell>
          <table:table-cell office:value-type="float" office:value="65632" calcext:value-type="float">
            <text:p>65632</text:p>
          </table:table-cell>
          <table:table-cell table:formula="of:=[.B50]-[.B$2]" office:value-type="float" office:value="4.78317356109619" calcext:value-type="float">
            <text:p>4.7831735611</text:p>
          </table:table-cell>
          <table:table-cell table:formula="of:=[.C50]/([.D50]-[.D49])" office:value-type="float" office:value="985143.291133442" calcext:value-type="float">
            <text:p>985143.291133442</text:p>
          </table:table-cell>
          <table:table-cell/>
          <table:table-cell office:value-type="float" office:value="1442771284.22352" calcext:value-type="float">
            <text:p>1442771284.22352</text:p>
          </table:table-cell>
          <table:table-cell table:formula="of:=[.G50]-[.B51]" office:value-type="float" office:value="0.650509834289551" calcext:value-type="float">
            <text:p>0.6505098343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2771283.57301" calcext:value-type="float">
            <text:p>1442771283.57301</text:p>
          </table:table-cell>
          <table:table-cell office:value-type="float" office:value="65632" calcext:value-type="float">
            <text:p>65632</text:p>
          </table:table-cell>
          <table:table-cell table:formula="of:=[.B51]-[.B$2]" office:value-type="float" office:value="4.8497257232666" calcext:value-type="float">
            <text:p>4.8497257233</text:p>
          </table:table-cell>
          <table:table-cell table:formula="of:=[.C51]/([.D51]-[.D50])" office:value-type="float" office:value="986173.820047288" calcext:value-type="float">
            <text:p>986173.820047288</text:p>
          </table:table-cell>
          <table:table-cell/>
          <table:table-cell office:value-type="float" office:value="1442771284.28206" calcext:value-type="float">
            <text:p>1442771284.28206</text:p>
          </table:table-cell>
          <table:table-cell table:formula="of:=[.G51]-[.B52]" office:value-type="float" office:value="0.642402410507202" calcext:value-type="float">
            <text:p>0.642402410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2771283.63966" calcext:value-type="float">
            <text:p>1442771283.63966</text:p>
          </table:table-cell>
          <table:table-cell office:value-type="float" office:value="65632" calcext:value-type="float">
            <text:p>65632</text:p>
          </table:table-cell>
          <table:table-cell table:formula="of:=[.B52]-[.B$2]" office:value-type="float" office:value="4.91637372970581" calcext:value-type="float">
            <text:p>4.9163737297</text:p>
          </table:table-cell>
          <table:table-cell table:formula="of:=[.C52]/([.D52]-[.D51])" office:value-type="float" office:value="984755.636462499" calcext:value-type="float">
            <text:p>984755.636462499</text:p>
          </table:table-cell>
          <table:table-cell/>
          <table:table-cell office:value-type="float" office:value="1442771284.3516" calcext:value-type="float">
            <text:p>1442771284.3516</text:p>
          </table:table-cell>
          <table:table-cell table:formula="of:=[.G52]-[.B53]" office:value-type="float" office:value="0.645313024520874" calcext:value-type="float">
            <text:p>0.6453130245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2771283.70629" calcext:value-type="float">
            <text:p>1442771283.70629</text:p>
          </table:table-cell>
          <table:table-cell office:value-type="float" office:value="65632" calcext:value-type="float">
            <text:p>65632</text:p>
          </table:table-cell>
          <table:table-cell table:formula="of:=[.B53]-[.B$2]" office:value-type="float" office:value="4.98300433158875" calcext:value-type="float">
            <text:p>4.9830043316</text:p>
          </table:table-cell>
          <table:table-cell table:formula="of:=[.C53]/([.D53]-[.D52])" office:value-type="float" office:value="985012.864138777" calcext:value-type="float">
            <text:p>985012.864138777</text:p>
          </table:table-cell>
          <table:table-cell/>
          <table:table-cell office:value-type="float" office:value="1442771284.42474" calcext:value-type="float">
            <text:p>1442771284.42474</text:p>
          </table:table-cell>
          <table:table-cell table:formula="of:=[.G53]-[.B54]" office:value-type="float" office:value="0.651781797409058" calcext:value-type="float">
            <text:p>0.6517817974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2771283.77296" calcext:value-type="float">
            <text:p>1442771283.77296</text:p>
          </table:table-cell>
          <table:table-cell office:value-type="float" office:value="65632" calcext:value-type="float">
            <text:p>65632</text:p>
          </table:table-cell>
          <table:table-cell table:formula="of:=[.B54]-[.B$2]" office:value-type="float" office:value="5.04967212677002" calcext:value-type="float">
            <text:p>5.0496721268</text:p>
          </table:table-cell>
          <table:table-cell table:formula="of:=[.C54]/([.D54]-[.D53])" office:value-type="float" office:value="984463.33528118" calcext:value-type="float">
            <text:p>984463.33528118</text:p>
          </table:table-cell>
          <table:table-cell/>
          <table:table-cell office:value-type="float" office:value="1442771284.51951" calcext:value-type="float">
            <text:p>1442771284.51951</text:p>
          </table:table-cell>
          <table:table-cell table:formula="of:=[.G54]-[.B55]" office:value-type="float" office:value="0.679885864257813" calcext:value-type="float">
            <text:p>0.6798858643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2771283.83962" calcext:value-type="float">
            <text:p>1442771283.83962</text:p>
          </table:table-cell>
          <table:table-cell office:value-type="float" office:value="65632" calcext:value-type="float">
            <text:p>65632</text:p>
          </table:table-cell>
          <table:table-cell table:formula="of:=[.B55]-[.B$2]" office:value-type="float" office:value="5.1163387298584" calcext:value-type="float">
            <text:p>5.1163387299</text:p>
          </table:table-cell>
          <table:table-cell table:formula="of:=[.C55]/([.D55]-[.D54])" office:value-type="float" office:value="984480.938874186" calcext:value-type="float">
            <text:p>984480.938874186</text:p>
          </table:table-cell>
          <table:table-cell/>
          <table:table-cell office:value-type="float" office:value="1442771284.58303" calcext:value-type="float">
            <text:p>1442771284.58303</text:p>
          </table:table-cell>
          <table:table-cell table:formula="of:=[.G55]-[.B56]" office:value-type="float" office:value="0.676814317703247" calcext:value-type="float">
            <text:p>0.6768143177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2771283.90621" calcext:value-type="float">
            <text:p>1442771283.90621</text:p>
          </table:table-cell>
          <table:table-cell office:value-type="float" office:value="65632" calcext:value-type="float">
            <text:p>65632</text:p>
          </table:table-cell>
          <table:table-cell table:formula="of:=[.B56]-[.B$2]" office:value-type="float" office:value="5.18292880058289" calcext:value-type="float">
            <text:p>5.1829288006</text:p>
          </table:table-cell>
          <table:table-cell table:formula="of:=[.C56]/([.D56]-[.D55])" office:value-type="float" office:value="985612.408665982" calcext:value-type="float">
            <text:p>985612.408665982</text:p>
          </table:table-cell>
          <table:table-cell/>
          <table:table-cell office:value-type="float" office:value="1442771284.66966" calcext:value-type="float">
            <text:p>1442771284.66966</text:p>
          </table:table-cell>
          <table:table-cell table:formula="of:=[.G56]-[.B57]" office:value-type="float" office:value="0.696621179580689" calcext:value-type="float">
            <text:p>0.6966211796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2771283.97304" calcext:value-type="float">
            <text:p>1442771283.97304</text:p>
          </table:table-cell>
          <table:table-cell office:value-type="float" office:value="65632" calcext:value-type="float">
            <text:p>65632</text:p>
          </table:table-cell>
          <table:table-cell table:formula="of:=[.B57]-[.B$2]" office:value-type="float" office:value="5.24975776672363" calcext:value-type="float">
            <text:p>5.2497577667</text:p>
          </table:table-cell>
          <table:table-cell table:formula="of:=[.C57]/([.D57]-[.D56])" office:value-type="float" office:value="982089.11180481" calcext:value-type="float">
            <text:p>982089.11180481</text:p>
          </table:table-cell>
          <table:table-cell/>
          <table:table-cell office:value-type="float" office:value="1442771284.72059" calcext:value-type="float">
            <text:p>1442771284.72059</text:p>
          </table:table-cell>
          <table:table-cell table:formula="of:=[.G57]-[.B58]" office:value-type="float" office:value="0.680802345275879" calcext:value-type="float">
            <text:p>0.6808023453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2771284.03979" calcext:value-type="float">
            <text:p>1442771284.03979</text:p>
          </table:table-cell>
          <table:table-cell office:value-type="float" office:value="65632" calcext:value-type="float">
            <text:p>65632</text:p>
          </table:table-cell>
          <table:table-cell table:formula="of:=[.B58]-[.B$2]" office:value-type="float" office:value="5.31650543212891" calcext:value-type="float">
            <text:p>5.3165054321</text:p>
          </table:table-cell>
          <table:table-cell table:formula="of:=[.C58]/([.D58]-[.D57])" office:value-type="float" office:value="983285.326932419" calcext:value-type="float">
            <text:p>983285.326932419</text:p>
          </table:table-cell>
          <table:table-cell/>
          <table:table-cell office:value-type="float" office:value="1442771284.82665" calcext:value-type="float">
            <text:p>1442771284.82665</text:p>
          </table:table-cell>
          <table:table-cell table:formula="of:=[.G58]-[.B59]" office:value-type="float" office:value="0.720129489898682" calcext:value-type="float">
            <text:p>0.7201294899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2771284.10652" calcext:value-type="float">
            <text:p>1442771284.10652</text:p>
          </table:table-cell>
          <table:table-cell office:value-type="float" office:value="65632" calcext:value-type="float">
            <text:p>65632</text:p>
          </table:table-cell>
          <table:table-cell table:formula="of:=[.B59]-[.B$2]" office:value-type="float" office:value="5.3832323551178" calcext:value-type="float">
            <text:p>5.3832323551</text:p>
          </table:table-cell>
          <table:table-cell table:formula="of:=[.C59]/([.D59]-[.D58])" office:value-type="float" office:value="983590.986368817" calcext:value-type="float">
            <text:p>983590.986368817</text:p>
          </table:table-cell>
          <table:table-cell/>
          <table:table-cell office:value-type="float" office:value="1442771284.88282" calcext:value-type="float">
            <text:p>1442771284.88282</text:p>
          </table:table-cell>
          <table:table-cell table:formula="of:=[.G59]-[.B60]" office:value-type="float" office:value="0.709653854370117" calcext:value-type="float">
            <text:p>0.7096538544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2771284.17316" calcext:value-type="float">
            <text:p>1442771284.17316</text:p>
          </table:table-cell>
          <table:table-cell office:value-type="float" office:value="65632" calcext:value-type="float">
            <text:p>65632</text:p>
          </table:table-cell>
          <table:table-cell table:formula="of:=[.B60]-[.B$2]" office:value-type="float" office:value="5.44987750053406" calcext:value-type="float">
            <text:p>5.4498775005</text:p>
          </table:table-cell>
          <table:table-cell table:formula="of:=[.C60]/([.D60]-[.D59])" office:value-type="float" office:value="984797.911236719" calcext:value-type="float">
            <text:p>984797.911236719</text:p>
          </table:table-cell>
          <table:table-cell/>
          <table:table-cell office:value-type="float" office:value="1442771284.9486" calcext:value-type="float">
            <text:p>1442771284.9486</text:p>
          </table:table-cell>
          <table:table-cell table:formula="of:=[.G60]-[.B61]" office:value-type="float" office:value="0.708750486373901" calcext:value-type="float">
            <text:p>0.7087504864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2771284.23985" calcext:value-type="float">
            <text:p>1442771284.23985</text:p>
          </table:table-cell>
          <table:table-cell office:value-type="float" office:value="65632" calcext:value-type="float">
            <text:p>65632</text:p>
          </table:table-cell>
          <table:table-cell table:formula="of:=[.B61]-[.B$2]" office:value-type="float" office:value="5.51656913757324" calcext:value-type="float">
            <text:p>5.5165691376</text:p>
          </table:table-cell>
          <table:table-cell table:formula="of:=[.C61]/([.D61]-[.D60])" office:value-type="float" office:value="984111.3955778" calcext:value-type="float">
            <text:p>984111.3955778</text:p>
          </table:table-cell>
          <table:table-cell/>
          <table:table-cell office:value-type="float" office:value="1442771285.02756" calcext:value-type="float">
            <text:p>1442771285.02756</text:p>
          </table:table-cell>
          <table:table-cell table:formula="of:=[.G61]-[.B62]" office:value-type="float" office:value="0.72110915184021" calcext:value-type="float">
            <text:p>0.7211091518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2771284.30645" calcext:value-type="float">
            <text:p>1442771284.30645</text:p>
          </table:table-cell>
          <table:table-cell office:value-type="float" office:value="65632" calcext:value-type="float">
            <text:p>65632</text:p>
          </table:table-cell>
          <table:table-cell table:formula="of:=[.B62]-[.B$2]" office:value-type="float" office:value="5.58316779136658" calcext:value-type="float">
            <text:p>5.5831677914</text:p>
          </table:table-cell>
          <table:table-cell table:formula="of:=[.C62]/([.D62]-[.D61])" office:value-type="float" office:value="985485.385390302" calcext:value-type="float">
            <text:p>985485.385390302</text:p>
          </table:table-cell>
          <table:table-cell/>
          <table:table-cell office:value-type="float" office:value="1442771285.12274" calcext:value-type="float">
            <text:p>1442771285.12274</text:p>
          </table:table-cell>
          <table:table-cell table:formula="of:=[.G62]-[.B63]" office:value-type="float" office:value="0.74962592124939" calcext:value-type="float">
            <text:p>0.7496259212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2771284.37312" calcext:value-type="float">
            <text:p>1442771284.37312</text:p>
          </table:table-cell>
          <table:table-cell office:value-type="float" office:value="65632" calcext:value-type="float">
            <text:p>65632</text:p>
          </table:table-cell>
          <table:table-cell table:formula="of:=[.B63]-[.B$2]" office:value-type="float" office:value="5.64983177185059" calcext:value-type="float">
            <text:p>5.6498317719</text:p>
          </table:table-cell>
          <table:table-cell table:formula="of:=[.C63]/([.D63]-[.D62])" office:value-type="float" office:value="984519.668994918" calcext:value-type="float">
            <text:p>984519.668994918</text:p>
          </table:table-cell>
          <table:table-cell/>
          <table:table-cell office:value-type="float" office:value="1442771285.18595" calcext:value-type="float">
            <text:p>1442771285.18595</text:p>
          </table:table-cell>
          <table:table-cell table:formula="of:=[.G63]-[.B64]" office:value-type="float" office:value="0.746138334274292" calcext:value-type="float">
            <text:p>0.7461383343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2771284.43981" calcext:value-type="float">
            <text:p>1442771284.43981</text:p>
          </table:table-cell>
          <table:table-cell office:value-type="float" office:value="65632" calcext:value-type="float">
            <text:p>65632</text:p>
          </table:table-cell>
          <table:table-cell table:formula="of:=[.B64]-[.B$2]" office:value-type="float" office:value="5.71652150154114" calcext:value-type="float">
            <text:p>5.7165215015</text:p>
          </table:table-cell>
          <table:table-cell table:formula="of:=[.C64]/([.D64]-[.D63])" office:value-type="float" office:value="984139.541493724" calcext:value-type="float">
            <text:p>984139.541493724</text:p>
          </table:table-cell>
          <table:table-cell/>
          <table:table-cell office:value-type="float" office:value="1442771285.22555" calcext:value-type="float">
            <text:p>1442771285.22555</text:p>
          </table:table-cell>
          <table:table-cell table:formula="of:=[.G64]-[.B65]" office:value-type="float" office:value="0.719055414199829" calcext:value-type="float">
            <text:p>0.7190554142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2771284.50649" calcext:value-type="float">
            <text:p>1442771284.50649</text:p>
          </table:table-cell>
          <table:table-cell office:value-type="float" office:value="65632" calcext:value-type="float">
            <text:p>65632</text:p>
          </table:table-cell>
          <table:table-cell table:formula="of:=[.B65]-[.B$2]" office:value-type="float" office:value="5.78320646286011" calcext:value-type="float">
            <text:p>5.7832064629</text:p>
          </table:table-cell>
          <table:table-cell table:formula="of:=[.C65]/([.D65]-[.D64])" office:value-type="float" office:value="984209.913327637" calcext:value-type="float">
            <text:p>984209.913327637</text:p>
          </table:table-cell>
          <table:table-cell/>
          <table:table-cell office:value-type="float" office:value="1442771285.32365" calcext:value-type="float">
            <text:p>1442771285.32365</text:p>
          </table:table-cell>
          <table:table-cell table:formula="of:=[.G65]-[.B66]" office:value-type="float" office:value="0.750505924224854" calcext:value-type="float">
            <text:p>0.7505059242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2771284.57315" calcext:value-type="float">
            <text:p>1442771284.57315</text:p>
          </table:table-cell>
          <table:table-cell office:value-type="float" office:value="65632" calcext:value-type="float">
            <text:p>65632</text:p>
          </table:table-cell>
          <table:table-cell table:formula="of:=[.B66]-[.B$2]" office:value-type="float" office:value="5.84986114501953" calcext:value-type="float">
            <text:p>5.849861145</text:p>
          </table:table-cell>
          <table:table-cell table:formula="of:=[.C66]/([.D66]-[.D65])" office:value-type="float" office:value="984657.009435919" calcext:value-type="float">
            <text:p>984657.009435919</text:p>
          </table:table-cell>
          <table:table-cell/>
          <table:table-cell office:value-type="float" office:value="1442771285.34757" calcext:value-type="float">
            <text:p>1442771285.34757</text:p>
          </table:table-cell>
          <table:table-cell table:formula="of:=[.G66]-[.B67]" office:value-type="float" office:value="0.708818435668945" calcext:value-type="float">
            <text:p>0.7088184357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2771284.63876" calcext:value-type="float">
            <text:p>1442771284.63876</text:p>
          </table:table-cell>
          <table:table-cell office:value-type="float" office:value="65632" calcext:value-type="float">
            <text:p>65632</text:p>
          </table:table-cell>
          <table:table-cell table:formula="of:=[.B67]-[.B$2]" office:value-type="float" office:value="5.91547060012817" calcext:value-type="float">
            <text:p>5.9154706001</text:p>
          </table:table-cell>
          <table:table-cell table:formula="of:=[.C67]/([.D67]-[.D66])" office:value-type="float" office:value="1000343.62259708" calcext:value-type="float">
            <text:p>1000343.62259708</text:p>
          </table:table-cell>
          <table:table-cell/>
          <table:table-cell office:value-type="float" office:value="1442771285.42622" calcext:value-type="float">
            <text:p>1442771285.42622</text:p>
          </table:table-cell>
          <table:table-cell table:formula="of:=[.G67]-[.B68]" office:value-type="float" office:value="0.72079610824585" calcext:value-type="float">
            <text:p>0.7207961082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2771284.70542" calcext:value-type="float">
            <text:p>1442771284.70542</text:p>
          </table:table-cell>
          <table:table-cell office:value-type="float" office:value="65632" calcext:value-type="float">
            <text:p>65632</text:p>
          </table:table-cell>
          <table:table-cell table:formula="of:=[.B68]-[.B$2]" office:value-type="float" office:value="5.98213386535645" calcext:value-type="float">
            <text:p>5.9821338654</text:p>
          </table:table-cell>
          <table:table-cell table:formula="of:=[.C68]/([.D68]-[.D67])" office:value-type="float" office:value="984530.232284" calcext:value-type="float">
            <text:p>984530.232284</text:p>
          </table:table-cell>
          <table:table-cell/>
          <table:table-cell office:value-type="float" office:value="1442771285.48171" calcext:value-type="float">
            <text:p>1442771285.48171</text:p>
          </table:table-cell>
          <table:table-cell table:formula="of:=[.G68]-[.B69]" office:value-type="float" office:value="0.709619998931885" calcext:value-type="float">
            <text:p>0.7096199989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2771284.77209" calcext:value-type="float">
            <text:p>1442771284.77209</text:p>
          </table:table-cell>
          <table:table-cell office:value-type="float" office:value="65632" calcext:value-type="float">
            <text:p>65632</text:p>
          </table:table-cell>
          <table:table-cell table:formula="of:=[.B69]-[.B$2]" office:value-type="float" office:value="6.04880714416504" calcext:value-type="float">
            <text:p>6.0488071442</text:p>
          </table:table-cell>
          <table:table-cell table:formula="of:=[.C69]/([.D69]-[.D68])" office:value-type="float" office:value="984382.366861197" calcext:value-type="float">
            <text:p>984382.366861197</text:p>
          </table:table-cell>
          <table:table-cell/>
          <table:table-cell office:value-type="float" office:value="1442771285.53939" calcext:value-type="float">
            <text:p>1442771285.53939</text:p>
          </table:table-cell>
          <table:table-cell table:formula="of:=[.G69]-[.B70]" office:value-type="float" office:value="0.700603485107422" calcext:value-type="float">
            <text:p>0.7006034851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2771284.83879" calcext:value-type="float">
            <text:p>1442771284.83879</text:p>
          </table:table-cell>
          <table:table-cell office:value-type="float" office:value="65632" calcext:value-type="float">
            <text:p>65632</text:p>
          </table:table-cell>
          <table:table-cell table:formula="of:=[.B70]-[.B$2]" office:value-type="float" office:value="6.1155002117157" calcext:value-type="float">
            <text:p>6.1155002117</text:p>
          </table:table-cell>
          <table:table-cell table:formula="of:=[.C70]/([.D70]-[.D69])" office:value-type="float" office:value="984090.287197343" calcext:value-type="float">
            <text:p>984090.287197343</text:p>
          </table:table-cell>
          <table:table-cell/>
          <table:table-cell office:value-type="float" office:value="1442771285.61292" calcext:value-type="float">
            <text:p>1442771285.61292</text:p>
          </table:table-cell>
          <table:table-cell table:formula="of:=[.G70]-[.B71]" office:value-type="float" office:value="0.707497358322144" calcext:value-type="float">
            <text:p>0.7074973583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2771284.90542" calcext:value-type="float">
            <text:p>1442771284.90542</text:p>
          </table:table-cell>
          <table:table-cell office:value-type="float" office:value="65632" calcext:value-type="float">
            <text:p>65632</text:p>
          </table:table-cell>
          <table:table-cell table:formula="of:=[.B71]-[.B$2]" office:value-type="float" office:value="6.18213868141174" calcext:value-type="float">
            <text:p>6.1821386814</text:p>
          </table:table-cell>
          <table:table-cell table:formula="of:=[.C71]/([.D71]-[.D70])" office:value-type="float" office:value="984896.566493263" calcext:value-type="float">
            <text:p>984896.566493263</text:p>
          </table:table-cell>
          <table:table-cell/>
          <table:table-cell office:value-type="float" office:value="1442771285.66775" calcext:value-type="float">
            <text:p>1442771285.66775</text:p>
          </table:table-cell>
          <table:table-cell table:formula="of:=[.G71]-[.B72]" office:value-type="float" office:value="0.695692300796509" calcext:value-type="float">
            <text:p>0.6956923008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2771284.97206" calcext:value-type="float">
            <text:p>1442771284.97206</text:p>
          </table:table-cell>
          <table:table-cell office:value-type="float" office:value="65632" calcext:value-type="float">
            <text:p>65632</text:p>
          </table:table-cell>
          <table:table-cell table:formula="of:=[.B72]-[.B$2]" office:value-type="float" office:value="6.24877643585205" calcext:value-type="float">
            <text:p>6.2487764359</text:p>
          </table:table-cell>
          <table:table-cell table:formula="of:=[.C72]/([.D72]-[.D71])" office:value-type="float" office:value="984907.137871692" calcext:value-type="float">
            <text:p>984907.137871692</text:p>
          </table:table-cell>
          <table:table-cell/>
          <table:table-cell office:value-type="float" office:value="1442771285.72109" calcext:value-type="float">
            <text:p>1442771285.72109</text:p>
          </table:table-cell>
          <table:table-cell table:formula="of:=[.G72]-[.B73]" office:value-type="float" office:value="0.684378385543823" calcext:value-type="float">
            <text:p>0.6843783855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2771285.03671" calcext:value-type="float">
            <text:p>1442771285.03671</text:p>
          </table:table-cell>
          <table:table-cell office:value-type="float" office:value="65632" calcext:value-type="float">
            <text:p>65632</text:p>
          </table:table-cell>
          <table:table-cell table:formula="of:=[.B73]-[.B$2]" office:value-type="float" office:value="6.31342768669128" calcext:value-type="float">
            <text:p>6.3134276867</text:p>
          </table:table-cell>
          <table:table-cell table:formula="of:=[.C73]/([.D73]-[.D72])" office:value-type="float" office:value="1015169.84045994" calcext:value-type="float">
            <text:p>1015169.84045994</text:p>
          </table:table-cell>
          <table:table-cell/>
          <table:table-cell office:value-type="float" office:value="1442771285.7892" calcext:value-type="float">
            <text:p>1442771285.7892</text:p>
          </table:table-cell>
          <table:table-cell table:formula="of:=[.G73]-[.B74]" office:value-type="float" office:value="0.688835144042969" calcext:value-type="float">
            <text:p>0.688835144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2771285.10037" calcext:value-type="float">
            <text:p>1442771285.10037</text:p>
          </table:table-cell>
          <table:table-cell office:value-type="float" office:value="65632" calcext:value-type="float">
            <text:p>65632</text:p>
          </table:table-cell>
          <table:table-cell table:formula="of:=[.B74]-[.B$2]" office:value-type="float" office:value="6.37708449363709" calcext:value-type="float">
            <text:p>6.3770844936</text:p>
          </table:table-cell>
          <table:table-cell table:formula="of:=[.C74]/([.D74]-[.D73])" office:value-type="float" office:value="1031028.77993678" calcext:value-type="float">
            <text:p>1031028.77993678</text:p>
          </table:table-cell>
          <table:table-cell/>
          <table:table-cell office:value-type="float" office:value="1442771285.85811" calcext:value-type="float">
            <text:p>1442771285.85811</text:p>
          </table:table-cell>
          <table:table-cell table:formula="of:=[.G74]-[.B75]" office:value-type="float" office:value="0.694044828414917" calcext:value-type="float">
            <text:p>0.6940448284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2771285.16406" calcext:value-type="float">
            <text:p>1442771285.16406</text:p>
          </table:table-cell>
          <table:table-cell office:value-type="float" office:value="65632" calcext:value-type="float">
            <text:p>65632</text:p>
          </table:table-cell>
          <table:table-cell table:formula="of:=[.B75]-[.B$2]" office:value-type="float" office:value="6.44077730178833" calcext:value-type="float">
            <text:p>6.4407773018</text:p>
          </table:table-cell>
          <table:table-cell table:formula="of:=[.C75]/([.D75]-[.D74])" office:value-type="float" office:value="1030446.0096052" calcext:value-type="float">
            <text:p>1030446.0096052</text:p>
          </table:table-cell>
          <table:table-cell/>
          <table:table-cell office:value-type="float" office:value="1442771285.92103" calcext:value-type="float">
            <text:p>1442771285.92103</text:p>
          </table:table-cell>
          <table:table-cell table:formula="of:=[.G75]-[.B76]" office:value-type="float" office:value="0.693237781524658" calcext:value-type="float">
            <text:p>0.6932377815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2771285.22779" calcext:value-type="float">
            <text:p>1442771285.22779</text:p>
          </table:table-cell>
          <table:table-cell office:value-type="float" office:value="65632" calcext:value-type="float">
            <text:p>65632</text:p>
          </table:table-cell>
          <table:table-cell table:formula="of:=[.B76]-[.B$2]" office:value-type="float" office:value="6.50450444221497" calcext:value-type="float">
            <text:p>6.5045044422</text:p>
          </table:table-cell>
          <table:table-cell table:formula="of:=[.C76]/([.D76]-[.D75])" office:value-type="float" office:value="1029890.86848416" calcext:value-type="float">
            <text:p>1029890.86848416</text:p>
          </table:table-cell>
          <table:table-cell/>
          <table:table-cell office:value-type="float" office:value="1442771285.98997" calcext:value-type="float">
            <text:p>1442771285.98997</text:p>
          </table:table-cell>
          <table:table-cell table:formula="of:=[.G76]-[.B77]" office:value-type="float" office:value="0.698504686355591" calcext:value-type="float">
            <text:p>0.6985046864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2771285.29147" calcext:value-type="float">
            <text:p>1442771285.29147</text:p>
          </table:table-cell>
          <table:table-cell office:value-type="float" office:value="65632" calcext:value-type="float">
            <text:p>65632</text:p>
          </table:table-cell>
          <table:table-cell table:formula="of:=[.B77]-[.B$2]" office:value-type="float" office:value="6.56818079948425" calcext:value-type="float">
            <text:p>6.5681807995</text:p>
          </table:table-cell>
          <table:table-cell table:formula="of:=[.C77]/([.D77]-[.D76])" office:value-type="float" office:value="1030712.22687005" calcext:value-type="float">
            <text:p>1030712.22687005</text:p>
          </table:table-cell>
          <table:table-cell/>
          <table:table-cell office:value-type="float" office:value="1442771286.05866" calcext:value-type="float">
            <text:p>1442771286.05866</text:p>
          </table:table-cell>
          <table:table-cell table:formula="of:=[.G77]-[.B78]" office:value-type="float" office:value="0.703505516052246" calcext:value-type="float">
            <text:p>0.7035055161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2771285.35515" calcext:value-type="float">
            <text:p>1442771285.35515</text:p>
          </table:table-cell>
          <table:table-cell office:value-type="float" office:value="65632" calcext:value-type="float">
            <text:p>65632</text:p>
          </table:table-cell>
          <table:table-cell table:formula="of:=[.B78]-[.B$2]" office:value-type="float" office:value="6.63186597824097" calcext:value-type="float">
            <text:p>6.6318659782</text:p>
          </table:table-cell>
          <table:table-cell table:formula="of:=[.C78]/([.D78]-[.D77])" office:value-type="float" office:value="1030569.4555828" calcext:value-type="float">
            <text:p>1030569.4555828</text:p>
          </table:table-cell>
          <table:table-cell/>
          <table:table-cell office:value-type="float" office:value="1442771286.10902" calcext:value-type="float">
            <text:p>1442771286.10902</text:p>
          </table:table-cell>
          <table:table-cell table:formula="of:=[.G78]-[.B79]" office:value-type="float" office:value="0.690159320831299" calcext:value-type="float">
            <text:p>0.6901593208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2771285.41886" calcext:value-type="float">
            <text:p>1442771285.41886</text:p>
          </table:table-cell>
          <table:table-cell office:value-type="float" office:value="65632" calcext:value-type="float">
            <text:p>65632</text:p>
          </table:table-cell>
          <table:table-cell table:formula="of:=[.B79]-[.B$2]" office:value-type="float" office:value="6.69557523727417" calcext:value-type="float">
            <text:p>6.6955752373</text:p>
          </table:table-cell>
          <table:table-cell table:formula="of:=[.C79]/([.D79]-[.D78])" office:value-type="float" office:value="1030179.92982456" calcext:value-type="float">
            <text:p>1030179.92982456</text:p>
          </table:table-cell>
          <table:table-cell/>
          <table:table-cell office:value-type="float" office:value="1442771286.17623" calcext:value-type="float">
            <text:p>1442771286.17623</text:p>
          </table:table-cell>
          <table:table-cell table:formula="of:=[.G79]-[.B80]" office:value-type="float" office:value="0.693742990493774" calcext:value-type="float">
            <text:p>0.6937429905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2771285.48248" calcext:value-type="float">
            <text:p>1442771285.48248</text:p>
          </table:table-cell>
          <table:table-cell office:value-type="float" office:value="65632" calcext:value-type="float">
            <text:p>65632</text:p>
          </table:table-cell>
          <table:table-cell table:formula="of:=[.B80]-[.B$2]" office:value-type="float" office:value="6.75919771194458" calcext:value-type="float">
            <text:p>6.7591977119</text:p>
          </table:table-cell>
          <table:table-cell table:formula="of:=[.C80]/([.D80]-[.D79])" office:value-type="float" office:value="1031585.14880158" calcext:value-type="float">
            <text:p>1031585.14880158</text:p>
          </table:table-cell>
          <table:table-cell/>
          <table:table-cell office:value-type="float" office:value="1442771286.19462" calcext:value-type="float">
            <text:p>1442771286.19462</text:p>
          </table:table-cell>
          <table:table-cell table:formula="of:=[.G80]-[.B81]" office:value-type="float" office:value="0.648456573486328" calcext:value-type="float">
            <text:p>0.6484565735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2771285.54617" calcext:value-type="float">
            <text:p>1442771285.54617</text:p>
          </table:table-cell>
          <table:table-cell office:value-type="float" office:value="65632" calcext:value-type="float">
            <text:p>65632</text:p>
          </table:table-cell>
          <table:table-cell table:formula="of:=[.B81]-[.B$2]" office:value-type="float" office:value="6.82288193702698" calcext:value-type="float">
            <text:p>6.822881937</text:p>
          </table:table-cell>
          <table:table-cell table:formula="of:=[.C81]/([.D81]-[.D80])" office:value-type="float" office:value="1030584.88840969" calcext:value-type="float">
            <text:p>1030584.88840969</text:p>
          </table:table-cell>
          <table:table-cell/>
          <table:table-cell office:value-type="float" office:value="1442771286.25962" calcext:value-type="float">
            <text:p>1442771286.25962</text:p>
          </table:table-cell>
          <table:table-cell table:formula="of:=[.G81]-[.B82]" office:value-type="float" office:value="0.649733304977417" calcext:value-type="float">
            <text:p>0.649733305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2771285.60989" calcext:value-type="float">
            <text:p>1442771285.60989</text:p>
          </table:table-cell>
          <table:table-cell office:value-type="float" office:value="65632" calcext:value-type="float">
            <text:p>65632</text:p>
          </table:table-cell>
          <table:table-cell table:formula="of:=[.B82]-[.B$2]" office:value-type="float" office:value="6.88660025596619" calcext:value-type="float">
            <text:p>6.886600256</text:p>
          </table:table-cell>
          <table:table-cell table:formula="of:=[.C82]/([.D82]-[.D81])" office:value-type="float" office:value="1030033.45180241" calcext:value-type="float">
            <text:p>1030033.45180241</text:p>
          </table:table-cell>
          <table:table-cell/>
          <table:table-cell office:value-type="float" office:value="1442771286.31012" calcext:value-type="float">
            <text:p>1442771286.31012</text:p>
          </table:table-cell>
          <table:table-cell table:formula="of:=[.G82]-[.B83]" office:value-type="float" office:value="0.636541843414307" calcext:value-type="float">
            <text:p>0.6365418434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2771285.67358" calcext:value-type="float">
            <text:p>1442771285.67358</text:p>
          </table:table-cell>
          <table:table-cell office:value-type="float" office:value="65632" calcext:value-type="float">
            <text:p>65632</text:p>
          </table:table-cell>
          <table:table-cell table:formula="of:=[.B83]-[.B$2]" office:value-type="float" office:value="6.95029139518738" calcext:value-type="float">
            <text:p>6.9502913952</text:p>
          </table:table-cell>
          <table:table-cell table:formula="of:=[.C83]/([.D83]-[.D82])" office:value-type="float" office:value="1030473.01088568" calcext:value-type="float">
            <text:p>1030473.01088568</text:p>
          </table:table-cell>
          <table:table-cell/>
          <table:table-cell office:value-type="float" office:value="1442771286.37741" calcext:value-type="float">
            <text:p>1442771286.37741</text:p>
          </table:table-cell>
          <table:table-cell table:formula="of:=[.G83]-[.B84]" office:value-type="float" office:value="0.640211820602417" calcext:value-type="float">
            <text:p>0.6402118206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2771285.7372" calcext:value-type="float">
            <text:p>1442771285.7372</text:p>
          </table:table-cell>
          <table:table-cell office:value-type="float" office:value="65632" calcext:value-type="float">
            <text:p>65632</text:p>
          </table:table-cell>
          <table:table-cell table:formula="of:=[.B84]-[.B$2]" office:value-type="float" office:value="7.013916015625" calcext:value-type="float">
            <text:p>7.0139160156</text:p>
          </table:table-cell>
          <table:table-cell table:formula="of:=[.C84]/([.D84]-[.D83])" office:value-type="float" office:value="1031550.35815649" calcext:value-type="float">
            <text:p>1031550.35815649</text:p>
          </table:table-cell>
          <table:table-cell/>
          <table:table-cell office:value-type="float" office:value="1442771286.48879" calcext:value-type="float">
            <text:p>1442771286.48879</text:p>
          </table:table-cell>
          <table:table-cell table:formula="of:=[.G84]-[.B85]" office:value-type="float" office:value="0.687948942184448" calcext:value-type="float">
            <text:p>0.6879489422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2771285.80084" calcext:value-type="float">
            <text:p>1442771285.80084</text:p>
          </table:table-cell>
          <table:table-cell office:value-type="float" office:value="65632" calcext:value-type="float">
            <text:p>65632</text:p>
          </table:table-cell>
          <table:table-cell table:formula="of:=[.B85]-[.B$2]" office:value-type="float" office:value="7.07755875587463" calcext:value-type="float">
            <text:p>7.0775587559</text:p>
          </table:table-cell>
          <table:table-cell table:formula="of:=[.C85]/([.D85]-[.D84])" office:value-type="float" office:value="1031256.66403683" calcext:value-type="float">
            <text:p>1031256.66403683</text:p>
          </table:table-cell>
          <table:table-cell/>
          <table:table-cell office:value-type="float" office:value="1442771286.54975" calcext:value-type="float">
            <text:p>1442771286.54975</text:p>
          </table:table-cell>
          <table:table-cell table:formula="of:=[.G85]-[.B86]" office:value-type="float" office:value="0.685209512710571" calcext:value-type="float">
            <text:p>0.6852095127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2771285.86454" calcext:value-type="float">
            <text:p>1442771285.86454</text:p>
          </table:table-cell>
          <table:table-cell office:value-type="float" office:value="65632" calcext:value-type="float">
            <text:p>65632</text:p>
          </table:table-cell>
          <table:table-cell table:formula="of:=[.B86]-[.B$2]" office:value-type="float" office:value="7.14125394821167" calcext:value-type="float">
            <text:p>7.1412539482</text:p>
          </table:table-cell>
          <table:table-cell table:formula="of:=[.C86]/([.D86]-[.D85])" office:value-type="float" office:value="1030407.4388019" calcext:value-type="float">
            <text:p>1030407.4388019</text:p>
          </table:table-cell>
          <table:table-cell/>
          <table:table-cell office:value-type="float" office:value="1442771286.6294" calcext:value-type="float">
            <text:p>1442771286.6294</text:p>
          </table:table-cell>
          <table:table-cell table:formula="of:=[.G86]-[.B87]" office:value-type="float" office:value="0.701154947280884" calcext:value-type="float">
            <text:p>0.7011549473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2771285.92825" calcext:value-type="float">
            <text:p>1442771285.92825</text:p>
          </table:table-cell>
          <table:table-cell office:value-type="float" office:value="65632" calcext:value-type="float">
            <text:p>65632</text:p>
          </table:table-cell>
          <table:table-cell table:formula="of:=[.B87]-[.B$2]" office:value-type="float" office:value="7.20496010780335" calcext:value-type="float">
            <text:p>7.2049601078</text:p>
          </table:table-cell>
          <table:table-cell table:formula="of:=[.C87]/([.D87]-[.D86])" office:value-type="float" office:value="1030230.05029135" calcext:value-type="float">
            <text:p>1030230.05029135</text:p>
          </table:table-cell>
          <table:table-cell/>
          <table:table-cell office:value-type="float" office:value="1442771286.69045" calcext:value-type="float">
            <text:p>1442771286.69045</text:p>
          </table:table-cell>
          <table:table-cell table:formula="of:=[.G87]-[.B88]" office:value-type="float" office:value="0.698507308959961" calcext:value-type="float">
            <text:p>0.698507309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2771285.99194" calcext:value-type="float">
            <text:p>1442771285.99194</text:p>
          </table:table-cell>
          <table:table-cell office:value-type="float" office:value="65632" calcext:value-type="float">
            <text:p>65632</text:p>
          </table:table-cell>
          <table:table-cell table:formula="of:=[.B88]-[.B$2]" office:value-type="float" office:value="7.26865911483765" calcext:value-type="float">
            <text:p>7.2686591148</text:p>
          </table:table-cell>
          <table:table-cell table:formula="of:=[.C88]/([.D88]-[.D87])" office:value-type="float" office:value="1030345.73152227" calcext:value-type="float">
            <text:p>1030345.73152227</text:p>
          </table:table-cell>
          <table:table-cell/>
          <table:table-cell office:value-type="float" office:value="1442771286.79274" calcext:value-type="float">
            <text:p>1442771286.79274</text:p>
          </table:table-cell>
          <table:table-cell table:formula="of:=[.G88]-[.B89]" office:value-type="float" office:value="0.740018606185913" calcext:value-type="float">
            <text:p>0.7400186062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2771286.05272" calcext:value-type="float">
            <text:p>1442771286.05272</text:p>
          </table:table-cell>
          <table:table-cell office:value-type="float" office:value="65632" calcext:value-type="float">
            <text:p>65632</text:p>
          </table:table-cell>
          <table:table-cell table:formula="of:=[.B89]-[.B$2]" office:value-type="float" office:value="7.3294312953949" calcext:value-type="float">
            <text:p>7.3294312954</text:p>
          </table:table-cell>
          <table:table-cell table:formula="of:=[.C89]/([.D89]-[.D88])" office:value-type="float" office:value="1079967.83064532" calcext:value-type="float">
            <text:p>1079967.83064532</text:p>
          </table:table-cell>
          <table:table-cell/>
          <table:table-cell office:value-type="float" office:value="1442771286.87198" calcext:value-type="float">
            <text:p>1442771286.87198</text:p>
          </table:table-cell>
          <table:table-cell table:formula="of:=[.G89]-[.B90]" office:value-type="float" office:value="0.758503675460815" calcext:value-type="float">
            <text:p>0.7585036755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2771286.11348" calcext:value-type="float">
            <text:p>1442771286.11348</text:p>
          </table:table-cell>
          <table:table-cell office:value-type="float" office:value="65632" calcext:value-type="float">
            <text:p>65632</text:p>
          </table:table-cell>
          <table:table-cell table:formula="of:=[.B90]-[.B$2]" office:value-type="float" office:value="7.39019560813904" calcext:value-type="float">
            <text:p>7.3901956081</text:p>
          </table:table-cell>
          <table:table-cell table:formula="of:=[.C90]/([.D90]-[.D89])" office:value-type="float" office:value="1080107.66576684" calcext:value-type="float">
            <text:p>1080107.66576684</text:p>
          </table:table-cell>
          <table:table-cell/>
          <table:table-cell office:value-type="float" office:value="1442771286.93278" calcext:value-type="float">
            <text:p>1442771286.93278</text:p>
          </table:table-cell>
          <table:table-cell table:formula="of:=[.G90]-[.B91]" office:value-type="float" office:value="0.758636713027954" calcext:value-type="float">
            <text:p>0.758636713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2771286.17415" calcext:value-type="float">
            <text:p>1442771286.17415</text:p>
          </table:table-cell>
          <table:table-cell office:value-type="float" office:value="65632" calcext:value-type="float">
            <text:p>65632</text:p>
          </table:table-cell>
          <table:table-cell table:formula="of:=[.B91]-[.B$2]" office:value-type="float" office:value="7.45086240768433" calcext:value-type="float">
            <text:p>7.4508624077</text:p>
          </table:table-cell>
          <table:table-cell table:formula="of:=[.C91]/([.D91]-[.D90])" office:value-type="float" office:value="1081843.7842762" calcext:value-type="float">
            <text:p>1081843.7842762</text:p>
          </table:table-cell>
          <table:table-cell/>
          <table:table-cell office:value-type="float" office:value="1442771286.97318" calcext:value-type="float">
            <text:p>1442771286.97318</text:p>
          </table:table-cell>
          <table:table-cell table:formula="of:=[.G91]-[.B92]" office:value-type="float" office:value="0.738336801528931" calcext:value-type="float">
            <text:p>0.7383368015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2771286.23484" calcext:value-type="float">
            <text:p>1442771286.23484</text:p>
          </table:table-cell>
          <table:table-cell office:value-type="float" office:value="65632" calcext:value-type="float">
            <text:p>65632</text:p>
          </table:table-cell>
          <table:table-cell table:formula="of:=[.B92]-[.B$2]" office:value-type="float" office:value="7.51155686378479" calcext:value-type="float">
            <text:p>7.5115568638</text:p>
          </table:table-cell>
          <table:table-cell table:formula="of:=[.C92]/([.D92]-[.D91])" office:value-type="float" office:value="1081350.82208107" calcext:value-type="float">
            <text:p>1081350.82208107</text:p>
          </table:table-cell>
          <table:table-cell/>
          <table:table-cell office:value-type="float" office:value="1442771287.05418" calcext:value-type="float">
            <text:p>1442771287.05418</text:p>
          </table:table-cell>
          <table:table-cell table:formula="of:=[.G92]-[.B93]" office:value-type="float" office:value="0.758555173873901" calcext:value-type="float">
            <text:p>0.7585551739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2771286.29562" calcext:value-type="float">
            <text:p>1442771286.29562</text:p>
          </table:table-cell>
          <table:table-cell office:value-type="float" office:value="65632" calcext:value-type="float">
            <text:p>65632</text:p>
          </table:table-cell>
          <table:table-cell table:formula="of:=[.B93]-[.B$2]" office:value-type="float" office:value="7.57233762741089" calcext:value-type="float">
            <text:p>7.5723376274</text:p>
          </table:table-cell>
          <table:table-cell table:formula="of:=[.C93]/([.D93]-[.D92])" office:value-type="float" office:value="1079815.32452841" calcext:value-type="float">
            <text:p>1079815.32452841</text:p>
          </table:table-cell>
          <table:table-cell/>
          <table:table-cell office:value-type="float" office:value="1442771290.02754" calcext:value-type="float">
            <text:p>1442771290.02754</text:p>
          </table:table-cell>
          <table:table-cell table:formula="of:=[.G93]-[.B94]" office:value-type="float" office:value="3.67116594314575" calcext:value-type="float">
            <text:p>3.671165943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2771286.35637" calcext:value-type="float">
            <text:p>1442771286.35637</text:p>
          </table:table-cell>
          <table:table-cell office:value-type="float" office:value="65632" calcext:value-type="float">
            <text:p>65632</text:p>
          </table:table-cell>
          <table:table-cell table:formula="of:=[.B94]-[.B$2]" office:value-type="float" office:value="7.63308715820313" calcext:value-type="float">
            <text:p>7.6330871582</text:p>
          </table:table-cell>
          <table:table-cell table:formula="of:=[.C94]/([.D94]-[.D93])" office:value-type="float" office:value="1080370.48425052" calcext:value-type="float">
            <text:p>1080370.48425052</text:p>
          </table:table-cell>
          <table:table-cell/>
          <table:table-cell office:value-type="float" office:value="1442771290.05506" calcext:value-type="float">
            <text:p>1442771290.05506</text:p>
          </table:table-cell>
          <table:table-cell table:formula="of:=[.G94]-[.B95]" office:value-type="float" office:value="3.63801097869873" calcext:value-type="float">
            <text:p>3.6380109787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2771286.41705" calcext:value-type="float">
            <text:p>1442771286.41705</text:p>
          </table:table-cell>
          <table:table-cell office:value-type="float" office:value="65632" calcext:value-type="float">
            <text:p>65632</text:p>
          </table:table-cell>
          <table:table-cell table:formula="of:=[.B95]-[.B$2]" office:value-type="float" office:value="7.69376730918884" calcext:value-type="float">
            <text:p>7.6937673092</text:p>
          </table:table-cell>
          <table:table-cell table:formula="of:=[.C95]/([.D95]-[.D94])" office:value-type="float" office:value="1081605.74642353" calcext:value-type="float">
            <text:p>1081605.74642353</text:p>
          </table:table-cell>
          <table:table-cell/>
          <table:table-cell office:value-type="float" office:value="1442771290.08259" calcext:value-type="float">
            <text:p>1442771290.08259</text:p>
          </table:table-cell>
          <table:table-cell table:formula="of:=[.G95]-[.B96]" office:value-type="float" office:value="3.60486650466919" calcext:value-type="float">
            <text:p>3.6048665047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2771286.47772" calcext:value-type="float">
            <text:p>1442771286.47772</text:p>
          </table:table-cell>
          <table:table-cell office:value-type="float" office:value="65632" calcext:value-type="float">
            <text:p>65632</text:p>
          </table:table-cell>
          <table:table-cell table:formula="of:=[.B96]-[.B$2]" office:value-type="float" office:value="7.75443363189697" calcext:value-type="float">
            <text:p>7.7544336319</text:p>
          </table:table-cell>
          <table:table-cell table:formula="of:=[.C96]/([.D96]-[.D95])" office:value-type="float" office:value="1081852.28756588" calcext:value-type="float">
            <text:p>1081852.28756588</text:p>
          </table:table-cell>
          <table:table-cell/>
          <table:table-cell office:value-type="float" office:value="1442771290.11007" calcext:value-type="float">
            <text:p>1442771290.11007</text:p>
          </table:table-cell>
          <table:table-cell table:formula="of:=[.G96]-[.B97]" office:value-type="float" office:value="3.57168102264404" calcext:value-type="float">
            <text:p>3.5716810226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2771286.53839" calcext:value-type="float">
            <text:p>1442771286.53839</text:p>
          </table:table-cell>
          <table:table-cell office:value-type="float" office:value="65632" calcext:value-type="float">
            <text:p>65632</text:p>
          </table:table-cell>
          <table:table-cell table:formula="of:=[.B97]-[.B$2]" office:value-type="float" office:value="7.81510305404663" calcext:value-type="float">
            <text:p>7.815103054</text:p>
          </table:table-cell>
          <table:table-cell table:formula="of:=[.C97]/([.D97]-[.D96])" office:value-type="float" office:value="1081797.01857223" calcext:value-type="float">
            <text:p>1081797.01857223</text:p>
          </table:table-cell>
          <table:table-cell/>
          <table:table-cell office:value-type="float" office:value="1442771290.13761" calcext:value-type="float">
            <text:p>1442771290.13761</text:p>
          </table:table-cell>
          <table:table-cell table:formula="of:=[.G97]-[.B98]" office:value-type="float" office:value="3.5386688709259" calcext:value-type="float">
            <text:p>3.5386688709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2771286.59894" calcext:value-type="float">
            <text:p>1442771286.59894</text:p>
          </table:table-cell>
          <table:table-cell office:value-type="float" office:value="65632" calcext:value-type="float">
            <text:p>65632</text:p>
          </table:table-cell>
          <table:table-cell table:formula="of:=[.B98]-[.B$2]" office:value-type="float" office:value="7.87565732002258" calcext:value-type="float">
            <text:p>7.87565732</text:p>
          </table:table-cell>
          <table:table-cell table:formula="of:=[.C98]/([.D98]-[.D97])" office:value-type="float" office:value="1083854.2742152" calcext:value-type="float">
            <text:p>1083854.2742152</text:p>
          </table:table-cell>
          <table:table-cell/>
          <table:table-cell office:value-type="float" office:value="1442771290.16514" calcext:value-type="float">
            <text:p>1442771290.16514</text:p>
          </table:table-cell>
          <table:table-cell table:formula="of:=[.G98]-[.B99]" office:value-type="float" office:value="3.50570154190063" calcext:value-type="float">
            <text:p>3.5057015419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2771286.65944" calcext:value-type="float">
            <text:p>1442771286.65944</text:p>
          </table:table-cell>
          <table:table-cell office:value-type="float" office:value="65632" calcext:value-type="float">
            <text:p>65632</text:p>
          </table:table-cell>
          <table:table-cell table:formula="of:=[.B99]-[.B$2]" office:value-type="float" office:value="7.93615126609802" calcext:value-type="float">
            <text:p>7.9361512661</text:p>
          </table:table-cell>
          <table:table-cell table:formula="of:=[.C99]/([.D99]-[.D98])" office:value-type="float" office:value="1084935.01016041" calcext:value-type="float">
            <text:p>1084935.01016041</text:p>
          </table:table-cell>
          <table:table-cell/>
          <table:table-cell office:value-type="float" office:value="1442771290.19265" calcext:value-type="float">
            <text:p>1442771290.19265</text:p>
          </table:table-cell>
          <table:table-cell table:formula="of:=[.G99]-[.B100]" office:value-type="float" office:value="3.47278475761414" calcext:value-type="float">
            <text:p>3.4727847576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2771286.71987" calcext:value-type="float">
            <text:p>1442771286.71987</text:p>
          </table:table-cell>
          <table:table-cell office:value-type="float" office:value="65632" calcext:value-type="float">
            <text:p>65632</text:p>
          </table:table-cell>
          <table:table-cell table:formula="of:=[.B100]-[.B$2]" office:value-type="float" office:value="7.99658489227295" calcext:value-type="float">
            <text:p>7.9965848923</text:p>
          </table:table-cell>
          <table:table-cell table:formula="of:=[.C100]/([.D100]-[.D99])" office:value-type="float" office:value="1086017.90350998" calcext:value-type="float">
            <text:p>1086017.90350998</text:p>
          </table:table-cell>
          <table:table-cell/>
          <table:table-cell office:value-type="float" office:value="1442771290.22016" calcext:value-type="float">
            <text:p>1442771290.22016</text:p>
          </table:table-cell>
          <table:table-cell table:formula="of:=[.G100]-[.B101]" office:value-type="float" office:value="3.43986845016479" calcext:value-type="float">
            <text:p>3.4398684502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2771286.78029" calcext:value-type="float">
            <text:p>1442771286.78029</text:p>
          </table:table-cell>
          <table:table-cell office:value-type="float" office:value="65632" calcext:value-type="float">
            <text:p>65632</text:p>
          </table:table-cell>
          <table:table-cell table:formula="of:=[.B101]-[.B$2]" office:value-type="float" office:value="8.05700826644897" calcext:value-type="float">
            <text:p>8.0570082664</text:p>
          </table:table-cell>
          <table:table-cell table:formula="of:=[.C101]/([.D101]-[.D100])" office:value-type="float" office:value="1086202.16753869" calcext:value-type="float">
            <text:p>1086202.16753869</text:p>
          </table:table-cell>
          <table:table-cell/>
          <table:table-cell office:value-type="float" office:value="1442771290.24766" calcext:value-type="float">
            <text:p>1442771290.24766</text:p>
          </table:table-cell>
          <table:table-cell table:formula="of:=[.G101]-[.B102]" office:value-type="float" office:value="3.40682077407837" calcext:value-type="float">
            <text:p>3.406820774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2771286.84084" calcext:value-type="float">
            <text:p>1442771286.84084</text:p>
          </table:table-cell>
          <table:table-cell office:value-type="float" office:value="65632" calcext:value-type="float">
            <text:p>65632</text:p>
          </table:table-cell>
          <table:table-cell table:formula="of:=[.B102]-[.B$2]" office:value-type="float" office:value="8.11755561828613" calcext:value-type="float">
            <text:p>8.1175556183</text:p>
          </table:table-cell>
          <table:table-cell table:formula="of:=[.C102]/([.D102]-[.D101])" office:value-type="float" office:value="1083978.04377171" calcext:value-type="float">
            <text:p>1083978.04377171</text:p>
          </table:table-cell>
          <table:table-cell/>
          <table:table-cell office:value-type="float" office:value="1442771290.27516" calcext:value-type="float">
            <text:p>1442771290.27516</text:p>
          </table:table-cell>
          <table:table-cell table:formula="of:=[.G102]-[.B103]" office:value-type="float" office:value="3.37387442588806" calcext:value-type="float">
            <text:p>3.3738744259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2771286.90129" calcext:value-type="float">
            <text:p>1442771286.90129</text:p>
          </table:table-cell>
          <table:table-cell office:value-type="float" office:value="65632" calcext:value-type="float">
            <text:p>65632</text:p>
          </table:table-cell>
          <table:table-cell table:formula="of:=[.B103]-[.B$2]" office:value-type="float" office:value="8.17800354957581" calcext:value-type="float">
            <text:p>8.1780035496</text:p>
          </table:table-cell>
          <table:table-cell table:formula="of:=[.C103]/([.D103]-[.D102])" office:value-type="float" office:value="1085760.89536438" calcext:value-type="float">
            <text:p>1085760.89536438</text:p>
          </table:table-cell>
          <table:table-cell/>
          <table:table-cell office:value-type="float" office:value="1442771290.30266" calcext:value-type="float">
            <text:p>1442771290.30266</text:p>
          </table:table-cell>
          <table:table-cell table:formula="of:=[.G103]-[.B104]" office:value-type="float" office:value="3.34087371826172" calcext:value-type="float">
            <text:p>3.3408737183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2771286.96179" calcext:value-type="float">
            <text:p>1442771286.96179</text:p>
          </table:table-cell>
          <table:table-cell office:value-type="float" office:value="65632" calcext:value-type="float">
            <text:p>65632</text:p>
          </table:table-cell>
          <table:table-cell table:formula="of:=[.B104]-[.B$2]" office:value-type="float" office:value="8.2385048866272" calcext:value-type="float">
            <text:p>8.2385048866</text:p>
          </table:table-cell>
          <table:table-cell table:formula="of:=[.C104]/([.D104]-[.D103])" office:value-type="float" office:value="1084802.47212141" calcext:value-type="float">
            <text:p>1084802.47212141</text:p>
          </table:table-cell>
          <table:table-cell/>
          <table:table-cell office:value-type="float" office:value="1442771300.48825" calcext:value-type="float">
            <text:p>1442771300.48825</text:p>
          </table:table-cell>
          <table:table-cell table:formula="of:=[.G104]-[.B105]" office:value-type="float" office:value="0.457975625991821" calcext:value-type="float">
            <text:p>0.457975626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42771300.03027" calcext:value-type="float">
            <text:p>1442771300.03027</text:p>
          </table:table-cell>
          <table:table-cell office:value-type="float" office:value="65632" calcext:value-type="float">
            <text:p>65632</text:p>
          </table:table-cell>
          <table:table-cell table:formula="of:=[.B105]-[.B$2]" office:value-type="float" office:value="21.3069884777069" calcext:value-type="float">
            <text:p>21.3069884777</text:p>
          </table:table-cell>
          <table:table-cell table:formula="of:=[.C105]/([.D105]-[.D104])" office:value-type="float" office:value="5022.15880997847" calcext:value-type="float">
            <text:p>5022.1588099785</text:p>
          </table:table-cell>
          <table:table-cell/>
          <table:table-cell office:value-type="float" office:value="1442771300.61346" calcext:value-type="float">
            <text:p>1442771300.61346</text:p>
          </table:table-cell>
          <table:table-cell table:formula="of:=[.G105]-[.B106]" office:value-type="float" office:value="0.500727653503418" calcext:value-type="float">
            <text:p>0.5007276535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2771300.11273" calcext:value-type="float">
            <text:p>1442771300.11273</text:p>
          </table:table-cell>
          <table:table-cell office:value-type="float" office:value="65632" calcext:value-type="float">
            <text:p>65632</text:p>
          </table:table-cell>
          <table:table-cell table:formula="of:=[.B106]-[.B$2]" office:value-type="float" office:value="21.3894422054291" calcext:value-type="float">
            <text:p>21.3894422054</text:p>
          </table:table-cell>
          <table:table-cell table:formula="of:=[.C106]/([.D106]-[.D105])" office:value-type="float" office:value="795985.843370846" calcext:value-type="float">
            <text:p>795985.843370846</text:p>
          </table:table-cell>
          <table:table-cell/>
          <table:table-cell office:value-type="float" office:value="1442771300.73557" calcext:value-type="float">
            <text:p>1442771300.73557</text:p>
          </table:table-cell>
          <table:table-cell table:formula="of:=[.G106]-[.B107]" office:value-type="float" office:value="0.540423631668091" calcext:value-type="float">
            <text:p>0.5404236317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2771300.19515" calcext:value-type="float">
            <text:p>1442771300.19515</text:p>
          </table:table-cell>
          <table:table-cell office:value-type="float" office:value="65632" calcext:value-type="float">
            <text:p>65632</text:p>
          </table:table-cell>
          <table:table-cell table:formula="of:=[.B107]-[.B$2]" office:value-type="float" office:value="21.4718656539917" calcext:value-type="float">
            <text:p>21.471865654</text:p>
          </table:table-cell>
          <table:table-cell table:formula="of:=[.C107]/([.D107]-[.D106])" office:value-type="float" office:value="796278.25751716" calcext:value-type="float">
            <text:p>796278.25751716</text:p>
          </table:table-cell>
          <table:table-cell/>
          <table:table-cell office:value-type="float" office:value="1442771300.81781" calcext:value-type="float">
            <text:p>1442771300.81781</text:p>
          </table:table-cell>
          <table:table-cell table:formula="of:=[.G107]-[.B108]" office:value-type="float" office:value="0.540192365646362" calcext:value-type="float">
            <text:p>0.5401923656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2771300.27762" calcext:value-type="float">
            <text:p>1442771300.27762</text:p>
          </table:table-cell>
          <table:table-cell office:value-type="float" office:value="65632" calcext:value-type="float">
            <text:p>65632</text:p>
          </table:table-cell>
          <table:table-cell table:formula="of:=[.B108]-[.B$2]" office:value-type="float" office:value="21.5543298721313" calcext:value-type="float">
            <text:p>21.5543298721</text:p>
          </table:table-cell>
          <table:table-cell table:formula="of:=[.C108]/([.D108]-[.D107])" office:value-type="float" office:value="795884.584618943" calcext:value-type="float">
            <text:p>795884.584618943</text:p>
          </table:table-cell>
          <table:table-cell/>
          <table:table-cell office:value-type="float" office:value="1442771300.85404" calcext:value-type="float">
            <text:p>1442771300.85404</text:p>
          </table:table-cell>
          <table:table-cell table:formula="of:=[.G108]-[.B109]" office:value-type="float" office:value="0.494012355804443" calcext:value-type="float">
            <text:p>0.4940123558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2771300.36002" calcext:value-type="float">
            <text:p>1442771300.36002</text:p>
          </table:table-cell>
          <table:table-cell office:value-type="float" office:value="65632" calcext:value-type="float">
            <text:p>65632</text:p>
          </table:table-cell>
          <table:table-cell table:formula="of:=[.B109]-[.B$2]" office:value-type="float" office:value="21.6367390155792" calcext:value-type="float">
            <text:p>21.6367390156</text:p>
          </table:table-cell>
          <table:table-cell table:formula="of:=[.C109]/([.D109]-[.D108])" office:value-type="float" office:value="796416.48067259" calcext:value-type="float">
            <text:p>796416.48067259</text:p>
          </table:table-cell>
          <table:table-cell/>
          <table:table-cell office:value-type="float" office:value="1442771300.98267" calcext:value-type="float">
            <text:p>1442771300.98267</text:p>
          </table:table-cell>
          <table:table-cell table:formula="of:=[.G109]-[.B110]" office:value-type="float" office:value="0.540334224700928" calcext:value-type="float">
            <text:p>0.5403342247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42771300.44234" calcext:value-type="float">
            <text:p>1442771300.44234</text:p>
          </table:table-cell>
          <table:table-cell office:value-type="float" office:value="65632" calcext:value-type="float">
            <text:p>65632</text:p>
          </table:table-cell>
          <table:table-cell table:formula="of:=[.B110]-[.B$2]" office:value-type="float" office:value="21.7190527915955" calcext:value-type="float">
            <text:p>21.7190527916</text:p>
          </table:table-cell>
          <table:table-cell table:formula="of:=[.C110]/([.D110]-[.D109])" office:value-type="float" office:value="797339.196139598" calcext:value-type="float">
            <text:p>797339.196139598</text:p>
          </table:table-cell>
          <table:table-cell/>
          <table:table-cell office:value-type="float" office:value="1442771301.06468" calcext:value-type="float">
            <text:p>1442771301.06468</text:p>
          </table:table-cell>
          <table:table-cell table:formula="of:=[.G110]-[.B111]" office:value-type="float" office:value="0.540036201477051" calcext:value-type="float">
            <text:p>0.5400362015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2771300.52465" calcext:value-type="float">
            <text:p>1442771300.52465</text:p>
          </table:table-cell>
          <table:table-cell office:value-type="float" office:value="65632" calcext:value-type="float">
            <text:p>65632</text:p>
          </table:table-cell>
          <table:table-cell table:formula="of:=[.B111]-[.B$2]" office:value-type="float" office:value="21.8013598918915" calcext:value-type="float">
            <text:p>21.8013598919</text:p>
          </table:table-cell>
          <table:table-cell table:formula="of:=[.C111]/([.D111]-[.D110])" office:value-type="float" office:value="797403.866300138" calcext:value-type="float">
            <text:p>797403.866300138</text:p>
          </table:table-cell>
          <table:table-cell/>
          <table:table-cell office:value-type="float" office:value="1442771301.14732" calcext:value-type="float">
            <text:p>1442771301.14732</text:p>
          </table:table-cell>
          <table:table-cell table:formula="of:=[.G111]-[.B112]" office:value-type="float" office:value="0.540385961532593" calcext:value-type="float">
            <text:p>0.5403859615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2771300.60694" calcext:value-type="float">
            <text:p>1442771300.60694</text:p>
          </table:table-cell>
          <table:table-cell office:value-type="float" office:value="65632" calcext:value-type="float">
            <text:p>65632</text:p>
          </table:table-cell>
          <table:table-cell table:formula="of:=[.B112]-[.B$2]" office:value-type="float" office:value="21.8836536407471" calcext:value-type="float">
            <text:p>21.8836536407</text:p>
          </table:table-cell>
          <table:table-cell table:formula="of:=[.C112]/([.D112]-[.D111])" office:value-type="float" office:value="797533.238097721" calcext:value-type="float">
            <text:p>797533.238097721</text:p>
          </table:table-cell>
          <table:table-cell/>
          <table:table-cell office:value-type="float" office:value="1442771301.22977" calcext:value-type="float">
            <text:p>1442771301.22977</text:p>
          </table:table-cell>
          <table:table-cell table:formula="of:=[.G112]-[.B113]" office:value-type="float" office:value="0.540561437606812" calcext:value-type="float">
            <text:p>0.5405614376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2771300.68921" calcext:value-type="float">
            <text:p>1442771300.68921</text:p>
          </table:table-cell>
          <table:table-cell office:value-type="float" office:value="65632" calcext:value-type="float">
            <text:p>65632</text:p>
          </table:table-cell>
          <table:table-cell table:formula="of:=[.B113]-[.B$2]" office:value-type="float" office:value="21.9659218788147" calcext:value-type="float">
            <text:p>21.9659218788</text:p>
          </table:table-cell>
          <table:table-cell table:formula="of:=[.C113]/([.D113]-[.D112])" office:value-type="float" office:value="797780.547409421" calcext:value-type="float">
            <text:p>797780.547409421</text:p>
          </table:table-cell>
          <table:table-cell/>
          <table:table-cell office:value-type="float" office:value="1442771301.31224" calcext:value-type="float">
            <text:p>1442771301.31224</text:p>
          </table:table-cell>
          <table:table-cell table:formula="of:=[.G113]-[.B114]" office:value-type="float" office:value="0.540527820587158" calcext:value-type="float">
            <text:p>0.5405278206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2771300.77172" calcext:value-type="float">
            <text:p>1442771300.77172</text:p>
          </table:table-cell>
          <table:table-cell office:value-type="float" office:value="65632" calcext:value-type="float">
            <text:p>65632</text:p>
          </table:table-cell>
          <table:table-cell table:formula="of:=[.B114]-[.B$2]" office:value-type="float" office:value="22.0484302043915" calcext:value-type="float">
            <text:p>22.0484302044</text:p>
          </table:table-cell>
          <table:table-cell table:formula="of:=[.C114]/([.D114]-[.D113])" office:value-type="float" office:value="795459.119321515" calcext:value-type="float">
            <text:p>795459.119321515</text:p>
          </table:table-cell>
          <table:table-cell/>
          <table:table-cell office:value-type="float" office:value="1442771301.39328" calcext:value-type="float">
            <text:p>1442771301.39328</text:p>
          </table:table-cell>
          <table:table-cell table:formula="of:=[.G114]-[.B115]" office:value-type="float" office:value="0.539242029190064" calcext:value-type="float">
            <text:p>0.5392420292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2771300.85403" calcext:value-type="float">
            <text:p>1442771300.85403</text:p>
          </table:table-cell>
          <table:table-cell office:value-type="float" office:value="65632" calcext:value-type="float">
            <text:p>65632</text:p>
          </table:table-cell>
          <table:table-cell table:formula="of:=[.B115]-[.B$2]" office:value-type="float" office:value="22.1307492256165" calcext:value-type="float">
            <text:p>22.1307492256</text:p>
          </table:table-cell>
          <table:table-cell table:formula="of:=[.C115]/([.D115]-[.D114])" office:value-type="float" office:value="797288.391228919" calcext:value-type="float">
            <text:p>797288.391228919</text:p>
          </table:table-cell>
          <table:table-cell/>
          <table:table-cell office:value-type="float" office:value="1442771301.4722" calcext:value-type="float">
            <text:p>1442771301.4722</text:p>
          </table:table-cell>
          <table:table-cell table:formula="of:=[.G115]-[.B116]" office:value-type="float" office:value="0.535727024078369" calcext:value-type="float">
            <text:p>0.5357270241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2771300.93647" calcext:value-type="float">
            <text:p>1442771300.93647</text:p>
          </table:table-cell>
          <table:table-cell office:value-type="float" office:value="65632" calcext:value-type="float">
            <text:p>65632</text:p>
          </table:table-cell>
          <table:table-cell table:formula="of:=[.B116]-[.B$2]" office:value-type="float" office:value="22.2131869792938" calcext:value-type="float">
            <text:p>22.2131869793</text:p>
          </table:table-cell>
          <table:table-cell table:formula="of:=[.C116]/([.D116]-[.D115])" office:value-type="float" office:value="796140.082332424" calcext:value-type="float">
            <text:p>796140.082332424</text:p>
          </table:table-cell>
          <table:table-cell/>
          <table:table-cell office:value-type="float" office:value="1442771301.55063" calcext:value-type="float">
            <text:p>1442771301.55063</text:p>
          </table:table-cell>
          <table:table-cell table:formula="of:=[.G116]-[.B117]" office:value-type="float" office:value="0.532775163650513" calcext:value-type="float">
            <text:p>0.5327751637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2771301.01786" calcext:value-type="float">
            <text:p>1442771301.01786</text:p>
          </table:table-cell>
          <table:table-cell office:value-type="float" office:value="65632" calcext:value-type="float">
            <text:p>65632</text:p>
          </table:table-cell>
          <table:table-cell table:formula="of:=[.B117]-[.B$2]" office:value-type="float" office:value="22.294570684433" calcext:value-type="float">
            <text:p>22.2945706844</text:p>
          </table:table-cell>
          <table:table-cell table:formula="of:=[.C117]/([.D117]-[.D116])" office:value-type="float" office:value="806451.363792962" calcext:value-type="float">
            <text:p>806451.363792962</text:p>
          </table:table-cell>
          <table:table-cell/>
          <table:table-cell office:value-type="float" office:value="1442771301.62897" calcext:value-type="float">
            <text:p>1442771301.62897</text:p>
          </table:table-cell>
          <table:table-cell table:formula="of:=[.G117]-[.B118]" office:value-type="float" office:value="0.532594919204712" calcext:value-type="float">
            <text:p>0.5325949192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2771301.09638" calcext:value-type="float">
            <text:p>1442771301.09638</text:p>
          </table:table-cell>
          <table:table-cell office:value-type="float" office:value="65632" calcext:value-type="float">
            <text:p>65632</text:p>
          </table:table-cell>
          <table:table-cell table:formula="of:=[.B118]-[.B$2]" office:value-type="float" office:value="22.3730916976929" calcext:value-type="float">
            <text:p>22.3730916977</text:p>
          </table:table-cell>
          <table:table-cell table:formula="of:=[.C118]/([.D118]-[.D117])" office:value-type="float" office:value="835852.688028518" calcext:value-type="float">
            <text:p>835852.688028518</text:p>
          </table:table-cell>
          <table:table-cell/>
          <table:table-cell office:value-type="float" office:value="1442771301.70757" calcext:value-type="float">
            <text:p>1442771301.70757</text:p>
          </table:table-cell>
          <table:table-cell table:formula="of:=[.G118]-[.B119]" office:value-type="float" office:value="0.532778978347778" calcext:value-type="float">
            <text:p>0.5327789783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2771301.17479" calcext:value-type="float">
            <text:p>1442771301.17479</text:p>
          </table:table-cell>
          <table:table-cell office:value-type="float" office:value="65632" calcext:value-type="float">
            <text:p>65632</text:p>
          </table:table-cell>
          <table:table-cell table:formula="of:=[.B119]-[.B$2]" office:value-type="float" office:value="22.451507806778" calcext:value-type="float">
            <text:p>22.4515078068</text:p>
          </table:table-cell>
          <table:table-cell table:formula="of:=[.C119]/([.D119]-[.D118])" office:value-type="float" office:value="836970.882204676" calcext:value-type="float">
            <text:p>836970.882204676</text:p>
          </table:table-cell>
          <table:table-cell/>
          <table:table-cell office:value-type="float" office:value="1442771301.78636" calcext:value-type="float">
            <text:p>1442771301.78636</text:p>
          </table:table-cell>
          <table:table-cell table:formula="of:=[.G119]-[.B120]" office:value-type="float" office:value="0.533154726028442" calcext:value-type="float">
            <text:p>0.533154726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42771301.2532" calcext:value-type="float">
            <text:p>1442771301.2532</text:p>
          </table:table-cell>
          <table:table-cell office:value-type="float" office:value="65632" calcext:value-type="float">
            <text:p>65632</text:p>
          </table:table-cell>
          <table:table-cell table:formula="of:=[.B120]-[.B$2]" office:value-type="float" office:value="22.5299179553986" calcext:value-type="float">
            <text:p>22.5299179554</text:p>
          </table:table-cell>
          <table:table-cell table:formula="of:=[.C120]/([.D120]-[.D119])" office:value-type="float" office:value="837034.505795497" calcext:value-type="float">
            <text:p>837034.505795497</text:p>
          </table:table-cell>
          <table:table-cell/>
          <table:table-cell office:value-type="float" office:value="1442771301.87519" calcext:value-type="float">
            <text:p>1442771301.87519</text:p>
          </table:table-cell>
          <table:table-cell table:formula="of:=[.G120]-[.B121]" office:value-type="float" office:value="0.543457746505737" calcext:value-type="float">
            <text:p>0.5434577465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2771301.33173" calcext:value-type="float">
            <text:p>1442771301.33173</text:p>
          </table:table-cell>
          <table:table-cell office:value-type="float" office:value="65632" calcext:value-type="float">
            <text:p>65632</text:p>
          </table:table-cell>
          <table:table-cell table:formula="of:=[.B121]-[.B$2]" office:value-type="float" office:value="22.6084442138672" calcext:value-type="float">
            <text:p>22.6084442139</text:p>
          </table:table-cell>
          <table:table-cell table:formula="of:=[.C121]/([.D121]-[.D120])" office:value-type="float" office:value="835796.856744686" calcext:value-type="float">
            <text:p>835796.856744686</text:p>
          </table:table-cell>
          <table:table-cell/>
          <table:table-cell office:value-type="float" office:value="1442771302.02094" calcext:value-type="float">
            <text:p>1442771302.02094</text:p>
          </table:table-cell>
          <table:table-cell table:formula="of:=[.G121]-[.B122]" office:value-type="float" office:value="0.610778093338013" calcext:value-type="float">
            <text:p>0.6107780933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2771301.41016" calcext:value-type="float">
            <text:p>1442771301.41016</text:p>
          </table:table-cell>
          <table:table-cell office:value-type="float" office:value="65632" calcext:value-type="float">
            <text:p>65632</text:p>
          </table:table-cell>
          <table:table-cell table:formula="of:=[.B122]-[.B$2]" office:value-type="float" office:value="22.6868741512299" calcext:value-type="float">
            <text:p>22.6868741512</text:p>
          </table:table-cell>
          <table:table-cell table:formula="of:=[.C122]/([.D122]-[.D121])" office:value-type="float" office:value="836823.312716782" calcext:value-type="float">
            <text:p>836823.312716782</text:p>
          </table:table-cell>
          <table:table-cell/>
          <table:table-cell office:value-type="float" office:value="1442771302.0993" calcext:value-type="float">
            <text:p>1442771302.0993</text:p>
          </table:table-cell>
          <table:table-cell table:formula="of:=[.G122]-[.B123]" office:value-type="float" office:value="0.61066198348999" calcext:value-type="float">
            <text:p>0.6106619835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2771301.48864" calcext:value-type="float">
            <text:p>1442771301.48864</text:p>
          </table:table-cell>
          <table:table-cell office:value-type="float" office:value="65632" calcext:value-type="float">
            <text:p>65632</text:p>
          </table:table-cell>
          <table:table-cell table:formula="of:=[.B123]-[.B$2]" office:value-type="float" office:value="22.765350818634" calcext:value-type="float">
            <text:p>22.7653508186</text:p>
          </table:table-cell>
          <table:table-cell table:formula="of:=[.C123]/([.D123]-[.D122])" office:value-type="float" office:value="836325.014440005" calcext:value-type="float">
            <text:p>836325.014440005</text:p>
          </table:table-cell>
          <table:table-cell/>
          <table:table-cell office:value-type="float" office:value="1442771302.17825" calcext:value-type="float">
            <text:p>1442771302.17825</text:p>
          </table:table-cell>
          <table:table-cell table:formula="of:=[.G123]-[.B124]" office:value-type="float" office:value="0.61115288734436" calcext:value-type="float">
            <text:p>0.6111528873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2771301.56709" calcext:value-type="float">
            <text:p>1442771301.56709</text:p>
          </table:table-cell>
          <table:table-cell office:value-type="float" office:value="65632" calcext:value-type="float">
            <text:p>65632</text:p>
          </table:table-cell>
          <table:table-cell table:formula="of:=[.B124]-[.B$2]" office:value-type="float" office:value="22.8438076972961" calcext:value-type="float">
            <text:p>22.8438076973</text:p>
          </table:table-cell>
          <table:table-cell table:formula="of:=[.C124]/([.D124]-[.D123])" office:value-type="float" office:value="836535.956046093" calcext:value-type="float">
            <text:p>836535.956046093</text:p>
          </table:table-cell>
          <table:table-cell/>
          <table:table-cell office:value-type="float" office:value="1442771302.25668" calcext:value-type="float">
            <text:p>1442771302.25668</text:p>
          </table:table-cell>
          <table:table-cell table:formula="of:=[.G124]-[.B125]" office:value-type="float" office:value="0.611102104187012" calcext:value-type="float">
            <text:p>0.6111021042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2771301.64557" calcext:value-type="float">
            <text:p>1442771301.64557</text:p>
          </table:table-cell>
          <table:table-cell office:value-type="float" office:value="65632" calcext:value-type="float">
            <text:p>65632</text:p>
          </table:table-cell>
          <table:table-cell table:formula="of:=[.B125]-[.B$2]" office:value-type="float" office:value="22.9222891330719" calcext:value-type="float">
            <text:p>22.9222891331</text:p>
          </table:table-cell>
          <table:table-cell table:formula="of:=[.C125]/([.D125]-[.D124])" office:value-type="float" office:value="836274.201041999" calcext:value-type="float">
            <text:p>836274.201041999</text:p>
          </table:table-cell>
          <table:table-cell/>
          <table:table-cell office:value-type="float" office:value="1442771302.33521" calcext:value-type="float">
            <text:p>1442771302.33521</text:p>
          </table:table-cell>
          <table:table-cell table:formula="of:=[.G125]-[.B126]" office:value-type="float" office:value="0.61114764213562" calcext:value-type="float">
            <text:p>0.6111476421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2771301.72407" calcext:value-type="float">
            <text:p>1442771301.72407</text:p>
          </table:table-cell>
          <table:table-cell office:value-type="float" office:value="65632" calcext:value-type="float">
            <text:p>65632</text:p>
          </table:table-cell>
          <table:table-cell table:formula="of:=[.B126]-[.B$2]" office:value-type="float" office:value="23.0007796287537" calcext:value-type="float">
            <text:p>23.0007796288</text:p>
          </table:table-cell>
          <table:table-cell table:formula="of:=[.C126]/([.D126]-[.D125])" office:value-type="float" office:value="836177.672594946" calcext:value-type="float">
            <text:p>836177.672594946</text:p>
          </table:table-cell>
          <table:table-cell/>
          <table:table-cell office:value-type="float" office:value="1442771302.40673" calcext:value-type="float">
            <text:p>1442771302.40673</text:p>
          </table:table-cell>
          <table:table-cell table:formula="of:=[.G126]-[.B127]" office:value-type="float" office:value="0.604212522506714" calcext:value-type="float">
            <text:p>0.6042125225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42771301.80252" calcext:value-type="float">
            <text:p>1442771301.80252</text:p>
          </table:table-cell>
          <table:table-cell office:value-type="float" office:value="65632" calcext:value-type="float">
            <text:p>65632</text:p>
          </table:table-cell>
          <table:table-cell table:formula="of:=[.B127]-[.B$2]" office:value-type="float" office:value="23.0792326927185" calcext:value-type="float">
            <text:p>23.0792326927</text:p>
          </table:table-cell>
          <table:table-cell table:formula="of:=[.C127]/([.D127]-[.D126])" office:value-type="float" office:value="836576.63172226" calcext:value-type="float">
            <text:p>836576.63172226</text:p>
          </table:table-cell>
          <table:table-cell/>
          <table:table-cell office:value-type="float" office:value="1442771302.47116" calcext:value-type="float">
            <text:p>1442771302.47116</text:p>
          </table:table-cell>
          <table:table-cell table:formula="of:=[.G127]-[.B128]" office:value-type="float" office:value="0.59019947052002" calcext:value-type="float">
            <text:p>0.5901994705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2771301.88096" calcext:value-type="float">
            <text:p>1442771301.88096</text:p>
          </table:table-cell>
          <table:table-cell office:value-type="float" office:value="65632" calcext:value-type="float">
            <text:p>65632</text:p>
          </table:table-cell>
          <table:table-cell table:formula="of:=[.B128]-[.B$2]" office:value-type="float" office:value="23.157675743103" calcext:value-type="float">
            <text:p>23.1576757431</text:p>
          </table:table-cell>
          <table:table-cell table:formula="of:=[.C128]/([.D128]-[.D127])" office:value-type="float" office:value="836683.424194715" calcext:value-type="float">
            <text:p>836683.424194715</text:p>
          </table:table-cell>
          <table:table-cell/>
          <table:table-cell office:value-type="float" office:value="1442771302.59973" calcext:value-type="float">
            <text:p>1442771302.59973</text:p>
          </table:table-cell>
          <table:table-cell table:formula="of:=[.G128]-[.B129]" office:value-type="float" office:value="0.640321969985962" calcext:value-type="float">
            <text:p>0.64032197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2771301.95941" calcext:value-type="float">
            <text:p>1442771301.95941</text:p>
          </table:table-cell>
          <table:table-cell office:value-type="float" office:value="65632" calcext:value-type="float">
            <text:p>65632</text:p>
          </table:table-cell>
          <table:table-cell table:formula="of:=[.B129]-[.B$2]" office:value-type="float" office:value="23.2361261844635" calcext:value-type="float">
            <text:p>23.2361261845</text:p>
          </table:table-cell>
          <table:table-cell table:formula="of:=[.C129]/([.D129]-[.D128])" office:value-type="float" office:value="836604.598544272" calcext:value-type="float">
            <text:p>836604.598544272</text:p>
          </table:table-cell>
          <table:table-cell/>
          <table:table-cell office:value-type="float" office:value="1442771302.66369" calcext:value-type="float">
            <text:p>1442771302.66369</text:p>
          </table:table-cell>
          <table:table-cell table:formula="of:=[.G129]-[.B130]" office:value-type="float" office:value="0.632853269577026" calcext:value-type="float">
            <text:p>0.6328532696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2771302.03084" calcext:value-type="float">
            <text:p>1442771302.03084</text:p>
          </table:table-cell>
          <table:table-cell office:value-type="float" office:value="65632" calcext:value-type="float">
            <text:p>65632</text:p>
          </table:table-cell>
          <table:table-cell table:formula="of:=[.B130]-[.B$2]" office:value-type="float" office:value="23.3075559139252" calcext:value-type="float">
            <text:p>23.3075559139</text:p>
          </table:table-cell>
          <table:table-cell table:formula="of:=[.C130]/([.D130]-[.D129])" office:value-type="float" office:value="918833.103451959" calcext:value-type="float">
            <text:p>918833.103451959</text:p>
          </table:table-cell>
          <table:table-cell/>
          <table:table-cell office:value-type="float" office:value="1442771302.72832" calcext:value-type="float">
            <text:p>1442771302.72832</text:p>
          </table:table-cell>
          <table:table-cell table:formula="of:=[.G130]-[.B131]" office:value-type="float" office:value="0.632986307144165" calcext:value-type="float">
            <text:p>0.6329863071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2771302.09533" calcext:value-type="float">
            <text:p>1442771302.09533</text:p>
          </table:table-cell>
          <table:table-cell office:value-type="float" office:value="65632" calcext:value-type="float">
            <text:p>65632</text:p>
          </table:table-cell>
          <table:table-cell table:formula="of:=[.B131]-[.B$2]" office:value-type="float" office:value="23.3720455169678" calcext:value-type="float">
            <text:p>23.372045517</text:p>
          </table:table-cell>
          <table:table-cell table:formula="of:=[.C131]/([.D131]-[.D130])" office:value-type="float" office:value="1017714.4361804" calcext:value-type="float">
            <text:p>1017714.4361804</text:p>
          </table:table-cell>
          <table:table-cell/>
          <table:table-cell office:value-type="float" office:value="1442771302.79266" calcext:value-type="float">
            <text:p>1442771302.79266</text:p>
          </table:table-cell>
          <table:table-cell table:formula="of:=[.G131]-[.B132]" office:value-type="float" office:value="0.633018970489502" calcext:value-type="float">
            <text:p>0.6330189705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2771302.15964" calcext:value-type="float">
            <text:p>1442771302.15964</text:p>
          </table:table-cell>
          <table:table-cell office:value-type="float" office:value="65632" calcext:value-type="float">
            <text:p>65632</text:p>
          </table:table-cell>
          <table:table-cell table:formula="of:=[.B132]-[.B$2]" office:value-type="float" office:value="23.4363582134247" calcext:value-type="float">
            <text:p>23.4363582134</text:p>
          </table:table-cell>
          <table:table-cell table:formula="of:=[.C132]/([.D132]-[.D131])" office:value-type="float" office:value="1020513.8894149" calcext:value-type="float">
            <text:p>1020513.8894149</text:p>
          </table:table-cell>
          <table:table-cell/>
          <table:table-cell office:value-type="float" office:value="1442771302.8572" calcext:value-type="float">
            <text:p>1442771302.8572</text:p>
          </table:table-cell>
          <table:table-cell table:formula="of:=[.G132]-[.B133]" office:value-type="float" office:value="0.633243799209595" calcext:value-type="float">
            <text:p>0.6332437992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2771302.22396" calcext:value-type="float">
            <text:p>1442771302.22396</text:p>
          </table:table-cell>
          <table:table-cell office:value-type="float" office:value="65632" calcext:value-type="float">
            <text:p>65632</text:p>
          </table:table-cell>
          <table:table-cell table:formula="of:=[.B133]-[.B$2]" office:value-type="float" office:value="23.5006725788116" calcext:value-type="float">
            <text:p>23.5006725788</text:p>
          </table:table-cell>
          <table:table-cell table:formula="of:=[.C133]/([.D133]-[.D132])" office:value-type="float" office:value="1020487.40751944" calcext:value-type="float">
            <text:p>1020487.40751944</text:p>
          </table:table-cell>
          <table:table-cell/>
          <table:table-cell office:value-type="float" office:value="1442771302.9854" calcext:value-type="float">
            <text:p>1442771302.9854</text:p>
          </table:table-cell>
          <table:table-cell table:formula="of:=[.G133]-[.B134]" office:value-type="float" office:value="0.697145462036133" calcext:value-type="float">
            <text:p>0.697145462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2771302.28825" calcext:value-type="float">
            <text:p>1442771302.28825</text:p>
          </table:table-cell>
          <table:table-cell office:value-type="float" office:value="65632" calcext:value-type="float">
            <text:p>65632</text:p>
          </table:table-cell>
          <table:table-cell table:formula="of:=[.B134]-[.B$2]" office:value-type="float" office:value="23.5649647712707" calcext:value-type="float">
            <text:p>23.5649647713</text:p>
          </table:table-cell>
          <table:table-cell table:formula="of:=[.C134]/([.D134]-[.D133])" office:value-type="float" office:value="1020839.35062171" calcext:value-type="float">
            <text:p>1020839.35062171</text:p>
          </table:table-cell>
          <table:table-cell/>
          <table:table-cell office:value-type="float" office:value="1442771303.04969" calcext:value-type="float">
            <text:p>1442771303.04969</text:p>
          </table:table-cell>
          <table:table-cell table:formula="of:=[.G134]-[.B135]" office:value-type="float" office:value="0.697113990783691" calcext:value-type="float">
            <text:p>0.6971139908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2771302.35257" calcext:value-type="float">
            <text:p>1442771302.35257</text:p>
          </table:table-cell>
          <table:table-cell office:value-type="float" office:value="65632" calcext:value-type="float">
            <text:p>65632</text:p>
          </table:table-cell>
          <table:table-cell table:formula="of:=[.B135]-[.B$2]" office:value-type="float" office:value="23.6292867660522" calcext:value-type="float">
            <text:p>23.6292867661</text:p>
          </table:table-cell>
          <table:table-cell table:formula="of:=[.C135]/([.D135]-[.D134])" office:value-type="float" office:value="1020366.36492627" calcext:value-type="float">
            <text:p>1020366.36492627</text:p>
          </table:table-cell>
          <table:table-cell/>
          <table:table-cell office:value-type="float" office:value="1442771303.11398" calcext:value-type="float">
            <text:p>1442771303.11398</text:p>
          </table:table-cell>
          <table:table-cell table:formula="of:=[.G135]-[.B136]" office:value-type="float" office:value="0.6970534324646" calcext:value-type="float">
            <text:p>0.6970534325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2771302.41693" calcext:value-type="float">
            <text:p>1442771302.41693</text:p>
          </table:table-cell>
          <table:table-cell office:value-type="float" office:value="65632" calcext:value-type="float">
            <text:p>65632</text:p>
          </table:table-cell>
          <table:table-cell table:formula="of:=[.B136]-[.B$2]" office:value-type="float" office:value="23.6936454772949" calcext:value-type="float">
            <text:p>23.6936454773</text:p>
          </table:table-cell>
          <table:table-cell table:formula="of:=[.C136]/([.D136]-[.D135])" office:value-type="float" office:value="1019784.24882567" calcext:value-type="float">
            <text:p>1019784.24882567</text:p>
          </table:table-cell>
          <table:table-cell/>
          <table:table-cell office:value-type="float" office:value="1442771303.17861" calcext:value-type="float">
            <text:p>1442771303.17861</text:p>
          </table:table-cell>
          <table:table-cell table:formula="of:=[.G136]-[.B137]" office:value-type="float" office:value="0.697319746017456" calcext:value-type="float">
            <text:p>0.697319746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2771302.48129" calcext:value-type="float">
            <text:p>1442771302.48129</text:p>
          </table:table-cell>
          <table:table-cell office:value-type="float" office:value="65632" calcext:value-type="float">
            <text:p>65632</text:p>
          </table:table-cell>
          <table:table-cell table:formula="of:=[.B137]-[.B$2]" office:value-type="float" office:value="23.7580010890961" calcext:value-type="float">
            <text:p>23.7580010891</text:p>
          </table:table-cell>
          <table:table-cell table:formula="of:=[.C137]/([.D137]-[.D136])" office:value-type="float" office:value="1019833.36282773" calcext:value-type="float">
            <text:p>1019833.36282773</text:p>
          </table:table-cell>
          <table:table-cell/>
          <table:table-cell office:value-type="float" office:value="1442771303.24297" calcext:value-type="float">
            <text:p>1442771303.24297</text:p>
          </table:table-cell>
          <table:table-cell table:formula="of:=[.G137]-[.B138]" office:value-type="float" office:value="0.697352170944214" calcext:value-type="float">
            <text:p>0.6973521709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2771302.54561" calcext:value-type="float">
            <text:p>1442771302.54561</text:p>
          </table:table-cell>
          <table:table-cell office:value-type="float" office:value="65632" calcext:value-type="float">
            <text:p>65632</text:p>
          </table:table-cell>
          <table:table-cell table:formula="of:=[.B138]-[.B$2]" office:value-type="float" office:value="23.8223295211792" calcext:value-type="float">
            <text:p>23.8223295212</text:p>
          </table:table-cell>
          <table:table-cell table:formula="of:=[.C138]/([.D138]-[.D137])" office:value-type="float" office:value="1020264.25757098" calcext:value-type="float">
            <text:p>1020264.25757098</text:p>
          </table:table-cell>
          <table:table-cell/>
          <table:table-cell office:value-type="float" office:value="1442771303.3074" calcext:value-type="float">
            <text:p>1442771303.3074</text:p>
          </table:table-cell>
          <table:table-cell table:formula="of:=[.G138]-[.B139]" office:value-type="float" office:value="0.697458505630493" calcext:value-type="float">
            <text:p>0.6974585056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2771302.60994" calcext:value-type="float">
            <text:p>1442771302.60994</text:p>
          </table:table-cell>
          <table:table-cell office:value-type="float" office:value="65632" calcext:value-type="float">
            <text:p>65632</text:p>
          </table:table-cell>
          <table:table-cell table:formula="of:=[.B139]-[.B$2]" office:value-type="float" office:value="23.8866519927979" calcext:value-type="float">
            <text:p>23.8866519928</text:p>
          </table:table-cell>
          <table:table-cell table:formula="of:=[.C139]/([.D139]-[.D138])" office:value-type="float" office:value="1020358.8007176" calcext:value-type="float">
            <text:p>1020358.8007176</text:p>
          </table:table-cell>
          <table:table-cell/>
          <table:table-cell office:value-type="float" office:value="1442771303.37162" calcext:value-type="float">
            <text:p>1442771303.37162</text:p>
          </table:table-cell>
          <table:table-cell table:formula="of:=[.G139]-[.B140]" office:value-type="float" office:value="0.697379350662231" calcext:value-type="float">
            <text:p>0.6973793507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2771302.67424" calcext:value-type="float">
            <text:p>1442771302.67424</text:p>
          </table:table-cell>
          <table:table-cell office:value-type="float" office:value="65632" calcext:value-type="float">
            <text:p>65632</text:p>
          </table:table-cell>
          <table:table-cell table:formula="of:=[.B140]-[.B$2]" office:value-type="float" office:value="23.9509580135345" calcext:value-type="float">
            <text:p>23.9509580135</text:p>
          </table:table-cell>
          <table:table-cell table:formula="of:=[.C140]/([.D140]-[.D139])" office:value-type="float" office:value="1020619.83074237" calcext:value-type="float">
            <text:p>1020619.83074237</text:p>
          </table:table-cell>
          <table:table-cell/>
          <table:table-cell office:value-type="float" office:value="1442771303.5043" calcext:value-type="float">
            <text:p>1442771303.5043</text:p>
          </table:table-cell>
          <table:table-cell table:formula="of:=[.G140]-[.B141]" office:value-type="float" office:value="0.765737295150757" calcext:value-type="float">
            <text:p>0.7657372952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2771302.73856" calcext:value-type="float">
            <text:p>1442771302.73856</text:p>
          </table:table-cell>
          <table:table-cell office:value-type="float" office:value="65632" calcext:value-type="float">
            <text:p>65632</text:p>
          </table:table-cell>
          <table:table-cell table:formula="of:=[.B141]-[.B$2]" office:value-type="float" office:value="24.0152726173401" calcext:value-type="float">
            <text:p>24.0152726173</text:p>
          </table:table-cell>
          <table:table-cell table:formula="of:=[.C141]/([.D141]-[.D140])" office:value-type="float" office:value="1020483.62450372" calcext:value-type="float">
            <text:p>1020483.62450372</text:p>
          </table:table-cell>
          <table:table-cell/>
          <table:table-cell office:value-type="float" office:value="1442771303.57104" calcext:value-type="float">
            <text:p>1442771303.57104</text:p>
          </table:table-cell>
          <table:table-cell table:formula="of:=[.G141]-[.B142]" office:value-type="float" office:value="0.768150568008423" calcext:value-type="float">
            <text:p>0.768150568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2771302.80288" calcext:value-type="float">
            <text:p>1442771302.80288</text:p>
          </table:table-cell>
          <table:table-cell office:value-type="float" office:value="65632" calcext:value-type="float">
            <text:p>65632</text:p>
          </table:table-cell>
          <table:table-cell table:formula="of:=[.B142]-[.B$2]" office:value-type="float" office:value="24.0795991420746" calcext:value-type="float">
            <text:p>24.0795991421</text:p>
          </table:table-cell>
          <table:table-cell table:formula="of:=[.C142]/([.D142]-[.D141])" office:value-type="float" office:value="1020294.50947166" calcext:value-type="float">
            <text:p>1020294.50947166</text:p>
          </table:table-cell>
          <table:table-cell/>
          <table:table-cell office:value-type="float" office:value="1442771303.63733" calcext:value-type="float">
            <text:p>1442771303.63733</text:p>
          </table:table-cell>
          <table:table-cell table:formula="of:=[.G142]-[.B143]" office:value-type="float" office:value="0.770140409469605" calcext:value-type="float">
            <text:p>0.7701404095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2771302.86719" calcext:value-type="float">
            <text:p>1442771302.86719</text:p>
          </table:table-cell>
          <table:table-cell office:value-type="float" office:value="65632" calcext:value-type="float">
            <text:p>65632</text:p>
          </table:table-cell>
          <table:table-cell table:formula="of:=[.B143]-[.B$2]" office:value-type="float" office:value="24.1439065933228" calcext:value-type="float">
            <text:p>24.1439065933</text:p>
          </table:table-cell>
          <table:table-cell table:formula="of:=[.C143]/([.D143]-[.D142])" office:value-type="float" office:value="1020597.12717768" calcext:value-type="float">
            <text:p>1020597.12717768</text:p>
          </table:table-cell>
          <table:table-cell/>
          <table:table-cell office:value-type="float" office:value="1442771303.70377" calcext:value-type="float">
            <text:p>1442771303.70377</text:p>
          </table:table-cell>
          <table:table-cell table:formula="of:=[.G143]-[.B144]" office:value-type="float" office:value="0.77227258682251" calcext:value-type="float">
            <text:p>0.7722725868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2771302.9315" calcext:value-type="float">
            <text:p>1442771302.9315</text:p>
          </table:table-cell>
          <table:table-cell office:value-type="float" office:value="65632" calcext:value-type="float">
            <text:p>65632</text:p>
          </table:table-cell>
          <table:table-cell table:formula="of:=[.B144]-[.B$2]" office:value-type="float" office:value="24.2082169055939" calcext:value-type="float">
            <text:p>24.2082169056</text:p>
          </table:table-cell>
          <table:table-cell table:formula="of:=[.C144]/([.D144]-[.D143])" office:value-type="float" office:value="1020551.72307841" calcext:value-type="float">
            <text:p>1020551.72307841</text:p>
          </table:table-cell>
          <table:table-cell/>
          <table:table-cell office:value-type="float" office:value="1442771303.77079" calcext:value-type="float">
            <text:p>1442771303.77079</text:p>
          </table:table-cell>
          <table:table-cell table:formula="of:=[.G144]-[.B145]" office:value-type="float" office:value="0.774908065795898" calcext:value-type="float">
            <text:p>0.7749080658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2771302.99588" calcext:value-type="float">
            <text:p>1442771302.99588</text:p>
          </table:table-cell>
          <table:table-cell office:value-type="float" office:value="65632" calcext:value-type="float">
            <text:p>65632</text:p>
          </table:table-cell>
          <table:table-cell table:formula="of:=[.B145]-[.B$2]" office:value-type="float" office:value="24.2725985050201" calcext:value-type="float">
            <text:p>24.272598505</text:p>
          </table:table-cell>
          <table:table-cell table:formula="of:=[.C145]/([.D145]-[.D144])" office:value-type="float" office:value="1019421.70720941" calcext:value-type="float">
            <text:p>1019421.70720941</text:p>
          </table:table-cell>
          <table:table-cell/>
          <table:table-cell office:value-type="float" office:value="1442771303.8371" calcext:value-type="float">
            <text:p>1442771303.8371</text:p>
          </table:table-cell>
          <table:table-cell table:formula="of:=[.G145]-[.B146]" office:value-type="float" office:value="0.774753093719482" calcext:value-type="float">
            <text:p>0.7747530937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2771303.06234" calcext:value-type="float">
            <text:p>1442771303.06234</text:p>
          </table:table-cell>
          <table:table-cell office:value-type="float" office:value="65632" calcext:value-type="float">
            <text:p>65632</text:p>
          </table:table-cell>
          <table:table-cell table:formula="of:=[.B146]-[.B$2]" office:value-type="float" office:value="24.3390595912933" calcext:value-type="float">
            <text:p>24.3390595913</text:p>
          </table:table-cell>
          <table:table-cell table:formula="of:=[.C146]/([.D146]-[.D145])" office:value-type="float" office:value="987525.237403052" calcext:value-type="float">
            <text:p>987525.237403052</text:p>
          </table:table-cell>
          <table:table-cell/>
          <table:table-cell office:value-type="float" office:value="1442771303.9037" calcext:value-type="float">
            <text:p>1442771303.9037</text:p>
          </table:table-cell>
          <table:table-cell table:formula="of:=[.G146]-[.B147]" office:value-type="float" office:value="0.774839878082275" calcext:value-type="float">
            <text:p>0.7748398781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2771303.12886" calcext:value-type="float">
            <text:p>1442771303.12886</text:p>
          </table:table-cell>
          <table:table-cell office:value-type="float" office:value="65632" calcext:value-type="float">
            <text:p>65632</text:p>
          </table:table-cell>
          <table:table-cell table:formula="of:=[.B147]-[.B$2]" office:value-type="float" office:value="24.4055774211884" calcext:value-type="float">
            <text:p>24.4055774212</text:p>
          </table:table-cell>
          <table:table-cell table:formula="of:=[.C147]/([.D147]-[.D146])" office:value-type="float" office:value="986682.820284162" calcext:value-type="float">
            <text:p>986682.820284162</text:p>
          </table:table-cell>
          <table:table-cell/>
          <table:table-cell office:value-type="float" office:value="1442771303.9701" calcext:value-type="float">
            <text:p>1442771303.9701</text:p>
          </table:table-cell>
          <table:table-cell table:formula="of:=[.G147]-[.B148]" office:value-type="float" office:value="0.774728298187256" calcext:value-type="float">
            <text:p>0.7747282982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2771303.19537" calcext:value-type="float">
            <text:p>1442771303.19537</text:p>
          </table:table-cell>
          <table:table-cell office:value-type="float" office:value="65632" calcext:value-type="float">
            <text:p>65632</text:p>
          </table:table-cell>
          <table:table-cell table:formula="of:=[.B148]-[.B$2]" office:value-type="float" office:value="24.4720818996429" calcext:value-type="float">
            <text:p>24.4720818996</text:p>
          </table:table-cell>
          <table:table-cell table:formula="of:=[.C148]/([.D148]-[.D147])" office:value-type="float" office:value="986880.906746971" calcext:value-type="float">
            <text:p>986880.906746971</text:p>
          </table:table-cell>
          <table:table-cell/>
          <table:table-cell office:value-type="float" office:value="1442771304.10293" calcext:value-type="float">
            <text:p>1442771304.10293</text:p>
          </table:table-cell>
          <table:table-cell table:formula="of:=[.G148]-[.B149]" office:value-type="float" office:value="0.841073989868164" calcext:value-type="float">
            <text:p>0.8410739899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2771303.26185" calcext:value-type="float">
            <text:p>1442771303.26185</text:p>
          </table:table-cell>
          <table:table-cell office:value-type="float" office:value="65632" calcext:value-type="float">
            <text:p>65632</text:p>
          </table:table-cell>
          <table:table-cell table:formula="of:=[.B149]-[.B$2]" office:value-type="float" office:value="24.5385694503784" calcext:value-type="float">
            <text:p>24.5385694504</text:p>
          </table:table-cell>
          <table:table-cell table:formula="of:=[.C149]/([.D149]-[.D148])" office:value-type="float" office:value="987132.166458086" calcext:value-type="float">
            <text:p>987132.166458086</text:p>
          </table:table-cell>
          <table:table-cell/>
          <table:table-cell office:value-type="float" office:value="1442771304.16966" calcext:value-type="float">
            <text:p>1442771304.16966</text:p>
          </table:table-cell>
          <table:table-cell table:formula="of:=[.G149]-[.B150]" office:value-type="float" office:value="0.841267824172974" calcext:value-type="float">
            <text:p>0.8412678242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2771303.3284" calcext:value-type="float">
            <text:p>1442771303.3284</text:p>
          </table:table-cell>
          <table:table-cell office:value-type="float" office:value="65632" calcext:value-type="float">
            <text:p>65632</text:p>
          </table:table-cell>
          <table:table-cell table:formula="of:=[.B150]-[.B$2]" office:value-type="float" office:value="24.6051115989685" calcext:value-type="float">
            <text:p>24.605111599</text:p>
          </table:table-cell>
          <table:table-cell table:formula="of:=[.C150]/([.D150]-[.D149])" office:value-type="float" office:value="986322.224193652" calcext:value-type="float">
            <text:p>986322.224193652</text:p>
          </table:table-cell>
          <table:table-cell/>
          <table:table-cell office:value-type="float" office:value="1442771304.23609" calcext:value-type="float">
            <text:p>1442771304.23609</text:p>
          </table:table-cell>
          <table:table-cell table:formula="of:=[.G150]-[.B151]" office:value-type="float" office:value="0.841176271438599" calcext:value-type="float">
            <text:p>0.8411762714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2771303.39491" calcext:value-type="float">
            <text:p>1442771303.39491</text:p>
          </table:table-cell>
          <table:table-cell office:value-type="float" office:value="65632" calcext:value-type="float">
            <text:p>65632</text:p>
          </table:table-cell>
          <table:table-cell table:formula="of:=[.B151]-[.B$2]" office:value-type="float" office:value="24.6716253757477" calcext:value-type="float">
            <text:p>24.6716253757</text:p>
          </table:table-cell>
          <table:table-cell table:formula="of:=[.C151]/([.D151]-[.D150])" office:value-type="float" office:value="986742.945268282" calcext:value-type="float">
            <text:p>986742.945268282</text:p>
          </table:table-cell>
          <table:table-cell/>
          <table:table-cell office:value-type="float" office:value="1442771304.30272" calcext:value-type="float">
            <text:p>1442771304.30272</text:p>
          </table:table-cell>
          <table:table-cell table:formula="of:=[.G151]-[.B152]" office:value-type="float" office:value="0.841333150863647" calcext:value-type="float">
            <text:p>0.8413331509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2771303.46139" calcext:value-type="float">
            <text:p>1442771303.46139</text:p>
          </table:table-cell>
          <table:table-cell office:value-type="float" office:value="65632" calcext:value-type="float">
            <text:p>65632</text:p>
          </table:table-cell>
          <table:table-cell table:formula="of:=[.B152]-[.B$2]" office:value-type="float" office:value="24.738100528717" calcext:value-type="float">
            <text:p>24.7381005287</text:p>
          </table:table-cell>
          <table:table-cell table:formula="of:=[.C152]/([.D152]-[.D151])" office:value-type="float" office:value="987316.268835832" calcext:value-type="float">
            <text:p>987316.268835832</text:p>
          </table:table-cell>
          <table:table-cell/>
          <table:table-cell office:value-type="float" office:value="1442771304.36935" calcext:value-type="float">
            <text:p>1442771304.36935</text:p>
          </table:table-cell>
          <table:table-cell table:formula="of:=[.G152]-[.B153]" office:value-type="float" office:value="0.841454267501831" calcext:value-type="float">
            <text:p>0.8414542675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2771303.52789" calcext:value-type="float">
            <text:p>1442771303.52789</text:p>
          </table:table-cell>
          <table:table-cell office:value-type="float" office:value="65632" calcext:value-type="float">
            <text:p>65632</text:p>
          </table:table-cell>
          <table:table-cell table:formula="of:=[.B153]-[.B$2]" office:value-type="float" office:value="24.8046088218689" calcext:value-type="float">
            <text:p>24.8046088219</text:p>
          </table:table-cell>
          <table:table-cell table:formula="of:=[.C153]/([.D153]-[.D152])" office:value-type="float" office:value="986824.302499319" calcext:value-type="float">
            <text:p>986824.302499319</text:p>
          </table:table-cell>
          <table:table-cell/>
          <table:table-cell office:value-type="float" office:value="1442771304.43586" calcext:value-type="float">
            <text:p>1442771304.43586</text:p>
          </table:table-cell>
          <table:table-cell table:formula="of:=[.G153]-[.B154]" office:value-type="float" office:value="0.841453552246094" calcext:value-type="float">
            <text:p>0.8414535522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2771303.5944" calcext:value-type="float">
            <text:p>1442771303.5944</text:p>
          </table:table-cell>
          <table:table-cell office:value-type="float" office:value="65632" calcext:value-type="float">
            <text:p>65632</text:p>
          </table:table-cell>
          <table:table-cell table:formula="of:=[.B154]-[.B$2]" office:value-type="float" office:value="24.8711161613464" calcext:value-type="float">
            <text:p>24.8711161613</text:p>
          </table:table-cell>
          <table:table-cell table:formula="of:=[.C154]/([.D154]-[.D153])" office:value-type="float" office:value="986838.452952479" calcext:value-type="float">
            <text:p>986838.452952479</text:p>
          </table:table-cell>
          <table:table-cell/>
          <table:table-cell office:value-type="float" office:value="1442771304.50274" calcext:value-type="float">
            <text:p>1442771304.50274</text:p>
          </table:table-cell>
          <table:table-cell table:formula="of:=[.G154]-[.B155]" office:value-type="float" office:value="0.841853141784668" calcext:value-type="float">
            <text:p>0.8418531418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42771303.66089" calcext:value-type="float">
            <text:p>1442771303.66089</text:p>
          </table:table-cell>
          <table:table-cell office:value-type="float" office:value="65632" calcext:value-type="float">
            <text:p>65632</text:p>
          </table:table-cell>
          <table:table-cell table:formula="of:=[.B155]-[.B$2]" office:value-type="float" office:value="24.937605381012" calcext:value-type="float">
            <text:p>24.937605381</text:p>
          </table:table-cell>
          <table:table-cell table:formula="of:=[.C155]/([.D155]-[.D154])" office:value-type="float" office:value="987107.38868888" calcext:value-type="float">
            <text:p>987107.38868888</text:p>
          </table:table-cell>
          <table:table-cell/>
          <table:table-cell office:value-type="float" office:value="1442771304.63518" calcext:value-type="float">
            <text:p>1442771304.63518</text:p>
          </table:table-cell>
          <table:table-cell table:formula="of:=[.G155]-[.B156]" office:value-type="float" office:value="0.907748937606812" calcext:value-type="float">
            <text:p>0.9077489376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2771303.72743" calcext:value-type="float">
            <text:p>1442771303.72743</text:p>
          </table:table-cell>
          <table:table-cell office:value-type="float" office:value="65632" calcext:value-type="float">
            <text:p>65632</text:p>
          </table:table-cell>
          <table:table-cell table:formula="of:=[.B156]-[.B$2]" office:value-type="float" office:value="25.0041491985321" calcext:value-type="float">
            <text:p>25.0041491985</text:p>
          </table:table-cell>
          <table:table-cell table:formula="of:=[.C156]/([.D156]-[.D155])" office:value-type="float" office:value="986297.487067591" calcext:value-type="float">
            <text:p>986297.487067591</text:p>
          </table:table-cell>
          <table:table-cell/>
          <table:table-cell office:value-type="float" office:value="1442771304.70174" calcext:value-type="float">
            <text:p>1442771304.70174</text:p>
          </table:table-cell>
          <table:table-cell table:formula="of:=[.G156]-[.B157]" office:value-type="float" office:value="0.907696962356567" calcext:value-type="float">
            <text:p>0.9076969624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2771303.79404" calcext:value-type="float">
            <text:p>1442771303.79404</text:p>
          </table:table-cell>
          <table:table-cell office:value-type="float" office:value="65632" calcext:value-type="float">
            <text:p>65632</text:p>
          </table:table-cell>
          <table:table-cell table:formula="of:=[.B157]-[.B$2]" office:value-type="float" office:value="25.0707535743713" calcext:value-type="float">
            <text:p>25.0707535744</text:p>
          </table:table-cell>
          <table:table-cell table:formula="of:=[.C157]/([.D157]-[.D156])" office:value-type="float" office:value="985400.721394335" calcext:value-type="float">
            <text:p>985400.721394335</text:p>
          </table:table-cell>
          <table:table-cell/>
          <table:table-cell office:value-type="float" office:value="1442771304.76829" calcext:value-type="float">
            <text:p>1442771304.76829</text:p>
          </table:table-cell>
          <table:table-cell table:formula="of:=[.G157]-[.B158]" office:value-type="float" office:value="0.907733917236328" calcext:value-type="float">
            <text:p>0.9077339172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2771303.86056" calcext:value-type="float">
            <text:p>1442771303.86056</text:p>
          </table:table-cell>
          <table:table-cell office:value-type="float" office:value="65632" calcext:value-type="float">
            <text:p>65632</text:p>
          </table:table-cell>
          <table:table-cell table:formula="of:=[.B158]-[.B$2]" office:value-type="float" office:value="25.1372742652893" calcext:value-type="float">
            <text:p>25.1372742653</text:p>
          </table:table-cell>
          <table:table-cell table:formula="of:=[.C158]/([.D158]-[.D157])" office:value-type="float" office:value="986640.383530222" calcext:value-type="float">
            <text:p>986640.383530222</text:p>
          </table:table-cell>
          <table:table-cell/>
          <table:table-cell office:value-type="float" office:value="1442771304.83494" calcext:value-type="float">
            <text:p>1442771304.83494</text:p>
          </table:table-cell>
          <table:table-cell table:formula="of:=[.G158]-[.B159]" office:value-type="float" office:value="0.907869338989258" calcext:value-type="float">
            <text:p>0.907869339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2771303.92707" calcext:value-type="float">
            <text:p>1442771303.92707</text:p>
          </table:table-cell>
          <table:table-cell office:value-type="float" office:value="65632" calcext:value-type="float">
            <text:p>65632</text:p>
          </table:table-cell>
          <table:table-cell table:formula="of:=[.B159]-[.B$2]" office:value-type="float" office:value="25.2037839889526" calcext:value-type="float">
            <text:p>25.203783989</text:p>
          </table:table-cell>
          <table:table-cell table:formula="of:=[.C159]/([.D159]-[.D158])" office:value-type="float" office:value="986803.077580459" calcext:value-type="float">
            <text:p>986803.077580459</text:p>
          </table:table-cell>
          <table:table-cell/>
          <table:table-cell office:value-type="float" office:value="1442771304.90149" calcext:value-type="float">
            <text:p>1442771304.90149</text:p>
          </table:table-cell>
          <table:table-cell table:formula="of:=[.G159]-[.B160]" office:value-type="float" office:value="0.90789532661438" calcext:value-type="float">
            <text:p>0.9078953266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2771303.9936" calcext:value-type="float">
            <text:p>1442771303.9936</text:p>
          </table:table-cell>
          <table:table-cell office:value-type="float" office:value="65632" calcext:value-type="float">
            <text:p>65632</text:p>
          </table:table-cell>
          <table:table-cell table:formula="of:=[.B160]-[.B$2]" office:value-type="float" office:value="25.2703127861023" calcext:value-type="float">
            <text:p>25.2703127861</text:p>
          </table:table-cell>
          <table:table-cell table:formula="of:=[.C160]/([.D160]-[.D159])" office:value-type="float" office:value="986520.165881839" calcext:value-type="float">
            <text:p>986520.165881839</text:p>
          </table:table-cell>
          <table:table-cell/>
          <table:table-cell office:value-type="float" office:value="1442771304.96811" calcext:value-type="float">
            <text:p>1442771304.96811</text:p>
          </table:table-cell>
          <table:table-cell table:formula="of:=[.G160]-[.B161]" office:value-type="float" office:value="0.907959461212158" calcext:value-type="float">
            <text:p>0.9079594612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2771304.06015" calcext:value-type="float">
            <text:p>1442771304.06015</text:p>
          </table:table-cell>
          <table:table-cell office:value-type="float" office:value="65632" calcext:value-type="float">
            <text:p>65632</text:p>
          </table:table-cell>
          <table:table-cell table:formula="of:=[.B161]-[.B$2]" office:value-type="float" office:value="25.3368608951569" calcext:value-type="float">
            <text:p>25.3368608952</text:p>
          </table:table-cell>
          <table:table-cell table:formula="of:=[.C161]/([.D161]-[.D160])" office:value-type="float" office:value="986233.883012149" calcext:value-type="float">
            <text:p>986233.883012149</text:p>
          </table:table-cell>
          <table:table-cell/>
          <table:table-cell office:value-type="float" office:value="1442771305.10065" calcext:value-type="float">
            <text:p>1442771305.10065</text:p>
          </table:table-cell>
          <table:table-cell table:formula="of:=[.G161]-[.B162]" office:value-type="float" office:value="0.973920106887817" calcext:value-type="float">
            <text:p>0.9739201069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2771304.12673" calcext:value-type="float">
            <text:p>1442771304.12673</text:p>
          </table:table-cell>
          <table:table-cell office:value-type="float" office:value="65632" calcext:value-type="float">
            <text:p>65632</text:p>
          </table:table-cell>
          <table:table-cell table:formula="of:=[.B162]-[.B$2]" office:value-type="float" office:value="25.4034466743469" calcext:value-type="float">
            <text:p>25.4034466743</text:p>
          </table:table-cell>
          <table:table-cell table:formula="of:=[.C162]/([.D162]-[.D161])" office:value-type="float" office:value="985675.932584028" calcext:value-type="float">
            <text:p>985675.932584028</text:p>
          </table:table-cell>
          <table:table-cell/>
          <table:table-cell office:value-type="float" office:value="1442771305.16724" calcext:value-type="float">
            <text:p>1442771305.16724</text:p>
          </table:table-cell>
          <table:table-cell table:formula="of:=[.G162]-[.B163]" office:value-type="float" office:value="0.97399640083313" calcext:value-type="float">
            <text:p>0.9739964008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2771304.19324" calcext:value-type="float">
            <text:p>1442771304.19324</text:p>
          </table:table-cell>
          <table:table-cell office:value-type="float" office:value="65632" calcext:value-type="float">
            <text:p>65632</text:p>
          </table:table-cell>
          <table:table-cell table:formula="of:=[.B163]-[.B$2]" office:value-type="float" office:value="25.4699563980103" calcext:value-type="float">
            <text:p>25.469956398</text:p>
          </table:table-cell>
          <table:table-cell table:formula="of:=[.C163]/([.D163]-[.D162])" office:value-type="float" office:value="986803.077580459" calcext:value-type="float">
            <text:p>986803.077580459</text:p>
          </table:table-cell>
          <table:table-cell/>
          <table:table-cell office:value-type="float" office:value="1442771305.23371" calcext:value-type="float">
            <text:p>1442771305.23371</text:p>
          </table:table-cell>
          <table:table-cell table:formula="of:=[.G163]-[.B164]" office:value-type="float" office:value="0.973950862884522" calcext:value-type="float">
            <text:p>0.9739508629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42771304.25976" calcext:value-type="float">
            <text:p>1442771304.25976</text:p>
          </table:table-cell>
          <table:table-cell office:value-type="float" office:value="65632" calcext:value-type="float">
            <text:p>65632</text:p>
          </table:table-cell>
          <table:table-cell table:formula="of:=[.B164]-[.B$2]" office:value-type="float" office:value="25.5364711284637" calcext:value-type="float">
            <text:p>25.5364711285</text:p>
          </table:table-cell>
          <table:table-cell table:formula="of:=[.C164]/([.D164]-[.D163])" office:value-type="float" office:value="986728.797553973" calcext:value-type="float">
            <text:p>986728.797553973</text:p>
          </table:table-cell>
          <table:table-cell/>
          <table:table-cell office:value-type="float" office:value="1442771305.30053" calcext:value-type="float">
            <text:p>1442771305.30053</text:p>
          </table:table-cell>
          <table:table-cell table:formula="of:=[.G164]-[.B165]" office:value-type="float" office:value="0.974295139312744" calcext:value-type="float">
            <text:p>0.9742951393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2771304.32624" calcext:value-type="float">
            <text:p>1442771304.32624</text:p>
          </table:table-cell>
          <table:table-cell office:value-type="float" office:value="65632" calcext:value-type="float">
            <text:p>65632</text:p>
          </table:table-cell>
          <table:table-cell table:formula="of:=[.B165]-[.B$2]" office:value-type="float" office:value="25.6029522418976" calcext:value-type="float">
            <text:p>25.6029522419</text:p>
          </table:table-cell>
          <table:table-cell table:formula="of:=[.C165]/([.D165]-[.D164])" office:value-type="float" office:value="987227.749506889" calcext:value-type="float">
            <text:p>987227.749506889</text:p>
          </table:table-cell>
          <table:table-cell/>
          <table:table-cell office:value-type="float" office:value="1442771305.36717" calcext:value-type="float">
            <text:p>1442771305.36717</text:p>
          </table:table-cell>
          <table:table-cell table:formula="of:=[.G165]-[.B166]" office:value-type="float" office:value="0.97440505027771" calcext:value-type="float">
            <text:p>0.9744050503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42771304.39276" calcext:value-type="float">
            <text:p>1442771304.39276</text:p>
          </table:table-cell>
          <table:table-cell office:value-type="float" office:value="65632" calcext:value-type="float">
            <text:p>65632</text:p>
          </table:table-cell>
          <table:table-cell table:formula="of:=[.B166]-[.B$2]" office:value-type="float" office:value="25.6694781780243" calcext:value-type="float">
            <text:p>25.669478178</text:p>
          </table:table-cell>
          <table:table-cell table:formula="of:=[.C166]/([.D166]-[.D165])" office:value-type="float" office:value="986562.592294735" calcext:value-type="float">
            <text:p>986562.592294735</text:p>
          </table:table-cell>
          <table:table-cell/>
          <table:table-cell office:value-type="float" office:value="1442771305.43096" calcext:value-type="float">
            <text:p>1442771305.43096</text:p>
          </table:table-cell>
          <table:table-cell table:formula="of:=[.G166]-[.B167]" office:value-type="float" office:value="0.971662282943726" calcext:value-type="float">
            <text:p>0.9716622829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2771304.4593" calcext:value-type="float">
            <text:p>1442771304.4593</text:p>
          </table:table-cell>
          <table:table-cell office:value-type="float" office:value="65632" calcext:value-type="float">
            <text:p>65632</text:p>
          </table:table-cell>
          <table:table-cell table:formula="of:=[.B167]-[.B$2]" office:value-type="float" office:value="25.7360143661499" calcext:value-type="float">
            <text:p>25.7360143661</text:p>
          </table:table-cell>
          <table:table-cell table:formula="of:=[.C167]/([.D167]-[.D166])" office:value-type="float" office:value="986410.581202768" calcext:value-type="float">
            <text:p>986410.581202768</text:p>
          </table:table-cell>
          <table:table-cell/>
          <table:table-cell office:value-type="float" office:value="1442771305.49462" calcext:value-type="float">
            <text:p>1442771305.49462</text:p>
          </table:table-cell>
          <table:table-cell table:formula="of:=[.G167]-[.B168]" office:value-type="float" office:value="0.968798398971558" calcext:value-type="float">
            <text:p>0.968798399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42771304.52583" calcext:value-type="float">
            <text:p>1442771304.52583</text:p>
          </table:table-cell>
          <table:table-cell office:value-type="float" office:value="65632" calcext:value-type="float">
            <text:p>65632</text:p>
          </table:table-cell>
          <table:table-cell table:formula="of:=[.B168]-[.B$2]" office:value-type="float" office:value="25.8025410175323" calcext:value-type="float">
            <text:p>25.8025410175</text:p>
          </table:table-cell>
          <table:table-cell table:formula="of:=[.C168]/([.D168]-[.D167])" office:value-type="float" office:value="986551.985349403" calcext:value-type="float">
            <text:p>986551.985349403</text:p>
          </table:table-cell>
          <table:table-cell/>
          <table:table-cell office:value-type="float" office:value="1442771305.55812" calcext:value-type="float">
            <text:p>1442771305.55812</text:p>
          </table:table-cell>
          <table:table-cell table:formula="of:=[.G168]-[.B169]" office:value-type="float" office:value="0.965820789337158" calcext:value-type="float">
            <text:p>0.9658207893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2771304.5923" calcext:value-type="float">
            <text:p>1442771304.5923</text:p>
          </table:table-cell>
          <table:table-cell office:value-type="float" office:value="65632" calcext:value-type="float">
            <text:p>65632</text:p>
          </table:table-cell>
          <table:table-cell table:formula="of:=[.B169]-[.B$2]" office:value-type="float" office:value="25.8690166473389" calcext:value-type="float">
            <text:p>25.8690166473</text:p>
          </table:table-cell>
          <table:table-cell table:formula="of:=[.C169]/([.D169]-[.D168])" office:value-type="float" office:value="987309.186705354" calcext:value-type="float">
            <text:p>987309.186705354</text:p>
          </table:table-cell>
          <table:table-cell/>
          <table:table-cell office:value-type="float" office:value="1442771305.62135" calcext:value-type="float">
            <text:p>1442771305.62135</text:p>
          </table:table-cell>
          <table:table-cell table:formula="of:=[.G169]-[.B170]" office:value-type="float" office:value="0.962540626525879" calcext:value-type="float">
            <text:p>0.9625406265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42771304.65881" calcext:value-type="float">
            <text:p>1442771304.65881</text:p>
          </table:table-cell>
          <table:table-cell office:value-type="float" office:value="65632" calcext:value-type="float">
            <text:p>65632</text:p>
          </table:table-cell>
          <table:table-cell table:formula="of:=[.B170]-[.B$2]" office:value-type="float" office:value="25.935525894165" calcext:value-type="float">
            <text:p>25.9355258942</text:p>
          </table:table-cell>
          <table:table-cell table:formula="of:=[.C170]/([.D170]-[.D169])" office:value-type="float" office:value="986810.152451965" calcext:value-type="float">
            <text:p>986810.152451965</text:p>
          </table:table-cell>
          <table:table-cell/>
          <table:table-cell office:value-type="float" office:value="1442771305.68474" calcext:value-type="float">
            <text:p>1442771305.68474</text:p>
          </table:table-cell>
          <table:table-cell table:formula="of:=[.G170]-[.B171]" office:value-type="float" office:value="0.959414958953857" calcext:value-type="float">
            <text:p>0.959414959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42771304.72532" calcext:value-type="float">
            <text:p>1442771304.72532</text:p>
          </table:table-cell>
          <table:table-cell office:value-type="float" office:value="65632" calcext:value-type="float">
            <text:p>65632</text:p>
          </table:table-cell>
          <table:table-cell table:formula="of:=[.B171]-[.B$2]" office:value-type="float" office:value="26.0020360946655" calcext:value-type="float">
            <text:p>26.0020360947</text:p>
          </table:table-cell>
          <table:table-cell table:formula="of:=[.C171]/([.D171]-[.D170])" office:value-type="float" office:value="986796.002810399" calcext:value-type="float">
            <text:p>986796.002810399</text:p>
          </table:table-cell>
          <table:table-cell/>
          <table:table-cell office:value-type="float" office:value="1442771305.81179" calcext:value-type="float">
            <text:p>1442771305.81179</text:p>
          </table:table-cell>
          <table:table-cell table:formula="of:=[.G171]-[.B172]" office:value-type="float" office:value="1.01995205879211" calcext:value-type="float">
            <text:p>1.0199520588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42771304.79184" calcext:value-type="float">
            <text:p>1442771304.79184</text:p>
          </table:table-cell>
          <table:table-cell office:value-type="float" office:value="65632" calcext:value-type="float">
            <text:p>65632</text:p>
          </table:table-cell>
          <table:table-cell table:formula="of:=[.B172]-[.B$2]" office:value-type="float" office:value="26.0685565471649" calcext:value-type="float">
            <text:p>26.0685565472</text:p>
          </table:table-cell>
          <table:table-cell table:formula="of:=[.C172]/([.D172]-[.D171])" office:value-type="float" office:value="986643.919786959" calcext:value-type="float">
            <text:p>986643.919786959</text:p>
          </table:table-cell>
          <table:table-cell/>
          <table:table-cell office:value-type="float" office:value="1442771305.8752" calcext:value-type="float">
            <text:p>1442771305.8752</text:p>
          </table:table-cell>
          <table:table-cell table:formula="of:=[.G172]-[.B173]" office:value-type="float" office:value="1.0168628692627" calcext:value-type="float">
            <text:p>1.0168628693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42771304.85834" calcext:value-type="float">
            <text:p>1442771304.85834</text:p>
          </table:table-cell>
          <table:table-cell office:value-type="float" office:value="65632" calcext:value-type="float">
            <text:p>65632</text:p>
          </table:table-cell>
          <table:table-cell table:formula="of:=[.B173]-[.B$2]" office:value-type="float" office:value="26.1350510120392" calcext:value-type="float">
            <text:p>26.135051012</text:p>
          </table:table-cell>
          <table:table-cell table:formula="of:=[.C173]/([.D173]-[.D172])" office:value-type="float" office:value="987029.523797231" calcext:value-type="float">
            <text:p>987029.523797231</text:p>
          </table:table-cell>
          <table:table-cell/>
          <table:table-cell office:value-type="float" office:value="1442771305.93893" calcext:value-type="float">
            <text:p>1442771305.93893</text:p>
          </table:table-cell>
          <table:table-cell table:formula="of:=[.G173]-[.B174]" office:value-type="float" office:value="1.01403212547302" calcext:value-type="float">
            <text:p>1.0140321255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42771304.9249" calcext:value-type="float">
            <text:p>1442771304.9249</text:p>
          </table:table-cell>
          <table:table-cell office:value-type="float" office:value="65632" calcext:value-type="float">
            <text:p>65632</text:p>
          </table:table-cell>
          <table:table-cell table:formula="of:=[.B174]-[.B$2]" office:value-type="float" office:value="26.2016160488129" calcext:value-type="float">
            <text:p>26.2016160488</text:p>
          </table:table-cell>
          <table:table-cell table:formula="of:=[.C174]/([.D174]-[.D173])" office:value-type="float" office:value="985983.080324076" calcext:value-type="float">
            <text:p>985983.080324076</text:p>
          </table:table-cell>
          <table:table-cell/>
          <table:table-cell office:value-type="float" office:value="1442771306.00245" calcext:value-type="float">
            <text:p>1442771306.00245</text:p>
          </table:table-cell>
          <table:table-cell table:formula="of:=[.G174]-[.B175]" office:value-type="float" office:value="1.01100182533264" calcext:value-type="float">
            <text:p>1.0110018253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42771304.99145" calcext:value-type="float">
            <text:p>1442771304.99145</text:p>
          </table:table-cell>
          <table:table-cell office:value-type="float" office:value="65632" calcext:value-type="float">
            <text:p>65632</text:p>
          </table:table-cell>
          <table:table-cell table:formula="of:=[.B175]-[.B$2]" office:value-type="float" office:value="26.2681641578674" calcext:value-type="float">
            <text:p>26.2681641579</text:p>
          </table:table-cell>
          <table:table-cell table:formula="of:=[.C175]/([.D175]-[.D174])" office:value-type="float" office:value="986233.883012149" calcext:value-type="float">
            <text:p>986233.883012149</text:p>
          </table:table-cell>
          <table:table-cell/>
          <table:table-cell office:value-type="float" office:value="1442771306.06624" calcext:value-type="float">
            <text:p>1442771306.06624</text:p>
          </table:table-cell>
          <table:table-cell table:formula="of:=[.G175]-[.B176]" office:value-type="float" office:value="1.01116061210632" calcext:value-type="float">
            <text:p>1.0111606121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42771305.05508" calcext:value-type="float">
            <text:p>1442771305.05508</text:p>
          </table:table-cell>
          <table:table-cell office:value-type="float" office:value="65632" calcext:value-type="float">
            <text:p>65632</text:p>
          </table:table-cell>
          <table:table-cell table:formula="of:=[.B176]-[.B$2]" office:value-type="float" office:value="26.3317925930023" calcext:value-type="float">
            <text:p>26.331792593</text:p>
          </table:table-cell>
          <table:table-cell table:formula="of:=[.C176]/([.D176]-[.D175])" office:value-type="float" office:value="1031488.51391465" calcext:value-type="float">
            <text:p>1031488.51391465</text:p>
          </table:table-cell>
          <table:table-cell/>
          <table:table-cell office:value-type="float" office:value="1442771306.1298" calcext:value-type="float">
            <text:p>1442771306.1298</text:p>
          </table:table-cell>
          <table:table-cell table:formula="of:=[.G176]-[.B177]" office:value-type="float" office:value="1.01116490364075" calcext:value-type="float">
            <text:p>1.0111649036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42771305.11864" calcext:value-type="float">
            <text:p>1442771305.11864</text:p>
          </table:table-cell>
          <table:table-cell office:value-type="float" office:value="65632" calcext:value-type="float">
            <text:p>65632</text:p>
          </table:table-cell>
          <table:table-cell table:formula="of:=[.B177]-[.B$2]" office:value-type="float" office:value="26.3953523635864" calcext:value-type="float">
            <text:p>26.3953523636</text:p>
          </table:table-cell>
          <table:table-cell table:formula="of:=[.C177]/([.D177]-[.D176])" office:value-type="float" office:value="1032602.84605891" calcext:value-type="float">
            <text:p>1032602.84605891</text:p>
          </table:table-cell>
          <table:table-cell/>
          <table:table-cell office:value-type="float" office:value="1442771306.19329" calcext:value-type="float">
            <text:p>1442771306.19329</text:p>
          </table:table-cell>
          <table:table-cell table:formula="of:=[.G177]-[.B178]" office:value-type="float" office:value="1.01114630699158" calcext:value-type="float">
            <text:p>1.011146307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42771305.18214" calcext:value-type="float">
            <text:p>1442771305.18214</text:p>
          </table:table-cell>
          <table:table-cell office:value-type="float" office:value="65632" calcext:value-type="float">
            <text:p>65632</text:p>
          </table:table-cell>
          <table:table-cell table:formula="of:=[.B178]-[.B$2]" office:value-type="float" office:value="26.4588570594788" calcext:value-type="float">
            <text:p>26.4588570595</text:p>
          </table:table-cell>
          <table:table-cell table:formula="of:=[.C178]/([.D178]-[.D177])" office:value-type="float" office:value="1033498.37484889" calcext:value-type="float">
            <text:p>1033498.37484889</text:p>
          </table:table-cell>
          <table:table-cell/>
          <table:table-cell office:value-type="float" office:value="1442771306.25683" calcext:value-type="float">
            <text:p>1442771306.25683</text:p>
          </table:table-cell>
          <table:table-cell table:formula="of:=[.G178]-[.B179]" office:value-type="float" office:value="1.0111575126648" calcext:value-type="float">
            <text:p>1.0111575127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42771305.24568" calcext:value-type="float">
            <text:p>1442771305.24568</text:p>
          </table:table-cell>
          <table:table-cell office:value-type="float" office:value="65632" calcext:value-type="float">
            <text:p>65632</text:p>
          </table:table-cell>
          <table:table-cell table:formula="of:=[.B179]-[.B$2]" office:value-type="float" office:value="26.5223903656006" calcext:value-type="float">
            <text:p>26.5223903656</text:p>
          </table:table-cell>
          <table:table-cell table:formula="of:=[.C179]/([.D179]-[.D178])" office:value-type="float" office:value="1033032.9713072" calcext:value-type="float">
            <text:p>1033032.9713072</text:p>
          </table:table-cell>
          <table:table-cell/>
          <table:table-cell office:value-type="float" office:value="1442771306.32046" calcext:value-type="float">
            <text:p>1442771306.32046</text:p>
          </table:table-cell>
          <table:table-cell table:formula="of:=[.G179]-[.B180]" office:value-type="float" office:value="1.01124048233032" calcext:value-type="float">
            <text:p>1.0112404823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42771305.30922" calcext:value-type="float">
            <text:p>1442771305.30922</text:p>
          </table:table-cell>
          <table:table-cell office:value-type="float" office:value="65632" calcext:value-type="float">
            <text:p>65632</text:p>
          </table:table-cell>
          <table:table-cell table:formula="of:=[.B180]-[.B$2]" office:value-type="float" office:value="26.5859334468842" calcext:value-type="float">
            <text:p>26.5859334469</text:p>
          </table:table-cell>
          <table:table-cell table:formula="of:=[.C180]/([.D180]-[.D179])" office:value-type="float" office:value="1032874.05448767" calcext:value-type="float">
            <text:p>1032874.05448767</text:p>
          </table:table-cell>
          <table:table-cell/>
          <table:table-cell office:value-type="float" office:value="1442771306.44423" calcext:value-type="float">
            <text:p>1442771306.44423</text:p>
          </table:table-cell>
          <table:table-cell table:formula="of:=[.G180]-[.B181]" office:value-type="float" office:value="1.07148838043213" calcext:value-type="float">
            <text:p>1.0714883804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42771305.37274" calcext:value-type="float">
            <text:p>1442771305.37274</text:p>
          </table:table-cell>
          <table:table-cell office:value-type="float" office:value="65632" calcext:value-type="float">
            <text:p>65632</text:p>
          </table:table-cell>
          <table:table-cell table:formula="of:=[.B181]-[.B$2]" office:value-type="float" office:value="26.6494572162628" calcext:value-type="float">
            <text:p>26.6494572163</text:p>
          </table:table-cell>
          <table:table-cell table:formula="of:=[.C181]/([.D181]-[.D180])" office:value-type="float" office:value="1033188.0592408" calcext:value-type="float">
            <text:p>1033188.0592408</text:p>
          </table:table-cell>
          <table:table-cell/>
          <table:table-cell office:value-type="float" office:value="1442771306.50463" calcext:value-type="float">
            <text:p>1442771306.50463</text:p>
          </table:table-cell>
          <table:table-cell table:formula="of:=[.G181]-[.B182]" office:value-type="float" office:value="1.06833362579346" calcext:value-type="float">
            <text:p>1.0683336258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42771305.4363" calcext:value-type="float">
            <text:p>1442771305.4363</text:p>
          </table:table-cell>
          <table:table-cell office:value-type="float" office:value="65632" calcext:value-type="float">
            <text:p>65632</text:p>
          </table:table-cell>
          <table:table-cell table:formula="of:=[.B182]-[.B$2]" office:value-type="float" office:value="26.7130160331726" calcext:value-type="float">
            <text:p>26.7130160332</text:p>
          </table:table-cell>
          <table:table-cell table:formula="of:=[.C182]/([.D182]-[.D181])" office:value-type="float" office:value="1032618.33984658" calcext:value-type="float">
            <text:p>1032618.33984658</text:p>
          </table:table-cell>
          <table:table-cell/>
          <table:table-cell office:value-type="float" office:value="1442771306.5651" calcext:value-type="float">
            <text:p>1442771306.5651</text:p>
          </table:table-cell>
          <table:table-cell table:formula="of:=[.G182]-[.B183]" office:value-type="float" office:value="1.06525373458862" calcext:value-type="float">
            <text:p>1.0652537346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42771305.49985" calcext:value-type="float">
            <text:p>1442771305.49985</text:p>
          </table:table-cell>
          <table:table-cell office:value-type="float" office:value="65632" calcext:value-type="float">
            <text:p>65632</text:p>
          </table:table-cell>
          <table:table-cell table:formula="of:=[.B183]-[.B$2]" office:value-type="float" office:value="26.7765641212463" calcext:value-type="float">
            <text:p>26.7765641212</text:p>
          </table:table-cell>
          <table:table-cell table:formula="of:=[.C183]/([.D183]-[.D182])" office:value-type="float" office:value="1032792.67700158" calcext:value-type="float">
            <text:p>1032792.67700158</text:p>
          </table:table-cell>
          <table:table-cell/>
          <table:table-cell office:value-type="float" office:value="1442771306.62597" calcext:value-type="float">
            <text:p>1442771306.62597</text:p>
          </table:table-cell>
          <table:table-cell table:formula="of:=[.G183]-[.B184]" office:value-type="float" office:value="1.0626232624054" calcext:value-type="float">
            <text:p>1.0626232624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42771305.56335" calcext:value-type="float">
            <text:p>1442771305.56335</text:p>
          </table:table-cell>
          <table:table-cell office:value-type="float" office:value="65632" calcext:value-type="float">
            <text:p>65632</text:p>
          </table:table-cell>
          <table:table-cell table:formula="of:=[.B184]-[.B$2]" office:value-type="float" office:value="26.840060710907" calcext:value-type="float">
            <text:p>26.8400607109</text:p>
          </table:table-cell>
          <table:table-cell table:formula="of:=[.C184]/([.D184]-[.D183])" office:value-type="float" office:value="1033630.31543533" calcext:value-type="float">
            <text:p>1033630.31543533</text:p>
          </table:table-cell>
          <table:table-cell/>
          <table:table-cell office:value-type="float" office:value="1442771306.6865" calcext:value-type="float">
            <text:p>1442771306.6865</text:p>
          </table:table-cell>
          <table:table-cell table:formula="of:=[.G184]-[.B185]" office:value-type="float" office:value="1.05962920188904" calcext:value-type="float">
            <text:p>1.0596292019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42771305.62687" calcext:value-type="float">
            <text:p>1442771305.62687</text:p>
          </table:table-cell>
          <table:table-cell office:value-type="float" office:value="65632" calcext:value-type="float">
            <text:p>65632</text:p>
          </table:table-cell>
          <table:table-cell table:formula="of:=[.B185]-[.B$2]" office:value-type="float" office:value="26.9035832881927" calcext:value-type="float">
            <text:p>26.9035832882</text:p>
          </table:table-cell>
          <table:table-cell table:formula="of:=[.C185]/([.D185]-[.D184])" office:value-type="float" office:value="1033207.44850675" calcext:value-type="float">
            <text:p>1033207.44850675</text:p>
          </table:table-cell>
          <table:table-cell/>
          <table:table-cell office:value-type="float" office:value="1442771306.74719" calcext:value-type="float">
            <text:p>1442771306.74719</text:p>
          </table:table-cell>
          <table:table-cell table:formula="of:=[.G185]-[.B186]" office:value-type="float" office:value="1.05672121047974" calcext:value-type="float">
            <text:p>1.0567212105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42771305.69047" calcext:value-type="float">
            <text:p>1442771305.69047</text:p>
          </table:table-cell>
          <table:table-cell office:value-type="float" office:value="65632" calcext:value-type="float">
            <text:p>65632</text:p>
          </table:table-cell>
          <table:table-cell table:formula="of:=[.B186]-[.B$2]" office:value-type="float" office:value="26.9671828746796" calcext:value-type="float">
            <text:p>26.9671828747</text:p>
          </table:table-cell>
          <table:table-cell table:formula="of:=[.C186]/([.D186]-[.D185])" office:value-type="float" office:value="1031956.39508765" calcext:value-type="float">
            <text:p>1031956.39508765</text:p>
          </table:table-cell>
          <table:table-cell/>
          <table:table-cell office:value-type="float" office:value="1442771306.86794" calcext:value-type="float">
            <text:p>1442771306.86794</text:p>
          </table:table-cell>
          <table:table-cell table:formula="of:=[.G186]-[.B187]" office:value-type="float" office:value="1.1138927936554" calcext:value-type="float">
            <text:p>1.1138927937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42771305.75404" calcext:value-type="float">
            <text:p>1442771305.75404</text:p>
          </table:table-cell>
          <table:table-cell office:value-type="float" office:value="65632" calcext:value-type="float">
            <text:p>65632</text:p>
          </table:table-cell>
          <table:table-cell table:formula="of:=[.B187]-[.B$2]" office:value-type="float" office:value="27.0307586193085" calcext:value-type="float">
            <text:p>27.0307586193</text:p>
          </table:table-cell>
          <table:table-cell table:formula="of:=[.C187]/([.D187]-[.D186])" office:value-type="float" office:value="1032343.39421577" calcext:value-type="float">
            <text:p>1032343.39421577</text:p>
          </table:table-cell>
          <table:table-cell/>
          <table:table-cell office:value-type="float" office:value="1442771306.9287" calcext:value-type="float">
            <text:p>1442771306.9287</text:p>
          </table:table-cell>
          <table:table-cell table:formula="of:=[.G187]-[.B188]" office:value-type="float" office:value="1.11112284660339" calcext:value-type="float">
            <text:p>1.1111228466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42771305.81758" calcext:value-type="float">
            <text:p>1442771305.81758</text:p>
          </table:table-cell>
          <table:table-cell office:value-type="float" office:value="65632" calcext:value-type="float">
            <text:p>65632</text:p>
          </table:table-cell>
          <table:table-cell table:formula="of:=[.B188]-[.B$2]" office:value-type="float" office:value="27.0942924022675" calcext:value-type="float">
            <text:p>27.0942924023</text:p>
          </table:table-cell>
          <table:table-cell table:formula="of:=[.C188]/([.D188]-[.D187])" office:value-type="float" office:value="1033025.21813269" calcext:value-type="float">
            <text:p>1033025.21813269</text:p>
          </table:table-cell>
          <table:table-cell/>
          <table:table-cell office:value-type="float" office:value="1442771306.98946" calcext:value-type="float">
            <text:p>1442771306.98946</text:p>
          </table:table-cell>
          <table:table-cell table:formula="of:=[.G188]-[.B189]" office:value-type="float" office:value="1.10836672782898" calcext:value-type="float">
            <text:p>1.1083667278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42771305.88109" calcext:value-type="float">
            <text:p>1442771305.88109</text:p>
          </table:table-cell>
          <table:table-cell office:value-type="float" office:value="65632" calcext:value-type="float">
            <text:p>65632</text:p>
          </table:table-cell>
          <table:table-cell table:formula="of:=[.B189]-[.B$2]" office:value-type="float" office:value="27.1578094959259" calcext:value-type="float">
            <text:p>27.1578094959</text:p>
          </table:table-cell>
          <table:table-cell table:formula="of:=[.C189]/([.D189]-[.D188])" office:value-type="float" office:value="1033296.64850419" calcext:value-type="float">
            <text:p>1033296.64850419</text:p>
          </table:table-cell>
          <table:table-cell/>
          <table:table-cell office:value-type="float" office:value="1442771310.01174" calcext:value-type="float">
            <text:p>1442771310.01174</text:p>
          </table:table-cell>
          <table:table-cell table:formula="of:=[.G189]-[.B190]" office:value-type="float" office:value="4.0671226978302" calcext:value-type="float">
            <text:p>4.0671226978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42771305.94461" calcext:value-type="float">
            <text:p>1442771305.94461</text:p>
          </table:table-cell>
          <table:table-cell office:value-type="float" office:value="65632" calcext:value-type="float">
            <text:p>65632</text:p>
          </table:table-cell>
          <table:table-cell table:formula="of:=[.B190]-[.B$2]" office:value-type="float" office:value="27.2213296890259" calcext:value-type="float">
            <text:p>27.221329689</text:p>
          </table:table-cell>
          <table:table-cell table:formula="of:=[.C190]/([.D190]-[.D189])" office:value-type="float" office:value="1033246.22922195" calcext:value-type="float">
            <text:p>1033246.22922195</text:p>
          </table:table-cell>
          <table:table-cell/>
          <table:table-cell office:value-type="float" office:value="1442771310.03926" calcext:value-type="float">
            <text:p>1442771310.03926</text:p>
          </table:table-cell>
          <table:table-cell table:formula="of:=[.G190]-[.B191]" office:value-type="float" office:value="4.03110361099243" calcext:value-type="float">
            <text:p>4.031103611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42771306.00815" calcext:value-type="float">
            <text:p>1442771306.00815</text:p>
          </table:table-cell>
          <table:table-cell office:value-type="float" office:value="65632" calcext:value-type="float">
            <text:p>65632</text:p>
          </table:table-cell>
          <table:table-cell table:formula="of:=[.B191]-[.B$2]" office:value-type="float" office:value="27.2848660945892" calcext:value-type="float">
            <text:p>27.2848660946</text:p>
          </table:table-cell>
          <table:table-cell table:formula="of:=[.C191]/([.D191]-[.D190])" office:value-type="float" office:value="1032982.57775309" calcext:value-type="float">
            <text:p>1032982.57775309</text:p>
          </table:table-cell>
          <table:table-cell/>
          <table:table-cell office:value-type="float" office:value="1442771310.06678" calcext:value-type="float">
            <text:p>1442771310.06678</text:p>
          </table:table-cell>
          <table:table-cell table:formula="of:=[.G191]-[.B192]" office:value-type="float" office:value="3.99801969528198" calcext:value-type="float">
            <text:p>3.9980196953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42771306.06876" calcext:value-type="float">
            <text:p>1442771306.06876</text:p>
          </table:table-cell>
          <table:table-cell office:value-type="float" office:value="65632" calcext:value-type="float">
            <text:p>65632</text:p>
          </table:table-cell>
          <table:table-cell table:formula="of:=[.B192]-[.B$2]" office:value-type="float" office:value="27.345472574234" calcext:value-type="float">
            <text:p>27.3454725742</text:p>
          </table:table-cell>
          <table:table-cell table:formula="of:=[.C192]/([.D192]-[.D191])" office:value-type="float" office:value="1082920.51253727" calcext:value-type="float">
            <text:p>1082920.51253727</text:p>
          </table:table-cell>
          <table:table-cell/>
          <table:table-cell office:value-type="float" office:value="1442771310.09429" calcext:value-type="float">
            <text:p>1442771310.09429</text:p>
          </table:table-cell>
          <table:table-cell table:formula="of:=[.G192]-[.B193]" office:value-type="float" office:value="3.96505665779114" calcext:value-type="float">
            <text:p>3.9650566578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42771306.12923" calcext:value-type="float">
            <text:p>1442771306.12923</text:p>
          </table:table-cell>
          <table:table-cell office:value-type="float" office:value="65632" calcext:value-type="float">
            <text:p>65632</text:p>
          </table:table-cell>
          <table:table-cell table:formula="of:=[.B193]-[.B$2]" office:value-type="float" office:value="27.4059484004974" calcext:value-type="float">
            <text:p>27.4059484005</text:p>
          </table:table-cell>
          <table:table-cell table:formula="of:=[.C193]/([.D193]-[.D192])" office:value-type="float" office:value="1085260.07919449" calcext:value-type="float">
            <text:p>1085260.07919449</text:p>
          </table:table-cell>
          <table:table-cell/>
          <table:table-cell office:value-type="float" office:value="1442771310.12184" calcext:value-type="float">
            <text:p>1442771310.12184</text:p>
          </table:table-cell>
          <table:table-cell table:formula="of:=[.G193]-[.B194]" office:value-type="float" office:value="3.93203592300415" calcext:value-type="float">
            <text:p>3.932035923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42771306.18981" calcext:value-type="float">
            <text:p>1442771306.18981</text:p>
          </table:table-cell>
          <table:table-cell office:value-type="float" office:value="65632" calcext:value-type="float">
            <text:p>65632</text:p>
          </table:table-cell>
          <table:table-cell table:formula="of:=[.B194]-[.B$2]" office:value-type="float" office:value="27.4665219783783" calcext:value-type="float">
            <text:p>27.4665219784</text:p>
          </table:table-cell>
          <table:table-cell table:formula="of:=[.C194]/([.D194]-[.D193])" office:value-type="float" office:value="1083508.72271554" calcext:value-type="float">
            <text:p>1083508.72271554</text:p>
          </table:table-cell>
          <table:table-cell/>
          <table:table-cell office:value-type="float" office:value="1442771310.14934" calcext:value-type="float">
            <text:p>1442771310.14934</text:p>
          </table:table-cell>
          <table:table-cell table:formula="of:=[.G194]-[.B195]" office:value-type="float" office:value="3.89900898933411" calcext:value-type="float">
            <text:p>3.8990089893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42771306.25033" calcext:value-type="float">
            <text:p>1442771306.25033</text:p>
          </table:table-cell>
          <table:table-cell office:value-type="float" office:value="65632" calcext:value-type="float">
            <text:p>65632</text:p>
          </table:table-cell>
          <table:table-cell table:formula="of:=[.B195]-[.B$2]" office:value-type="float" office:value="27.5270411968231" calcext:value-type="float">
            <text:p>27.5270411968</text:p>
          </table:table-cell>
          <table:table-cell table:formula="of:=[.C195]/([.D195]-[.D194])" office:value-type="float" office:value="1084481.94947919" calcext:value-type="float">
            <text:p>1084481.94947919</text:p>
          </table:table-cell>
          <table:table-cell/>
          <table:table-cell office:value-type="float" office:value="1442771310.17688" calcext:value-type="float">
            <text:p>1442771310.17688</text:p>
          </table:table-cell>
          <table:table-cell table:formula="of:=[.G195]-[.B196]" office:value-type="float" office:value="3.86600685119629" calcext:value-type="float">
            <text:p>3.8660068512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42771306.31087" calcext:value-type="float">
            <text:p>1442771306.31087</text:p>
          </table:table-cell>
          <table:table-cell office:value-type="float" office:value="65632" calcext:value-type="float">
            <text:p>65632</text:p>
          </table:table-cell>
          <table:table-cell table:formula="of:=[.B196]-[.B$2]" office:value-type="float" office:value="27.5875854492187" calcext:value-type="float">
            <text:p>27.5875854492</text:p>
          </table:table-cell>
          <table:table-cell table:formula="of:=[.C196]/([.D196]-[.D195])" office:value-type="float" office:value="1084033.53585282" calcext:value-type="float">
            <text:p>1084033.53585282</text:p>
          </table:table-cell>
          <table:table-cell/>
          <table:table-cell office:value-type="float" office:value="1442771310.20439" calcext:value-type="float">
            <text:p>1442771310.20439</text:p>
          </table:table-cell>
          <table:table-cell table:formula="of:=[.G196]-[.B197]" office:value-type="float" office:value="3.83296990394592" calcext:value-type="float">
            <text:p>3.8329699039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42771306.37142" calcext:value-type="float">
            <text:p>1442771306.37142</text:p>
          </table:table-cell>
          <table:table-cell office:value-type="float" office:value="65632" calcext:value-type="float">
            <text:p>65632</text:p>
          </table:table-cell>
          <table:table-cell table:formula="of:=[.B197]-[.B$2]" office:value-type="float" office:value="27.6481351852417" calcext:value-type="float">
            <text:p>27.6481351852</text:p>
          </table:table-cell>
          <table:table-cell table:formula="of:=[.C197]/([.D197]-[.D196])" office:value-type="float" office:value="1083935.3614213" calcext:value-type="float">
            <text:p>1083935.3614213</text:p>
          </table:table-cell>
          <table:table-cell/>
          <table:table-cell office:value-type="float" office:value="1442771310.23189" calcext:value-type="float">
            <text:p>1442771310.23189</text:p>
          </table:table-cell>
          <table:table-cell table:formula="of:=[.G197]-[.B198]" office:value-type="float" office:value="3.79981422424316" calcext:value-type="float">
            <text:p>3.7998142242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42771306.43208" calcext:value-type="float">
            <text:p>1442771306.43208</text:p>
          </table:table-cell>
          <table:table-cell office:value-type="float" office:value="65632" calcext:value-type="float">
            <text:p>65632</text:p>
          </table:table-cell>
          <table:table-cell table:formula="of:=[.B198]-[.B$2]" office:value-type="float" office:value="27.7087924480438" calcext:value-type="float">
            <text:p>27.708792448</text:p>
          </table:table-cell>
          <table:table-cell table:formula="of:=[.C198]/([.D198]-[.D197])" office:value-type="float" office:value="1082013.87547118" calcext:value-type="float">
            <text:p>1082013.87547118</text:p>
          </table:table-cell>
          <table:table-cell/>
          <table:table-cell office:value-type="float" office:value="1442771310.25941" calcext:value-type="float">
            <text:p>1442771310.25941</text:p>
          </table:table-cell>
          <table:table-cell table:formula="of:=[.G198]-[.B199]" office:value-type="float" office:value="3.76681137084961" calcext:value-type="float">
            <text:p>3.7668113708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42771306.4926" calcext:value-type="float">
            <text:p>1442771306.4926</text:p>
          </table:table-cell>
          <table:table-cell office:value-type="float" office:value="65632" calcext:value-type="float">
            <text:p>65632</text:p>
          </table:table-cell>
          <table:table-cell table:formula="of:=[.B199]-[.B$2]" office:value-type="float" office:value="27.7693123817444" calcext:value-type="float">
            <text:p>27.7693123817</text:p>
          </table:table-cell>
          <table:table-cell table:formula="of:=[.C199]/([.D199]-[.D198])" office:value-type="float" office:value="1084469.13251313" calcext:value-type="float">
            <text:p>1084469.13251313</text:p>
          </table:table-cell>
          <table:table-cell/>
          <table:table-cell office:value-type="float" office:value="1442771310.28694" calcext:value-type="float">
            <text:p>1442771310.28694</text:p>
          </table:table-cell>
          <table:table-cell table:formula="of:=[.G199]-[.B200]" office:value-type="float" office:value="3.73379468917847" calcext:value-type="float">
            <text:p>3.7337946892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42771306.55314" calcext:value-type="float">
            <text:p>1442771306.55314</text:p>
          </table:table-cell>
          <table:table-cell office:value-type="float" office:value="65632" calcext:value-type="float">
            <text:p>65632</text:p>
          </table:table-cell>
          <table:table-cell table:formula="of:=[.B200]-[.B$2]" office:value-type="float" office:value="27.8298578262329" calcext:value-type="float">
            <text:p>27.8298578262</text:p>
          </table:table-cell>
          <table:table-cell table:formula="of:=[.C200]/([.D200]-[.D199])" office:value-type="float" office:value="1084012.19207233" calcext:value-type="float">
            <text:p>1084012.19207233</text:p>
          </table:table-cell>
          <table:table-cell/>
          <table:table-cell office:value-type="float" office:value="1442771310.31446" calcext:value-type="float">
            <text:p>1442771310.31446</text:p>
          </table:table-cell>
          <table:table-cell table:formula="of:=[.G200]-[.B201]" office:value-type="float" office:value="3.70080614089966" calcext:value-type="float">
            <text:p>3.7008061409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42771306.61366" calcext:value-type="float">
            <text:p>1442771306.61366</text:p>
          </table:table-cell>
          <table:table-cell office:value-type="float" office:value="65632" calcext:value-type="float">
            <text:p>65632</text:p>
          </table:table-cell>
          <table:table-cell table:formula="of:=[.B201]-[.B$2]" office:value-type="float" office:value="27.8903708457947" calcext:value-type="float">
            <text:p>27.8903708458</text:p>
          </table:table-cell>
          <table:table-cell table:formula="of:=[.C201]/([.D201]-[.D200])" office:value-type="float" office:value="1084593.04254364" calcext:value-type="float">
            <text:p>1084593.04254364</text:p>
          </table:table-cell>
          <table:table-cell/>
          <table:table-cell office:value-type="float" office:value="1442771310.34207" calcext:value-type="float">
            <text:p>1442771310.34207</text:p>
          </table:table-cell>
          <table:table-cell table:formula="of:=[.G201]-[.B202]" office:value-type="float" office:value="3.66784310340881" calcext:value-type="float">
            <text:p>3.6678431034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42771306.67422" calcext:value-type="float">
            <text:p>1442771306.67422</text:p>
          </table:table-cell>
          <table:table-cell office:value-type="float" office:value="65632" calcext:value-type="float">
            <text:p>65632</text:p>
          </table:table-cell>
          <table:table-cell table:formula="of:=[.B202]-[.B$2]" office:value-type="float" office:value="27.9509379863739" calcext:value-type="float">
            <text:p>27.9509379864</text:p>
          </table:table-cell>
          <table:table-cell table:formula="of:=[.C202]/([.D202]-[.D201])" office:value-type="float" office:value="1083623.88206442" calcext:value-type="float">
            <text:p>1083623.88206442</text:p>
          </table:table-cell>
          <table:table-cell/>
          <table:table-cell office:value-type="float" office:value="1442771310.36957" calcext:value-type="float">
            <text:p>1442771310.36957</text:p>
          </table:table-cell>
          <table:table-cell table:formula="of:=[.G202]-[.B203]" office:value-type="float" office:value="3.63481450080872" calcext:value-type="float">
            <text:p>3.6348145008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42771306.73476" calcext:value-type="float">
            <text:p>1442771306.73476</text:p>
          </table:table-cell>
          <table:table-cell office:value-type="float" office:value="65632" calcext:value-type="float">
            <text:p>65632</text:p>
          </table:table-cell>
          <table:table-cell table:formula="of:=[.B203]-[.B$2]" office:value-type="float" office:value="28.0114731788635" calcext:value-type="float">
            <text:p>28.0114731789</text:p>
          </table:table-cell>
          <table:table-cell table:formula="of:=[.C203]/([.D203]-[.D202])" office:value-type="float" office:value="1084195.77605621" calcext:value-type="float">
            <text:p>1084195.77605621</text:p>
          </table:table-cell>
          <table:table-cell/>
          <table:table-cell office:value-type="float" office:value="1442771310.39707" calcext:value-type="float">
            <text:p>1442771310.39707</text:p>
          </table:table-cell>
          <table:table-cell table:formula="of:=[.G203]-[.B204]" office:value-type="float" office:value="3.60176086425781" calcext:value-type="float">
            <text:p>3.6017608643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42771306.7953" calcext:value-type="float">
            <text:p>1442771306.7953</text:p>
          </table:table-cell>
          <table:table-cell office:value-type="float" office:value="65632" calcext:value-type="float">
            <text:p>65632</text:p>
          </table:table-cell>
          <table:table-cell table:formula="of:=[.B204]-[.B$2]" office:value-type="float" office:value="28.0720188617706" calcext:value-type="float">
            <text:p>28.0720188618</text:p>
          </table:table-cell>
          <table:table-cell table:formula="of:=[.C204]/([.D204]-[.D203])" office:value-type="float" office:value="1084007.92341709" calcext:value-type="float">
            <text:p>1084007.92341709</text:p>
          </table:table-cell>
          <table:table-cell/>
          <table:table-cell office:value-type="float" office:value="1442771310.42457" calcext:value-type="float">
            <text:p>1442771310.42457</text:p>
          </table:table-cell>
          <table:table-cell table:formula="of:=[.G204]-[.B205]" office:value-type="float" office:value="3.56876945495605" calcext:value-type="float">
            <text:p>3.568769455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42771306.8558" calcext:value-type="float">
            <text:p>1442771306.8558</text:p>
          </table:table-cell>
          <table:table-cell office:value-type="float" office:value="65632" calcext:value-type="float">
            <text:p>65632</text:p>
          </table:table-cell>
          <table:table-cell table:formula="of:=[.B205]-[.B$2]" office:value-type="float" office:value="28.1325142383575" calcext:value-type="float">
            <text:p>28.1325142384</text:p>
          </table:table-cell>
          <table:table-cell table:formula="of:=[.C205]/([.D205]-[.D204])" office:value-type="float" office:value="1084909.35510925" calcext:value-type="float">
            <text:p>1084909.35510925</text:p>
          </table:table-cell>
          <table:table-cell/>
          <table:table-cell office:value-type="float" office:value="1442771310.45203" calcext:value-type="float">
            <text:p>1442771310.45203</text:p>
          </table:table-cell>
          <table:table-cell table:formula="of:=[.G205]-[.B206]" office:value-type="float" office:value="3.53571486473083" calcext:value-type="float">
            <text:p>3.5357148647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42771306.91631" calcext:value-type="float">
            <text:p>1442771306.91631</text:p>
          </table:table-cell>
          <table:table-cell office:value-type="float" office:value="65632" calcext:value-type="float">
            <text:p>65632</text:p>
          </table:table-cell>
          <table:table-cell table:formula="of:=[.B206]-[.B$2]" office:value-type="float" office:value="28.1930258274078" calcext:value-type="float">
            <text:p>28.1930258274</text:p>
          </table:table-cell>
          <table:table-cell table:formula="of:=[.C206]/([.D206]-[.D205])" office:value-type="float" office:value="1084618.682637" calcext:value-type="float">
            <text:p>1084618.682637</text:p>
          </table:table-cell>
          <table:table-cell/>
          <table:table-cell office:value-type="float" office:value="1442771310.47953" calcext:value-type="float">
            <text:p>1442771310.47953</text:p>
          </table:table-cell>
          <table:table-cell table:formula="of:=[.G206]-[.B207]" office:value-type="float" office:value="3.50263857841492" calcext:value-type="float">
            <text:p>3.5026385784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42771306.97689" calcext:value-type="float">
            <text:p>1442771306.97689</text:p>
          </table:table-cell>
          <table:table-cell office:value-type="float" office:value="65632" calcext:value-type="float">
            <text:p>65632</text:p>
          </table:table-cell>
          <table:table-cell table:formula="of:=[.B207]-[.B$2]" office:value-type="float" office:value="28.2536075115204" calcext:value-type="float">
            <text:p>28.2536075115</text:p>
          </table:table-cell>
          <table:table-cell table:formula="of:=[.C207]/([.D207]-[.D206])" office:value-type="float" office:value="1083363.74205228" calcext:value-type="float">
            <text:p>1083363.74205228</text:p>
          </table:table-cell>
          <table:table-cell/>
          <table:table-cell office:value-type="float" office:value="1442771320.43983" calcext:value-type="float">
            <text:p>1442771320.43983</text:p>
          </table:table-cell>
          <table:table-cell table:formula="of:=[.G207]-[.B208]" office:value-type="float" office:value="0.3883376121521" calcext:value-type="float">
            <text:p>0.3883376122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42771320.05149" calcext:value-type="float">
            <text:p>1442771320.05149</text:p>
          </table:table-cell>
          <table:table-cell office:value-type="float" office:value="65632" calcext:value-type="float">
            <text:p>65632</text:p>
          </table:table-cell>
          <table:table-cell table:formula="of:=[.B208]-[.B$2]" office:value-type="float" office:value="41.3282046318054" calcext:value-type="float">
            <text:p>41.3282046318</text:p>
          </table:table-cell>
          <table:table-cell table:formula="of:=[.C208]/([.D208]-[.D207])" office:value-type="float" office:value="5019.81050706128" calcext:value-type="float">
            <text:p>5019.810507061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0T12:52:57.962847687</dc:date>
    <meta:editing-duration>PT2M38S</meta:editing-duration>
    <meta:editing-cycles>1</meta:editing-cycles>
    <meta:document-statistic meta:table-count="1" meta:cell-count="1454" meta:object-count="1"/>
    <meta:generator>LibreOffice/4.4.2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33cm" svg:y="4.201cm" style:legend-expansion="high" chart:style-name="ch2"/>
        <chart:plot-area chart:style-name="ch3" table:cell-range-address="'source_1.sender_i.routed_msg_pub.network'.D1:'source_1.sender_i.routed_msg_pub.network'.E208" chart:data-source-has-labels="row" svg:x="0.32cm" svg:y="0.18cm" svg:width="11.793cm" svg:height="8.64cm">
          <chartooo:coordinate-region svg:x="1.682cm" svg:y="0.379cm" svg:width="10.05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ource_1.sender_i.routed_msg_pub.network'.E2:'source_1.sender_i.routed_msg_pub.network'.E208" chart:label-cell-address="'source_1.sender_i.routed_msg_pub.network'.E1:'source_1.sender_i.routed_msg_pub.network'.E1" chart:class="chart:scatter">
            <chart:domain table:cell-range-address="'source_1.sender_i.routed_msg_pub.network'.D2:'source_1.sender_i.routed_msg_pub.network'.D208"/>
            <chart:data-point chart:repeated="20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data rate (bps)</text:p>
                <draw:g>
                  <svg:desc>'source_1.sender_i.routed_msg_pub.network'.E1:'source_1.sender_i.routed_msg_pub.network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ource_1.sender_i.routed_msg_pub.network'.D2:'source_1.sender_i.routed_msg_pub.network'.D208</svg:desc>
                </draw:g>
              </table:table-cell>
              <table:table-cell office:value-type="float" office:value="0">
                <text:p>0</text:p>
                <draw:g>
                  <svg:desc>'source_1.sender_i.routed_msg_pub.network'.E2:'source_1.sender_i.routed_msg_pub.network'.E2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5946440696716">
                <text:p>1.35946440696716</text:p>
              </table:table-cell>
              <table:table-cell office:value-type="float" office:value="48277.836229945">
                <text:p>48277.8362299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4222688674927">
                <text:p>1.44222688674927</text:p>
              </table:table-cell>
              <table:table-cell office:value-type="float" office:value="793016.354425275">
                <text:p>793016.3544252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2488136291504">
                <text:p>1.52488136291504</text:p>
              </table:table-cell>
              <table:table-cell office:value-type="float" office:value="794052.579419519">
                <text:p>794052.5794195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0762500762939">
                <text:p>1.60762500762939</text:p>
              </table:table-cell>
              <table:table-cell office:value-type="float" office:value="793196.87000219">
                <text:p>793196.870002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9037175178528">
                <text:p>1.69037175178528</text:p>
              </table:table-cell>
              <table:table-cell office:value-type="float" office:value="793167.159258352">
                <text:p>793167.1592583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77311968803406">
                <text:p>1.77311968803406</text:p>
              </table:table-cell>
              <table:table-cell office:value-type="float" office:value="793155.73264183">
                <text:p>793155.732641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85573506355286">
                <text:p>1.85573506355286</text:p>
              </table:table-cell>
              <table:table-cell office:value-type="float" office:value="794428.392873015">
                <text:p>794428.3928730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93841171264648">
                <text:p>1.93841171264648</text:p>
              </table:table-cell>
              <table:table-cell office:value-type="float" office:value="793839.623636348">
                <text:p>793839.6236363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2116537094116">
                <text:p>2.02116537094116</text:p>
              </table:table-cell>
              <table:table-cell office:value-type="float" office:value="793100.889465102">
                <text:p>793100.8894651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10398721694946">
                <text:p>2.10398721694946</text:p>
              </table:table-cell>
              <table:table-cell office:value-type="float" office:value="792447.924831597">
                <text:p>792447.9248315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18671727180481">
                <text:p>2.18671727180481</text:p>
              </table:table-cell>
              <table:table-cell office:value-type="float" office:value="793327.166466376">
                <text:p>793327.1664663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26946401596069">
                <text:p>2.26946401596069</text:p>
              </table:table-cell>
              <table:table-cell office:value-type="float" office:value="793167.159258352">
                <text:p>793167.1592583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34822797775269">
                <text:p>2.34822797775269</text:p>
              </table:table-cell>
              <table:table-cell office:value-type="float" office:value="833274.488824313">
                <text:p>833274.4888243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42589950561523">
                <text:p>2.42589950561523</text:p>
              </table:table-cell>
              <table:table-cell office:value-type="float" office:value="844994.32167918">
                <text:p>844994.321679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50355863571167">
                <text:p>2.50355863571167</text:p>
              </table:table-cell>
              <table:table-cell office:value-type="float" office:value="845129.219429828">
                <text:p>845129.2194298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581139087677">
                <text:p>2.581139087677</text:p>
              </table:table-cell>
              <table:table-cell office:value-type="float" office:value="845986.30630985">
                <text:p>845986.306309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65876340866089">
                <text:p>2.65876340866089</text:p>
              </table:table-cell>
              <table:table-cell office:value-type="float" office:value="845508.201142576">
                <text:p>845508.2011425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73638081550598">
                <text:p>2.73638081550598</text:p>
              </table:table-cell>
              <table:table-cell office:value-type="float" office:value="845583.518797362">
                <text:p>845583.5187973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81393647193909">
                <text:p>2.81393647193909</text:p>
              </table:table-cell>
              <table:table-cell office:value-type="float" office:value="846256.778918633">
                <text:p>846256.7789186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89260196685791">
                <text:p>2.89260196685791</text:p>
              </table:table-cell>
              <table:table-cell office:value-type="float" office:value="834317.511988289">
                <text:p>834317.5119882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97024750709534">
                <text:p>2.97024750709534</text:p>
              </table:table-cell>
              <table:table-cell office:value-type="float" office:value="845277.137609045">
                <text:p>845277.1376090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04784345626831">
                <text:p>3.04784345626831</text:p>
              </table:table-cell>
              <table:table-cell office:value-type="float" office:value="845817.348708447">
                <text:p>845817.3487084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12541604042053">
                <text:p>3.12541604042053</text:p>
              </table:table-cell>
              <table:table-cell office:value-type="float" office:value="846072.11062106">
                <text:p>846072.110621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20299768447876">
                <text:p>3.20299768447876</text:p>
              </table:table-cell>
              <table:table-cell office:value-type="float" office:value="845973.30717484">
                <text:p>845973.307174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28066849708557">
                <text:p>3.28066849708557</text:p>
              </table:table-cell>
              <table:table-cell office:value-type="float" office:value="845002.103071138">
                <text:p>845002.1030711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3452525138855">
                <text:p>3.3452525138855</text:p>
              </table:table-cell>
              <table:table-cell office:value-type="float" office:value="1016226.66492423">
                <text:p>1016226.664924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40995049476624">
                <text:p>3.40995049476624</text:p>
              </table:table-cell>
              <table:table-cell office:value-type="float" office:value="1014436.60384061">
                <text:p>1014436.603840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47439622879028">
                <text:p>3.47439622879028</text:p>
              </table:table-cell>
              <table:table-cell office:value-type="float" office:value="1018407.20714748">
                <text:p>1018407.207147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53909397125244">
                <text:p>3.53909397125244</text:p>
              </table:table-cell>
              <table:table-cell office:value-type="float" office:value="1014440.3421555">
                <text:p>1014440.34215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60383296012878">
                <text:p>3.60383296012878</text:p>
              </table:table-cell>
              <table:table-cell office:value-type="float" office:value="1013794.02334137">
                <text:p>1013794.023341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6685619354248">
                <text:p>3.6685619354248</text:p>
              </table:table-cell>
              <table:table-cell office:value-type="float" office:value="1013950.85739964">
                <text:p>1013950.857399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73329710960388">
                <text:p>3.73329710960388</text:p>
              </table:table-cell>
              <table:table-cell office:value-type="float" office:value="1013853.76392812">
                <text:p>1013853.763928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79806232452393">
                <text:p>3.79806232452393</text:p>
              </table:table-cell>
              <table:table-cell office:value-type="float" office:value="1013383.49731451">
                <text:p>1013383.497314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8627245426178">
                <text:p>3.8627245426178</text:p>
              </table:table-cell>
              <table:table-cell office:value-type="float" office:value="1014997.65913876">
                <text:p>1014997.659138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92725467681885">
                <text:p>3.92725467681885</text:p>
              </table:table-cell>
              <table:table-cell office:value-type="float" office:value="1017075.21319446">
                <text:p>1017075.213194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99194526672363">
                <text:p>3.99194526672363</text:p>
              </table:table-cell>
              <table:table-cell office:value-type="float" office:value="1014552.50441526">
                <text:p>1014552.504415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05654954910278">
                <text:p>4.05654954910278</text:p>
              </table:table-cell>
              <table:table-cell office:value-type="float" office:value="1015907.88695428">
                <text:p>1015907.886954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12118458747864">
                <text:p>4.12118458747864</text:p>
              </table:table-cell>
              <table:table-cell office:value-type="float" office:value="1015424.47640161">
                <text:p>1015424.476401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18589854240418">
                <text:p>4.18589854240418</text:p>
              </table:table-cell>
              <table:table-cell office:value-type="float" office:value="1014186.19949158">
                <text:p>1014186.199491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25065088272095">
                <text:p>4.25065088272095</text:p>
              </table:table-cell>
              <table:table-cell office:value-type="float" office:value="1013584.986719">
                <text:p>1013584.9867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31637024879456">
                <text:p>4.31637024879456</text:p>
              </table:table-cell>
              <table:table-cell office:value-type="float" office:value="998670.619045373">
                <text:p>998670.6190453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38310551643372">
                <text:p>4.38310551643372</text:p>
              </table:table-cell>
              <table:table-cell office:value-type="float" office:value="983467.997084756">
                <text:p>983467.9970847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44981741905212">
                <text:p>4.44981741905212</text:p>
              </table:table-cell>
              <table:table-cell office:value-type="float" office:value="983812.44461599">
                <text:p>983812.444615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51650309562683">
                <text:p>4.51650309562683</text:p>
              </table:table-cell>
              <table:table-cell office:value-type="float" office:value="984199.356910976">
                <text:p>984199.3569109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8315062522888">
                <text:p>4.58315062522888</text:p>
              </table:table-cell>
              <table:table-cell office:value-type="float" office:value="984762.682006153">
                <text:p>984762.6820061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498761177063">
                <text:p>4.6498761177063</text:p>
              </table:table-cell>
              <table:table-cell office:value-type="float" office:value="983612.073334834">
                <text:p>983612.0733348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1655178070068">
                <text:p>4.71655178070068</text:p>
              </table:table-cell>
              <table:table-cell office:value-type="float" office:value="984347.167354411">
                <text:p>984347.1673544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78317356109619">
                <text:p>4.78317356109619</text:p>
              </table:table-cell>
              <table:table-cell office:value-type="float" office:value="985143.291133442">
                <text:p>985143.2911334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8497257232666">
                <text:p>4.8497257232666</text:p>
              </table:table-cell>
              <table:table-cell office:value-type="float" office:value="986173.820047288">
                <text:p>986173.8200472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91637372970581">
                <text:p>4.91637372970581</text:p>
              </table:table-cell>
              <table:table-cell office:value-type="float" office:value="984755.636462499">
                <text:p>984755.6364624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98300433158875">
                <text:p>4.98300433158875</text:p>
              </table:table-cell>
              <table:table-cell office:value-type="float" office:value="985012.864138777">
                <text:p>985012.8641387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04967212677002">
                <text:p>5.04967212677002</text:p>
              </table:table-cell>
              <table:table-cell office:value-type="float" office:value="984463.33528118">
                <text:p>984463.335281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1163387298584">
                <text:p>5.1163387298584</text:p>
              </table:table-cell>
              <table:table-cell office:value-type="float" office:value="984480.938874186">
                <text:p>984480.9388741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18292880058289">
                <text:p>5.18292880058289</text:p>
              </table:table-cell>
              <table:table-cell office:value-type="float" office:value="985612.408665982">
                <text:p>985612.4086659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24975776672363">
                <text:p>5.24975776672363</text:p>
              </table:table-cell>
              <table:table-cell office:value-type="float" office:value="982089.11180481">
                <text:p>982089.111804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31650543212891">
                <text:p>5.31650543212891</text:p>
              </table:table-cell>
              <table:table-cell office:value-type="float" office:value="983285.326932419">
                <text:p>983285.3269324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3832323551178">
                <text:p>5.3832323551178</text:p>
              </table:table-cell>
              <table:table-cell office:value-type="float" office:value="983590.986368817">
                <text:p>983590.9863688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44987750053406">
                <text:p>5.44987750053406</text:p>
              </table:table-cell>
              <table:table-cell office:value-type="float" office:value="984797.911236719">
                <text:p>984797.9112367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51656913757324">
                <text:p>5.51656913757324</text:p>
              </table:table-cell>
              <table:table-cell office:value-type="float" office:value="984111.3955778">
                <text:p>984111.39557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.58316779136658">
                <text:p>5.58316779136658</text:p>
              </table:table-cell>
              <table:table-cell office:value-type="float" office:value="985485.385390302">
                <text:p>985485.3853903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.64983177185059">
                <text:p>5.64983177185059</text:p>
              </table:table-cell>
              <table:table-cell office:value-type="float" office:value="984519.668994918">
                <text:p>984519.6689949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.71652150154114">
                <text:p>5.71652150154114</text:p>
              </table:table-cell>
              <table:table-cell office:value-type="float" office:value="984139.541493724">
                <text:p>984139.5414937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.78320646286011">
                <text:p>5.78320646286011</text:p>
              </table:table-cell>
              <table:table-cell office:value-type="float" office:value="984209.913327637">
                <text:p>984209.9133276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.84986114501953">
                <text:p>5.84986114501953</text:p>
              </table:table-cell>
              <table:table-cell office:value-type="float" office:value="984657.009435919">
                <text:p>984657.0094359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91547060012817">
                <text:p>5.91547060012817</text:p>
              </table:table-cell>
              <table:table-cell office:value-type="float" office:value="1000343.62259708">
                <text:p>1000343.622597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.98213386535645">
                <text:p>5.98213386535645</text:p>
              </table:table-cell>
              <table:table-cell office:value-type="float" office:value="984530.232284">
                <text:p>984530.2322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04880714416504">
                <text:p>6.04880714416504</text:p>
              </table:table-cell>
              <table:table-cell office:value-type="float" office:value="984382.366861197">
                <text:p>984382.3668611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1155002117157">
                <text:p>6.1155002117157</text:p>
              </table:table-cell>
              <table:table-cell office:value-type="float" office:value="984090.287197343">
                <text:p>984090.2871973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18213868141174">
                <text:p>6.18213868141174</text:p>
              </table:table-cell>
              <table:table-cell office:value-type="float" office:value="984896.566493263">
                <text:p>984896.5664932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.24877643585205">
                <text:p>6.24877643585205</text:p>
              </table:table-cell>
              <table:table-cell office:value-type="float" office:value="984907.137871692">
                <text:p>984907.1378716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.31342768669128">
                <text:p>6.31342768669128</text:p>
              </table:table-cell>
              <table:table-cell office:value-type="float" office:value="1015169.84045994">
                <text:p>1015169.840459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.37708449363709">
                <text:p>6.37708449363709</text:p>
              </table:table-cell>
              <table:table-cell office:value-type="float" office:value="1031028.77993678">
                <text:p>1031028.779936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.44077730178833">
                <text:p>6.44077730178833</text:p>
              </table:table-cell>
              <table:table-cell office:value-type="float" office:value="1030446.0096052">
                <text:p>1030446.00960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.50450444221497">
                <text:p>6.50450444221497</text:p>
              </table:table-cell>
              <table:table-cell office:value-type="float" office:value="1029890.86848416">
                <text:p>1029890.868484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.56818079948425">
                <text:p>6.56818079948425</text:p>
              </table:table-cell>
              <table:table-cell office:value-type="float" office:value="1030712.22687005">
                <text:p>1030712.226870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.63186597824097">
                <text:p>6.63186597824097</text:p>
              </table:table-cell>
              <table:table-cell office:value-type="float" office:value="1030569.4555828">
                <text:p>1030569.45558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.69557523727417">
                <text:p>6.69557523727417</text:p>
              </table:table-cell>
              <table:table-cell office:value-type="float" office:value="1030179.92982456">
                <text:p>1030179.929824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.75919771194458">
                <text:p>6.75919771194458</text:p>
              </table:table-cell>
              <table:table-cell office:value-type="float" office:value="1031585.14880158">
                <text:p>1031585.148801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.82288193702698">
                <text:p>6.82288193702698</text:p>
              </table:table-cell>
              <table:table-cell office:value-type="float" office:value="1030584.88840969">
                <text:p>1030584.8884096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.88660025596619">
                <text:p>6.88660025596619</text:p>
              </table:table-cell>
              <table:table-cell office:value-type="float" office:value="1030033.45180241">
                <text:p>1030033.451802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.95029139518738">
                <text:p>6.95029139518738</text:p>
              </table:table-cell>
              <table:table-cell office:value-type="float" office:value="1030473.01088568">
                <text:p>1030473.010885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.013916015625">
                <text:p>7.013916015625</text:p>
              </table:table-cell>
              <table:table-cell office:value-type="float" office:value="1031550.35815649">
                <text:p>1031550.358156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.07755875587463">
                <text:p>7.07755875587463</text:p>
              </table:table-cell>
              <table:table-cell office:value-type="float" office:value="1031256.66403683">
                <text:p>1031256.6640368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.14125394821167">
                <text:p>7.14125394821167</text:p>
              </table:table-cell>
              <table:table-cell office:value-type="float" office:value="1030407.4388019">
                <text:p>1030407.43880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.20496010780335">
                <text:p>7.20496010780335</text:p>
              </table:table-cell>
              <table:table-cell office:value-type="float" office:value="1030230.05029135">
                <text:p>1030230.050291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.26865911483765">
                <text:p>7.26865911483765</text:p>
              </table:table-cell>
              <table:table-cell office:value-type="float" office:value="1030345.73152227">
                <text:p>1030345.7315222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.3294312953949">
                <text:p>7.3294312953949</text:p>
              </table:table-cell>
              <table:table-cell office:value-type="float" office:value="1079967.83064532">
                <text:p>1079967.830645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.39019560813904">
                <text:p>7.39019560813904</text:p>
              </table:table-cell>
              <table:table-cell office:value-type="float" office:value="1080107.66576684">
                <text:p>1080107.6657668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.45086240768433">
                <text:p>7.45086240768433</text:p>
              </table:table-cell>
              <table:table-cell office:value-type="float" office:value="1081843.7842762">
                <text:p>1081843.784276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.51155686378479">
                <text:p>7.51155686378479</text:p>
              </table:table-cell>
              <table:table-cell office:value-type="float" office:value="1081350.82208107">
                <text:p>1081350.8220810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.57233762741089">
                <text:p>7.57233762741089</text:p>
              </table:table-cell>
              <table:table-cell office:value-type="float" office:value="1079815.32452841">
                <text:p>1079815.3245284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.63308715820313">
                <text:p>7.63308715820313</text:p>
              </table:table-cell>
              <table:table-cell office:value-type="float" office:value="1080370.48425052">
                <text:p>1080370.4842505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.69376730918884">
                <text:p>7.69376730918884</text:p>
              </table:table-cell>
              <table:table-cell office:value-type="float" office:value="1081605.74642353">
                <text:p>1081605.7464235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.75443363189697">
                <text:p>7.75443363189697</text:p>
              </table:table-cell>
              <table:table-cell office:value-type="float" office:value="1081852.28756588">
                <text:p>1081852.2875658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.81510305404663">
                <text:p>7.81510305404663</text:p>
              </table:table-cell>
              <table:table-cell office:value-type="float" office:value="1081797.01857223">
                <text:p>1081797.018572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.87565732002258">
                <text:p>7.87565732002258</text:p>
              </table:table-cell>
              <table:table-cell office:value-type="float" office:value="1083854.2742152">
                <text:p>1083854.27421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.93615126609802">
                <text:p>7.93615126609802</text:p>
              </table:table-cell>
              <table:table-cell office:value-type="float" office:value="1084935.01016041">
                <text:p>1084935.0101604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.99658489227295">
                <text:p>7.99658489227295</text:p>
              </table:table-cell>
              <table:table-cell office:value-type="float" office:value="1086017.90350998">
                <text:p>1086017.903509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.05700826644897">
                <text:p>8.05700826644897</text:p>
              </table:table-cell>
              <table:table-cell office:value-type="float" office:value="1086202.16753869">
                <text:p>1086202.1675386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.11755561828613">
                <text:p>8.11755561828613</text:p>
              </table:table-cell>
              <table:table-cell office:value-type="float" office:value="1083978.04377171">
                <text:p>1083978.0437717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.17800354957581">
                <text:p>8.17800354957581</text:p>
              </table:table-cell>
              <table:table-cell office:value-type="float" office:value="1085760.89536438">
                <text:p>1085760.8953643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.2385048866272">
                <text:p>8.2385048866272</text:p>
              </table:table-cell>
              <table:table-cell office:value-type="float" office:value="1084802.47212141">
                <text:p>1084802.4721214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1.3069884777069">
                <text:p>21.3069884777069</text:p>
              </table:table-cell>
              <table:table-cell office:value-type="float" office:value="5022.15880997847">
                <text:p>5022.1588099784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.3894422054291">
                <text:p>21.3894422054291</text:p>
              </table:table-cell>
              <table:table-cell office:value-type="float" office:value="795985.843370846">
                <text:p>795985.84337084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.4718656539917">
                <text:p>21.4718656539917</text:p>
              </table:table-cell>
              <table:table-cell office:value-type="float" office:value="796278.25751716">
                <text:p>796278.2575171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.5543298721313">
                <text:p>21.5543298721313</text:p>
              </table:table-cell>
              <table:table-cell office:value-type="float" office:value="795884.584618943">
                <text:p>795884.58461894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.6367390155792">
                <text:p>21.6367390155792</text:p>
              </table:table-cell>
              <table:table-cell office:value-type="float" office:value="796416.48067259">
                <text:p>796416.4806725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.7190527915955">
                <text:p>21.7190527915955</text:p>
              </table:table-cell>
              <table:table-cell office:value-type="float" office:value="797339.196139598">
                <text:p>797339.19613959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.8013598918915">
                <text:p>21.8013598918915</text:p>
              </table:table-cell>
              <table:table-cell office:value-type="float" office:value="797403.866300138">
                <text:p>797403.86630013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1.8836536407471">
                <text:p>21.8836536407471</text:p>
              </table:table-cell>
              <table:table-cell office:value-type="float" office:value="797533.238097721">
                <text:p>797533.23809772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1.9659218788147">
                <text:p>21.9659218788147</text:p>
              </table:table-cell>
              <table:table-cell office:value-type="float" office:value="797780.547409421">
                <text:p>797780.54740942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.0484302043915">
                <text:p>22.0484302043915</text:p>
              </table:table-cell>
              <table:table-cell office:value-type="float" office:value="795459.119321515">
                <text:p>795459.11932151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.1307492256165">
                <text:p>22.1307492256165</text:p>
              </table:table-cell>
              <table:table-cell office:value-type="float" office:value="797288.391228919">
                <text:p>797288.3912289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.2131869792938">
                <text:p>22.2131869792938</text:p>
              </table:table-cell>
              <table:table-cell office:value-type="float" office:value="796140.082332424">
                <text:p>796140.08233242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2.294570684433">
                <text:p>22.294570684433</text:p>
              </table:table-cell>
              <table:table-cell office:value-type="float" office:value="806451.363792962">
                <text:p>806451.36379296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.3730916976929">
                <text:p>22.3730916976929</text:p>
              </table:table-cell>
              <table:table-cell office:value-type="float" office:value="835852.688028518">
                <text:p>835852.68802851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2.451507806778">
                <text:p>22.451507806778</text:p>
              </table:table-cell>
              <table:table-cell office:value-type="float" office:value="836970.882204676">
                <text:p>836970.88220467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2.5299179553986">
                <text:p>22.5299179553986</text:p>
              </table:table-cell>
              <table:table-cell office:value-type="float" office:value="837034.505795497">
                <text:p>837034.50579549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2.6084442138672">
                <text:p>22.6084442138672</text:p>
              </table:table-cell>
              <table:table-cell office:value-type="float" office:value="835796.856744686">
                <text:p>835796.85674468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2.6868741512299">
                <text:p>22.6868741512299</text:p>
              </table:table-cell>
              <table:table-cell office:value-type="float" office:value="836823.312716782">
                <text:p>836823.31271678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2.765350818634">
                <text:p>22.765350818634</text:p>
              </table:table-cell>
              <table:table-cell office:value-type="float" office:value="836325.014440005">
                <text:p>836325.01444000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.8438076972961">
                <text:p>22.8438076972961</text:p>
              </table:table-cell>
              <table:table-cell office:value-type="float" office:value="836535.956046093">
                <text:p>836535.95604609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2.9222891330719">
                <text:p>22.9222891330719</text:p>
              </table:table-cell>
              <table:table-cell office:value-type="float" office:value="836274.201041999">
                <text:p>836274.20104199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3.0007796287537">
                <text:p>23.0007796287537</text:p>
              </table:table-cell>
              <table:table-cell office:value-type="float" office:value="836177.672594946">
                <text:p>836177.67259494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3.0792326927185">
                <text:p>23.0792326927185</text:p>
              </table:table-cell>
              <table:table-cell office:value-type="float" office:value="836576.63172226">
                <text:p>836576.6317222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3.157675743103">
                <text:p>23.157675743103</text:p>
              </table:table-cell>
              <table:table-cell office:value-type="float" office:value="836683.424194715">
                <text:p>836683.42419471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3.2361261844635">
                <text:p>23.2361261844635</text:p>
              </table:table-cell>
              <table:table-cell office:value-type="float" office:value="836604.598544272">
                <text:p>836604.59854427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3.3075559139252">
                <text:p>23.3075559139252</text:p>
              </table:table-cell>
              <table:table-cell office:value-type="float" office:value="918833.103451959">
                <text:p>918833.10345195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3.3720455169678">
                <text:p>23.3720455169678</text:p>
              </table:table-cell>
              <table:table-cell office:value-type="float" office:value="1017714.4361804">
                <text:p>1017714.436180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3.4363582134247">
                <text:p>23.4363582134247</text:p>
              </table:table-cell>
              <table:table-cell office:value-type="float" office:value="1020513.8894149">
                <text:p>1020513.889414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3.5006725788116">
                <text:p>23.5006725788116</text:p>
              </table:table-cell>
              <table:table-cell office:value-type="float" office:value="1020487.40751944">
                <text:p>1020487.4075194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3.5649647712707">
                <text:p>23.5649647712707</text:p>
              </table:table-cell>
              <table:table-cell office:value-type="float" office:value="1020839.35062171">
                <text:p>1020839.3506217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3.6292867660522">
                <text:p>23.6292867660522</text:p>
              </table:table-cell>
              <table:table-cell office:value-type="float" office:value="1020366.36492627">
                <text:p>1020366.3649262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3.6936454772949">
                <text:p>23.6936454772949</text:p>
              </table:table-cell>
              <table:table-cell office:value-type="float" office:value="1019784.24882567">
                <text:p>1019784.2488256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3.7580010890961">
                <text:p>23.7580010890961</text:p>
              </table:table-cell>
              <table:table-cell office:value-type="float" office:value="1019833.36282773">
                <text:p>1019833.3628277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3.8223295211792">
                <text:p>23.8223295211792</text:p>
              </table:table-cell>
              <table:table-cell office:value-type="float" office:value="1020264.25757098">
                <text:p>1020264.2575709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3.8866519927979">
                <text:p>23.8866519927979</text:p>
              </table:table-cell>
              <table:table-cell office:value-type="float" office:value="1020358.8007176">
                <text:p>1020358.800717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3.9509580135345">
                <text:p>23.9509580135345</text:p>
              </table:table-cell>
              <table:table-cell office:value-type="float" office:value="1020619.83074237">
                <text:p>1020619.8307423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4.0152726173401">
                <text:p>24.0152726173401</text:p>
              </table:table-cell>
              <table:table-cell office:value-type="float" office:value="1020483.62450372">
                <text:p>1020483.6245037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4.0795991420746">
                <text:p>24.0795991420746</text:p>
              </table:table-cell>
              <table:table-cell office:value-type="float" office:value="1020294.50947166">
                <text:p>1020294.5094716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4.1439065933228">
                <text:p>24.1439065933228</text:p>
              </table:table-cell>
              <table:table-cell office:value-type="float" office:value="1020597.12717768">
                <text:p>1020597.1271776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4.2082169055939">
                <text:p>24.2082169055939</text:p>
              </table:table-cell>
              <table:table-cell office:value-type="float" office:value="1020551.72307841">
                <text:p>1020551.7230784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4.2725985050201">
                <text:p>24.2725985050201</text:p>
              </table:table-cell>
              <table:table-cell office:value-type="float" office:value="1019421.70720941">
                <text:p>1019421.7072094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4.3390595912933">
                <text:p>24.3390595912933</text:p>
              </table:table-cell>
              <table:table-cell office:value-type="float" office:value="987525.237403052">
                <text:p>987525.23740305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4.4055774211884">
                <text:p>24.4055774211884</text:p>
              </table:table-cell>
              <table:table-cell office:value-type="float" office:value="986682.820284162">
                <text:p>986682.82028416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4.4720818996429">
                <text:p>24.4720818996429</text:p>
              </table:table-cell>
              <table:table-cell office:value-type="float" office:value="986880.906746971">
                <text:p>986880.90674697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4.5385694503784">
                <text:p>24.5385694503784</text:p>
              </table:table-cell>
              <table:table-cell office:value-type="float" office:value="987132.166458086">
                <text:p>987132.16645808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4.6051115989685">
                <text:p>24.6051115989685</text:p>
              </table:table-cell>
              <table:table-cell office:value-type="float" office:value="986322.224193652">
                <text:p>986322.22419365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4.6716253757477">
                <text:p>24.6716253757477</text:p>
              </table:table-cell>
              <table:table-cell office:value-type="float" office:value="986742.945268282">
                <text:p>986742.94526828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4.738100528717">
                <text:p>24.738100528717</text:p>
              </table:table-cell>
              <table:table-cell office:value-type="float" office:value="987316.268835832">
                <text:p>987316.26883583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4.8046088218689">
                <text:p>24.8046088218689</text:p>
              </table:table-cell>
              <table:table-cell office:value-type="float" office:value="986824.302499319">
                <text:p>986824.30249931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4.8711161613464">
                <text:p>24.8711161613464</text:p>
              </table:table-cell>
              <table:table-cell office:value-type="float" office:value="986838.452952479">
                <text:p>986838.45295247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4.937605381012">
                <text:p>24.937605381012</text:p>
              </table:table-cell>
              <table:table-cell office:value-type="float" office:value="987107.38868888">
                <text:p>987107.3886888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5.0041491985321">
                <text:p>25.0041491985321</text:p>
              </table:table-cell>
              <table:table-cell office:value-type="float" office:value="986297.487067591">
                <text:p>986297.48706759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5.0707535743713">
                <text:p>25.0707535743713</text:p>
              </table:table-cell>
              <table:table-cell office:value-type="float" office:value="985400.721394335">
                <text:p>985400.72139433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5.1372742652893">
                <text:p>25.1372742652893</text:p>
              </table:table-cell>
              <table:table-cell office:value-type="float" office:value="986640.383530222">
                <text:p>986640.38353022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5.2037839889526">
                <text:p>25.2037839889526</text:p>
              </table:table-cell>
              <table:table-cell office:value-type="float" office:value="986803.077580459">
                <text:p>986803.07758045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5.2703127861023">
                <text:p>25.2703127861023</text:p>
              </table:table-cell>
              <table:table-cell office:value-type="float" office:value="986520.165881839">
                <text:p>986520.16588183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5.3368608951569">
                <text:p>25.3368608951569</text:p>
              </table:table-cell>
              <table:table-cell office:value-type="float" office:value="986233.883012149">
                <text:p>986233.88301214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5.4034466743469">
                <text:p>25.4034466743469</text:p>
              </table:table-cell>
              <table:table-cell office:value-type="float" office:value="985675.932584028">
                <text:p>985675.93258402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5.4699563980103">
                <text:p>25.4699563980103</text:p>
              </table:table-cell>
              <table:table-cell office:value-type="float" office:value="986803.077580459">
                <text:p>986803.07758045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5.5364711284637">
                <text:p>25.5364711284637</text:p>
              </table:table-cell>
              <table:table-cell office:value-type="float" office:value="986728.797553973">
                <text:p>986728.79755397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5.6029522418976">
                <text:p>25.6029522418976</text:p>
              </table:table-cell>
              <table:table-cell office:value-type="float" office:value="987227.749506889">
                <text:p>987227.74950688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5.6694781780243">
                <text:p>25.6694781780243</text:p>
              </table:table-cell>
              <table:table-cell office:value-type="float" office:value="986562.592294735">
                <text:p>986562.59229473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5.7360143661499">
                <text:p>25.7360143661499</text:p>
              </table:table-cell>
              <table:table-cell office:value-type="float" office:value="986410.581202768">
                <text:p>986410.58120276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5.8025410175323">
                <text:p>25.8025410175323</text:p>
              </table:table-cell>
              <table:table-cell office:value-type="float" office:value="986551.985349403">
                <text:p>986551.98534940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5.8690166473389">
                <text:p>25.8690166473389</text:p>
              </table:table-cell>
              <table:table-cell office:value-type="float" office:value="987309.186705354">
                <text:p>987309.18670535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5.935525894165">
                <text:p>25.935525894165</text:p>
              </table:table-cell>
              <table:table-cell office:value-type="float" office:value="986810.152451965">
                <text:p>986810.15245196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6.0020360946655">
                <text:p>26.0020360946655</text:p>
              </table:table-cell>
              <table:table-cell office:value-type="float" office:value="986796.002810399">
                <text:p>986796.00281039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6.0685565471649">
                <text:p>26.0685565471649</text:p>
              </table:table-cell>
              <table:table-cell office:value-type="float" office:value="986643.919786959">
                <text:p>986643.91978695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6.1350510120392">
                <text:p>26.1350510120392</text:p>
              </table:table-cell>
              <table:table-cell office:value-type="float" office:value="987029.523797231">
                <text:p>987029.52379723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6.2016160488129">
                <text:p>26.2016160488129</text:p>
              </table:table-cell>
              <table:table-cell office:value-type="float" office:value="985983.080324076">
                <text:p>985983.08032407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6.2681641578674">
                <text:p>26.2681641578674</text:p>
              </table:table-cell>
              <table:table-cell office:value-type="float" office:value="986233.883012149">
                <text:p>986233.88301214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6.3317925930023">
                <text:p>26.3317925930023</text:p>
              </table:table-cell>
              <table:table-cell office:value-type="float" office:value="1031488.51391465">
                <text:p>1031488.5139146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6.3953523635864">
                <text:p>26.3953523635864</text:p>
              </table:table-cell>
              <table:table-cell office:value-type="float" office:value="1032602.84605891">
                <text:p>1032602.8460589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6.4588570594788">
                <text:p>26.4588570594788</text:p>
              </table:table-cell>
              <table:table-cell office:value-type="float" office:value="1033498.37484889">
                <text:p>1033498.3748488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6.5223903656006">
                <text:p>26.5223903656006</text:p>
              </table:table-cell>
              <table:table-cell office:value-type="float" office:value="1033032.9713072">
                <text:p>1033032.971307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6.5859334468842">
                <text:p>26.5859334468842</text:p>
              </table:table-cell>
              <table:table-cell office:value-type="float" office:value="1032874.05448767">
                <text:p>1032874.0544876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6.6494572162628">
                <text:p>26.6494572162628</text:p>
              </table:table-cell>
              <table:table-cell office:value-type="float" office:value="1033188.0592408">
                <text:p>1033188.059240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6.7130160331726">
                <text:p>26.7130160331726</text:p>
              </table:table-cell>
              <table:table-cell office:value-type="float" office:value="1032618.33984658">
                <text:p>1032618.3398465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6.7765641212463">
                <text:p>26.7765641212463</text:p>
              </table:table-cell>
              <table:table-cell office:value-type="float" office:value="1032792.67700158">
                <text:p>1032792.6770015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6.840060710907">
                <text:p>26.840060710907</text:p>
              </table:table-cell>
              <table:table-cell office:value-type="float" office:value="1033630.31543533">
                <text:p>1033630.3154353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6.9035832881927">
                <text:p>26.9035832881927</text:p>
              </table:table-cell>
              <table:table-cell office:value-type="float" office:value="1033207.44850675">
                <text:p>1033207.4485067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6.9671828746796">
                <text:p>26.9671828746796</text:p>
              </table:table-cell>
              <table:table-cell office:value-type="float" office:value="1031956.39508765">
                <text:p>1031956.3950876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7.0307586193085">
                <text:p>27.0307586193085</text:p>
              </table:table-cell>
              <table:table-cell office:value-type="float" office:value="1032343.39421577">
                <text:p>1032343.3942157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7.0942924022675">
                <text:p>27.0942924022675</text:p>
              </table:table-cell>
              <table:table-cell office:value-type="float" office:value="1033025.21813269">
                <text:p>1033025.2181326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7.1578094959259">
                <text:p>27.1578094959259</text:p>
              </table:table-cell>
              <table:table-cell office:value-type="float" office:value="1033296.64850419">
                <text:p>1033296.6485041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7.2213296890259">
                <text:p>27.2213296890259</text:p>
              </table:table-cell>
              <table:table-cell office:value-type="float" office:value="1033246.22922195">
                <text:p>1033246.2292219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7.2848660945892">
                <text:p>27.2848660945892</text:p>
              </table:table-cell>
              <table:table-cell office:value-type="float" office:value="1032982.57775309">
                <text:p>1032982.5777530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7.345472574234">
                <text:p>27.345472574234</text:p>
              </table:table-cell>
              <table:table-cell office:value-type="float" office:value="1082920.51253727">
                <text:p>1082920.5125372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7.4059484004974">
                <text:p>27.4059484004974</text:p>
              </table:table-cell>
              <table:table-cell office:value-type="float" office:value="1085260.07919449">
                <text:p>1085260.0791944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7.4665219783783">
                <text:p>27.4665219783783</text:p>
              </table:table-cell>
              <table:table-cell office:value-type="float" office:value="1083508.72271554">
                <text:p>1083508.7227155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7.5270411968231">
                <text:p>27.5270411968231</text:p>
              </table:table-cell>
              <table:table-cell office:value-type="float" office:value="1084481.94947919">
                <text:p>1084481.9494791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7.5875854492187">
                <text:p>27.5875854492187</text:p>
              </table:table-cell>
              <table:table-cell office:value-type="float" office:value="1084033.53585282">
                <text:p>1084033.5358528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7.6481351852417">
                <text:p>27.6481351852417</text:p>
              </table:table-cell>
              <table:table-cell office:value-type="float" office:value="1083935.3614213">
                <text:p>1083935.361421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7.7087924480438">
                <text:p>27.7087924480438</text:p>
              </table:table-cell>
              <table:table-cell office:value-type="float" office:value="1082013.87547118">
                <text:p>1082013.8754711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7.7693123817444">
                <text:p>27.7693123817444</text:p>
              </table:table-cell>
              <table:table-cell office:value-type="float" office:value="1084469.13251313">
                <text:p>1084469.1325131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7.8298578262329">
                <text:p>27.8298578262329</text:p>
              </table:table-cell>
              <table:table-cell office:value-type="float" office:value="1084012.19207233">
                <text:p>1084012.1920723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7.8903708457947">
                <text:p>27.8903708457947</text:p>
              </table:table-cell>
              <table:table-cell office:value-type="float" office:value="1084593.04254364">
                <text:p>1084593.0425436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7.9509379863739">
                <text:p>27.9509379863739</text:p>
              </table:table-cell>
              <table:table-cell office:value-type="float" office:value="1083623.88206442">
                <text:p>1083623.8820644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8.0114731788635">
                <text:p>28.0114731788635</text:p>
              </table:table-cell>
              <table:table-cell office:value-type="float" office:value="1084195.77605621">
                <text:p>1084195.7760562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8.0720188617706">
                <text:p>28.0720188617706</text:p>
              </table:table-cell>
              <table:table-cell office:value-type="float" office:value="1084007.92341709">
                <text:p>1084007.9234170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8.1325142383575">
                <text:p>28.1325142383575</text:p>
              </table:table-cell>
              <table:table-cell office:value-type="float" office:value="1084909.35510925">
                <text:p>1084909.3551092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8.1930258274078">
                <text:p>28.1930258274078</text:p>
              </table:table-cell>
              <table:table-cell office:value-type="float" office:value="1084618.682637">
                <text:p>1084618.68263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8.2536075115204">
                <text:p>28.2536075115204</text:p>
              </table:table-cell>
              <table:table-cell office:value-type="float" office:value="1083363.74205228">
                <text:p>1083363.7420522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1.3282046318054">
                <text:p>41.3282046318054</text:p>
              </table:table-cell>
              <table:table-cell office:value-type="float" office:value="5019.81050706128">
                <text:p>5019.810507061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